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3"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8"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30"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31"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5"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8"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53" style:family="paragraph" style:parent-style-name="Standard">
      <style:text-properties style:font-name="Noto Sans" fo:font-size="10pt" fo:language="fr" fo:country="FR" officeooo:rsid="0059a9c3" officeooo:paragraph-rsid="069939a0" style:font-size-asian="10pt" style:font-size-complex="10pt"/>
    </style:style>
    <style:style style:name="P54" style:family="paragraph" style:parent-style-name="Standard">
      <style:text-properties style:font-name="Noto Sans" fo:font-size="10pt" fo:language="fr" fo:country="FR" officeooo:rsid="01f502dc" officeooo:paragraph-rsid="069939a0" style:font-size-asian="10pt" style:font-size-complex="10pt"/>
    </style:style>
    <style:style style:name="P55" style:family="paragraph" style:parent-style-name="Standard">
      <style:text-properties style:font-name="Noto Sans" fo:font-size="10pt" fo:language="fr" fo:country="FR" officeooo:rsid="0233a144" officeooo:paragraph-rsid="069939a0" style:font-size-asian="10pt" style:font-size-complex="10pt"/>
    </style:style>
    <style:style style:name="P56" style:family="paragraph" style:parent-style-name="Standard">
      <style:text-properties style:font-name="Noto Sans" fo:font-size="10pt" fo:language="fr" fo:country="FR" officeooo:rsid="021bd834" officeooo:paragraph-rsid="069939a0" style:font-size-asian="10pt" style:font-size-complex="10pt"/>
    </style:style>
    <style:style style:name="P57" style:family="paragraph" style:parent-style-name="Standard">
      <style:text-properties style:font-name="Noto Sans" fo:font-size="10pt" fo:language="fr" fo:country="FR" officeooo:rsid="022078af"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9" style:family="paragraph" style:parent-style-name="Standard">
      <style:text-properties style:font-name="Noto Sans" fo:font-size="10pt" fo:language="fr" fo:country="FR" officeooo:rsid="025a7b10"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3" style:family="paragraph" style:parent-style-name="Standard">
      <style:text-properties style:font-name="Noto Sans" fo:font-size="10pt" fo:language="fr" fo:country="FR"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78" style:family="paragraph" style:parent-style-name="Standard">
      <style:text-properties style:font-name="Noto Sans" fo:font-size="10pt" fo:language="fr" fo:country="FR" officeooo:rsid="07346593" officeooo:paragraph-rsid="07346593"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91" style:family="paragraph" style:parent-style-name="Standard">
      <style:text-properties style:font-name="Noto Sans" fo:font-size="10pt" fo:language="fr" fo:country="FR" officeooo:rsid="025206e7" officeooo:paragraph-rsid="0c536dbc" style:font-size-asian="10pt" style:font-size-complex="10pt"/>
    </style:style>
    <style:style style:name="P92" style:family="paragraph" style:parent-style-name="Standard">
      <style:text-properties style:font-name="Noto Sans" fo:font-size="10pt" fo:language="fr" fo:country="FR" officeooo:rsid="0c76726d" officeooo:paragraph-rsid="069939a0" style:font-size-asian="10pt" style:font-size-complex="10pt"/>
    </style:style>
    <style:style style:name="P93" style:family="paragraph" style:parent-style-name="Standard">
      <style:text-properties style:font-name="Noto Sans" fo:font-size="10pt" fo:language="fr" fo:country="FR" officeooo:rsid="01f55db6" officeooo:paragraph-rsid="069939a0" style:font-size-asian="10pt" style:font-size-complex="10pt"/>
    </style:style>
    <style:style style:name="P94" style:family="paragraph" style:parent-style-name="Standard">
      <style:text-properties style:font-name="Noto Sans" fo:font-size="10pt" fo:language="fr" fo:country="FR" officeooo:rsid="0cbaff1a" officeooo:paragraph-rsid="0cc37430" style:font-size-asian="10pt" style:font-size-complex="10pt"/>
    </style:style>
    <style:style style:name="P95" style:family="paragraph" style:parent-style-name="Standard">
      <style:text-properties style:font-name="Noto Sans" fo:font-size="10pt" fo:language="fr" fo:country="FR" officeooo:rsid="0cde0c4b" officeooo:paragraph-rsid="0cde0c4b"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03"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04"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105"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106" style:family="paragraph" style:parent-style-name="Standard">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107"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08"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09"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10"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11"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style:font-name="Noto Sans" fo:font-size="10pt" fo:language="fr" fo:country="FR" fo:font-weight="normal" officeooo:rsid="0ed2b8d1" officeooo:paragraph-rsid="0eca433a"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style:font-name="Noto Sans" fo:font-size="10pt" fo:language="fr" fo:country="FR" fo:font-weight="normal" officeooo:rsid="0e674865" officeooo:paragraph-rsid="0e6500b3"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style:font-name="Noto Sans" fo:font-size="10pt" fo:language="fr" fo:country="FR" fo:font-weight="normal" officeooo:rsid="0e7d4d08" officeooo:paragraph-rsid="0e71b7e7"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17"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18"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19"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20" style:family="paragraph" style:parent-style-name="Standard">
      <style:paragraph-properties fo:text-align="center" style:justify-single-word="false"/>
      <style:text-properties style:font-name="Noto Sans" fo:language="fr" fo:country="FR" officeooo:rsid="05a14cf9" officeooo:paragraph-rsid="069939a0"/>
    </style:style>
    <style:style style:name="P121"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22"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23"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24"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25"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26"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27" style:family="paragraph" style:parent-style-name="Standard">
      <style:text-properties officeooo:paragraph-rsid="069939a0"/>
    </style:style>
    <style:style style:name="P12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2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3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3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3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3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34"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35"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36"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37"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38"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39"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40"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41"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42"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43"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44"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45"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46"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47"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48"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49"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50"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51"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52"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53"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54"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55"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56" style:family="paragraph" style:parent-style-name="Standard">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57"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58"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59"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61" style:family="paragraph" style:parent-style-name="Standard" style:list-style-name="L10">
      <style:paragraph-properties fo:text-align="start" style:justify-single-word="false"/>
      <style:text-properties style:font-name="Noto Sans" fo:font-size="10pt" fo:language="fr" fo:country="FR" officeooo:rsid="00e80f3a" officeooo:paragraph-rsid="0fb2545a" style:font-size-asian="10pt" style:font-size-complex="10pt"/>
    </style:style>
    <style:style style:name="P162" style:family="paragraph" style:parent-style-name="Standard" style:list-style-name="L10">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163" style:family="paragraph" style:parent-style-name="Standard">
      <style:paragraph-properties fo:text-align="start" style:justify-single-word="false"/>
      <style:text-properties style:font-name="Noto Sans" fo:font-size="10pt" fo:language="fr" fo:country="FR" officeooo:rsid="00e80f3a" officeooo:paragraph-rsid="0fb367db" style:font-size-asian="10pt" style:font-size-complex="10pt"/>
    </style:style>
    <style:style style:name="P164"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67"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168"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69"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70"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171"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172"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173"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74"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75"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176"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177"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78"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79"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81"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82"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83"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84"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189" style:family="paragraph" style:parent-style-name="Standard">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6" style:family="paragraph" style:parent-style-name="Standard">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198" style:family="paragraph" style:parent-style-name="Standard">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00" style:family="paragraph" style:parent-style-name="Standard">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02" style:family="paragraph" style:parent-style-name="Standard">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03" style:family="paragraph" style:parent-style-name="Standard" style:list-style-name="L14">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04" style:family="paragraph" style:parent-style-name="Standard">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05" style:family="paragraph" style:parent-style-name="Standard" style:list-style-name="L14">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06"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07"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08"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10"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211"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12"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13"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14"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15"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16"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217"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0f0368bd" style:font-size-asian="10pt" style:font-style-asian="normal" style:font-weight-asian="normal" style:font-size-complex="10pt" style:font-style-complex="normal" style:font-weight-complex="normal"/>
    </style:style>
    <style:style style:name="P218"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054ade" style:font-size-asian="10pt" style:font-style-asian="normal" style:font-weight-asian="normal" style:font-size-complex="10pt" style:font-style-complex="normal" style:font-weight-complex="normal"/>
    </style:style>
    <style:style style:name="P219"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0f21d050" style:font-size-asian="10pt" style:font-style-asian="normal" style:font-weight-asian="normal" style:font-size-complex="10pt" style:font-style-complex="normal" style:font-weight-complex="normal"/>
    </style:style>
    <style:style style:name="P220" style:family="paragraph" style:parent-style-name="Standard" style:list-style-name="L10">
      <style:paragraph-properties fo:text-align="start" style:justify-single-word="false"/>
      <style:text-properties style:font-name="Noto Sans" fo:font-size="10pt" fo:language="fr" fo:country="FR" fo:font-style="normal" fo:font-weight="normal" officeooo:rsid="0f0a3fd8" officeooo:paragraph-rsid="0f0a3fd8" style:font-size-asian="10pt" style:font-style-asian="normal" style:font-weight-asian="normal" style:font-size-complex="10pt" style:font-style-complex="normal" style:font-weight-complex="normal"/>
    </style:style>
    <style:style style:name="P221" style:family="paragraph" style:parent-style-name="Standard" style:list-style-name="L10">
      <style:paragraph-properties fo:text-align="start" style:justify-single-word="false"/>
      <style:text-properties style:font-name="Noto Sans" fo:font-size="10pt" fo:language="fr" fo:country="FR" fo:font-style="normal" fo:font-weight="normal" officeooo:rsid="0f1209b6" officeooo:paragraph-rsid="0f1209b6" style:font-size-asian="10pt" style:font-style-asian="normal" style:font-weight-asian="normal" style:font-size-complex="10pt" style:font-style-complex="normal" style:font-weight-complex="normal"/>
    </style:style>
    <style:style style:name="P222" style:family="paragraph" style:parent-style-name="Standard" style:list-style-name="L10">
      <style:paragraph-properties fo:text-align="start" style:justify-single-word="false"/>
      <style:text-properties style:font-name="Noto Sans" fo:font-size="10pt" fo:language="fr" fo:country="FR" fo:font-style="normal" fo:font-weight="normal" officeooo:rsid="0f139b6a" officeooo:paragraph-rsid="0f139b6a" style:font-size-asian="10pt" style:font-style-asian="normal" style:font-weight-asian="normal" style:font-size-complex="10pt" style:font-style-complex="normal" style:font-weight-complex="normal"/>
    </style:style>
    <style:style style:name="P223"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224"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0f26f82c" style:font-size-asian="10pt" style:font-style-asian="normal" style:font-weight-asian="normal" style:font-size-complex="10pt" style:font-style-complex="normal" style:font-weight-complex="normal"/>
    </style:style>
    <style:style style:name="P225"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0d61fe51" style:font-size-asian="10pt" style:font-style-asian="normal" style:font-weight-asian="normal" style:font-size-complex="10pt" style:font-style-complex="normal" style:font-weight-complex="normal"/>
    </style:style>
    <style:style style:name="P226"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0f2e1872" style:font-size-asian="10pt" style:font-style-asian="normal" style:font-weight-asian="normal" style:font-size-complex="10pt" style:font-style-complex="normal" style:font-weight-complex="normal"/>
    </style:style>
    <style:style style:name="P227"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0f3dae03" style:font-size-asian="10pt" style:font-style-asian="normal" style:font-weight-asian="normal" style:font-size-complex="10pt" style:font-style-complex="normal" style:font-weight-complex="normal"/>
    </style:style>
    <style:style style:name="P228" style:family="paragraph" style:parent-style-name="Standard" style:list-style-name="L13">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29"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30"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31"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32"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33" style:family="paragraph" style:parent-style-name="Standard" style:list-style-name="L13">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34" style:family="paragraph" style:parent-style-name="Standard" style:list-style-name="L13">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35"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236" style:family="paragraph" style:parent-style-name="Standard" style:list-style-name="L13">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37"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238" style:family="paragraph" style:parent-style-name="Standard" style:list-style-name="L13">
      <style:paragraph-properties fo:text-align="start" style:justify-single-word="false"/>
      <style:text-properties style:font-name="Noto Sans" fo:font-size="10pt" fo:language="fr" fo:country="FR" officeooo:rsid="0280f42e" officeooo:paragraph-rsid="0fed5a26" fo:background-color="transparent" style:font-size-asian="10pt" style:font-size-complex="10pt"/>
    </style:style>
    <style:style style:name="P239" style:family="paragraph" style:parent-style-name="Standard" style:list-style-name="L13">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40" style:family="paragraph" style:parent-style-name="Standard" style:list-style-name="L13">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41"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242"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43"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44"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245" style:family="paragraph" style:parent-style-name="Standard" style:list-style-name="L5">
      <style:text-properties style:font-name="Noto Sans" fo:font-weight="bold" officeooo:paragraph-rsid="069939a0" style:font-weight-asian="bold" style:font-weight-complex="bold"/>
    </style:style>
    <style:style style:name="P246" style:family="paragraph" style:parent-style-name="Standard" style:list-style-name="L6">
      <style:text-properties style:font-name="Noto Sans" fo:font-weight="bold" officeooo:paragraph-rsid="069939a0" style:font-weight-asian="bold" style:font-weight-complex="bold"/>
    </style:style>
    <style:style style:name="P247" style:family="paragraph" style:parent-style-name="Standard" style:list-style-name="L5">
      <style:text-properties style:font-name="Noto Sans" officeooo:rsid="003253a9" officeooo:paragraph-rsid="069939a0"/>
    </style:style>
    <style:style style:name="P248" style:family="paragraph" style:parent-style-name="Standard" style:list-style-name="L5">
      <style:text-properties style:font-name="Noto Sans" officeooo:rsid="00355792" officeooo:paragraph-rsid="069939a0"/>
    </style:style>
    <style:style style:name="P249" style:family="paragraph" style:parent-style-name="Standard" style:list-style-name="L5">
      <style:text-properties style:font-name="Noto Sans" officeooo:rsid="00366e0e" officeooo:paragraph-rsid="069939a0"/>
    </style:style>
    <style:style style:name="P250" style:family="paragraph" style:parent-style-name="Standard" style:list-style-name="L5">
      <style:text-properties style:font-name="Noto Sans" officeooo:rsid="00383090" officeooo:paragraph-rsid="069939a0"/>
    </style:style>
    <style:style style:name="P251" style:family="paragraph" style:parent-style-name="Standard" style:list-style-name="L5">
      <style:text-properties style:font-name="Noto Sans" officeooo:rsid="003b848b" officeooo:paragraph-rsid="069939a0"/>
    </style:style>
    <style:style style:name="P252" style:family="paragraph" style:parent-style-name="Standard" style:list-style-name="L10">
      <style:paragraph-properties fo:text-align="start" style:justify-single-word="false"/>
      <style:text-properties style:font-name="Noto Sans" officeooo:paragraph-rsid="07cab626"/>
    </style:style>
    <style:style style:name="P253" style:family="paragraph" style:parent-style-name="Standard" style:list-style-name="L10">
      <style:paragraph-properties fo:text-align="start" style:justify-single-word="false"/>
      <style:text-properties style:font-name="Noto Sans" officeooo:paragraph-rsid="09d5978c"/>
    </style:style>
    <style:style style:name="P254" style:family="paragraph" style:parent-style-name="Standard" style:list-style-name="L10">
      <style:paragraph-properties fo:text-align="start" style:justify-single-word="false"/>
      <style:text-properties style:font-name="Noto Sans" officeooo:paragraph-rsid="069939a0"/>
    </style:style>
    <style:style style:name="P255" style:family="paragraph" style:parent-style-name="Standard" style:list-style-name="L10">
      <style:paragraph-properties fo:text-align="start" style:justify-single-word="false"/>
      <style:text-properties style:font-name="Noto Sans" officeooo:rsid="07bf278f" officeooo:paragraph-rsid="07bf278f"/>
    </style:style>
    <style:style style:name="P256" style:family="paragraph" style:parent-style-name="Standard">
      <style:paragraph-properties fo:text-align="start" style:justify-single-word="false"/>
      <style:text-properties style:font-name="Noto Sans" officeooo:rsid="07bf278f" officeooo:paragraph-rsid="07bf278f"/>
    </style:style>
    <style:style style:name="P257" style:family="paragraph" style:parent-style-name="Standard" style:list-style-name="L2">
      <style:text-properties officeooo:paragraph-rsid="0c5441bb"/>
    </style:style>
    <style:style style:name="P258" style:family="paragraph" style:parent-style-name="Standard" style:list-style-name="L2">
      <style:text-properties officeooo:paragraph-rsid="0c54d022"/>
    </style:style>
    <style:style style:name="P259" style:family="paragraph" style:parent-style-name="Standard" style:list-style-name="L7">
      <style:text-properties fo:color="#000000" officeooo:rsid="0e22646b" officeooo:paragraph-rsid="0e22646b"/>
    </style:style>
    <style:style style:name="P260"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61"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62"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63"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64"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c0b7" style:font-size-asian="10pt" style:font-style-asian="normal" style:font-weight-asian="normal" style:font-size-complex="10pt" style:font-style-complex="normal" style:font-weight-complex="normal"/>
    </style:style>
    <style:style style:name="P265"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e791" style:font-size-asian="10pt" style:font-style-asian="normal" style:font-weight-asian="normal" style:font-size-complex="10pt" style:font-style-complex="normal" style:font-weight-complex="normal"/>
    </style:style>
    <style:style style:name="P266"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67"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68" style:family="paragraph" style:parent-style-name="Standard" style:list-style-name="L8">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269" style:family="paragraph" style:parent-style-name="Standard" style:list-style-name="L8">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270"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71"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72" style:family="paragraph" style:parent-style-name="Standard" style:list-style-name="L8">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73" style:family="paragraph" style:parent-style-name="Standard" style:list-style-name="L8">
      <style:text-properties fo:color="#000000" style:font-name="Noto Sans" fo:font-size="10pt" fo:language="fr" fo:country="FR" fo:font-style="normal" style:text-underline-style="none" fo:font-weight="normal" officeooo:rsid="0d3435d1" officeooo:paragraph-rsid="0d3435d1" style:font-size-asian="10pt" style:font-style-asian="normal" style:font-weight-asian="normal" style:font-size-complex="10pt" style:font-style-complex="normal" style:font-weight-complex="normal"/>
    </style:style>
    <style:style style:name="P274" style:family="paragraph" style:parent-style-name="Standard" style:list-style-name="L8">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275"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76"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27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78" style:family="paragraph" style:parent-style-name="Standard" style:list-style-name="L8">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279"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80" style:family="paragraph" style:parent-style-name="Standard" style:list-style-name="L8">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281"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82" style:family="paragraph" style:parent-style-name="Standard" style:list-style-name="L8">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283"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8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86"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8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88"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8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9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9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29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29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9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95"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96" style:family="paragraph" style:parent-style-name="Standard" style:list-style-name="L7">
      <style:text-properties fo:color="#000000" officeooo:paragraph-rsid="089891bf"/>
    </style:style>
    <style:style style:name="P297" style:family="paragraph" style:parent-style-name="Standard" style:list-style-name="L9">
      <style:paragraph-properties fo:text-align="start" style:justify-single-word="false"/>
      <style:text-properties fo:color="#000000" officeooo:paragraph-rsid="09178bf4"/>
    </style:style>
    <style:style style:name="P298" style:family="paragraph" style:parent-style-name="Standard" style:list-style-name="L10">
      <style:paragraph-properties fo:text-align="start" style:justify-single-word="false"/>
      <style:text-properties fo:color="#000000" officeooo:paragraph-rsid="069939a0"/>
    </style:style>
    <style:style style:name="P299" style:family="paragraph" style:parent-style-name="Standard" style:list-style-name="L8">
      <style:text-properties fo:color="#ffffff"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00"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01" style:family="paragraph" style:parent-style-name="Standard" style:list-style-name="L8">
      <style:text-properties officeooo:paragraph-rsid="06a0f42e"/>
    </style:style>
    <style:style style:name="P302" style:family="paragraph" style:parent-style-name="Standard" style:list-style-name="L9">
      <style:paragraph-properties fo:text-align="start" style:justify-single-word="false"/>
      <style:text-properties officeooo:paragraph-rsid="0aa46a2c"/>
    </style:style>
    <style:style style:name="P303" style:family="paragraph" style:parent-style-name="Standard" style:list-style-name="L10">
      <style:paragraph-properties fo:text-align="start" style:justify-single-word="false"/>
      <style:text-properties officeooo:paragraph-rsid="0efff830"/>
    </style:style>
    <style:style style:name="P304" style:family="paragraph" style:parent-style-name="Standard" style:list-style-name="L10">
      <style:paragraph-properties fo:text-align="start" style:justify-single-word="false"/>
      <style:text-properties officeooo:paragraph-rsid="0eca433a"/>
    </style:style>
    <style:style style:name="P305" style:family="paragraph" style:parent-style-name="Standard" style:list-style-name="L10">
      <style:paragraph-properties fo:text-align="start" style:justify-single-word="false"/>
      <style:text-properties officeooo:paragraph-rsid="0ed820d2"/>
    </style:style>
    <style:style style:name="P306" style:family="paragraph" style:parent-style-name="Standard" style:list-style-name="L10">
      <style:paragraph-properties fo:text-align="start" style:justify-single-word="false"/>
      <style:text-properties officeooo:paragraph-rsid="0d0937c4"/>
    </style:style>
    <style:style style:name="P307" style:family="paragraph" style:parent-style-name="Standard" style:list-style-name="L10">
      <style:paragraph-properties fo:text-align="start" style:justify-single-word="false"/>
      <style:text-properties officeooo:paragraph-rsid="08d8caac"/>
    </style:style>
    <style:style style:name="P308" style:family="paragraph" style:parent-style-name="Standard" style:list-style-name="L10">
      <style:paragraph-properties fo:text-align="start" style:justify-single-word="false"/>
      <style:text-properties officeooo:paragraph-rsid="08df211e"/>
    </style:style>
    <style:style style:name="P309" style:family="paragraph" style:parent-style-name="Standard" style:list-style-name="L10">
      <style:paragraph-properties fo:text-align="start" style:justify-single-word="false"/>
      <style:text-properties officeooo:paragraph-rsid="069939a0"/>
    </style:style>
    <style:style style:name="P310" style:family="paragraph" style:parent-style-name="Standard" style:list-style-name="L10">
      <style:paragraph-properties fo:text-align="start" style:justify-single-word="false"/>
      <style:text-properties officeooo:paragraph-rsid="0dfdd84d"/>
    </style:style>
    <style:style style:name="P311" style:family="paragraph" style:parent-style-name="Standard" style:list-style-name="L13">
      <style:paragraph-properties fo:text-align="start" style:justify-single-word="false"/>
      <style:text-properties officeooo:paragraph-rsid="069939a0"/>
    </style:style>
    <style:style style:name="P312" style:family="paragraph" style:parent-style-name="Standard" style:list-style-name="L13">
      <style:paragraph-properties fo:text-align="start" style:justify-single-word="false"/>
      <style:text-properties officeooo:paragraph-rsid="0fdd9907"/>
    </style:style>
    <style:style style:name="P313" style:family="paragraph" style:parent-style-name="Standard" style:list-style-name="L14">
      <style:paragraph-properties fo:text-align="start" style:justify-single-word="false"/>
      <style:text-properties officeooo:paragraph-rsid="1033f2a5"/>
    </style:style>
    <style:style style:name="P314" style:family="paragraph" style:parent-style-name="Standard" style:list-style-name="L15">
      <style:paragraph-properties fo:text-align="start" style:justify-single-word="false"/>
      <style:text-properties officeooo:paragraph-rsid="10543db1"/>
    </style:style>
    <style:style style:name="P315" style:family="paragraph" style:parent-style-name="Standard">
      <style:paragraph-properties fo:text-align="start" style:justify-single-word="false"/>
      <style:text-properties officeooo:paragraph-rsid="10543db1"/>
    </style:style>
    <style:style style:name="P316" style:family="paragraph" style:parent-style-name="Standard" style:list-style-name="L10">
      <style:paragraph-properties fo:text-align="start" style:justify-single-word="false"/>
      <style:text-properties officeooo:rsid="0efbe0b0" officeooo:paragraph-rsid="0efbe0b0"/>
    </style:style>
    <style:style style:name="P317" style:family="paragraph" style:parent-style-name="Standard" style:list-style-name="L10">
      <style:paragraph-properties fo:text-align="start" style:justify-single-word="false"/>
      <style:text-properties officeooo:rsid="0d61fe51" officeooo:paragraph-rsid="0d61fe51"/>
    </style:style>
    <style:style style:name="P318" style:family="paragraph" style:parent-style-name="Standard" style:list-style-name="L10">
      <style:paragraph-properties fo:text-align="start" style:justify-single-word="false"/>
      <style:text-properties officeooo:rsid="0f2e1872" officeooo:paragraph-rsid="0f2e1872"/>
    </style:style>
    <style:style style:name="P319" style:family="paragraph" style:parent-style-name="Standard" style:list-style-name="L10">
      <style:paragraph-properties fo:text-align="start" style:justify-single-word="false"/>
      <style:text-properties officeooo:rsid="0f35f4c9" officeooo:paragraph-rsid="0f3dae03"/>
    </style:style>
    <style:style style:name="P320" style:family="paragraph" style:parent-style-name="Standard" style:list-style-name="L10">
      <style:paragraph-properties fo:text-align="start" style:justify-single-word="false"/>
      <style:text-properties officeooo:rsid="0f35f4c9" officeooo:paragraph-rsid="0f8f56d6"/>
    </style:style>
    <style:style style:name="P321" style:family="paragraph" style:parent-style-name="Standard" style:list-style-name="L10">
      <style:paragraph-properties fo:text-align="start" style:justify-single-word="false"/>
      <style:text-properties officeooo:rsid="0f4184f1" officeooo:paragraph-rsid="0f4184f1"/>
    </style:style>
    <style:style style:name="P322" style:family="paragraph" style:parent-style-name="Standard" style:list-style-name="L10">
      <style:paragraph-properties fo:text-align="start" style:justify-single-word="false"/>
      <style:text-properties officeooo:rsid="0dd05e1f" officeooo:paragraph-rsid="0dfdd84d"/>
    </style:style>
    <style:style style:name="P32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24"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25"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26"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27"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28"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39" style:family="paragraph" style:parent-style-name="Standard" style:list-style-name="L13">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40"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41"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42"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43"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44"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45"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46"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47"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48" style:family="paragraph" style:parent-style-name="Standard" style:list-style-name="L13">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49" style:family="paragraph" style:parent-style-name="Standard" style:list-style-name="L13">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50"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0d61fe51" fo:background-color="transparent" style:font-size-asian="10pt" style:font-style-asian="normal" style:font-weight-asian="bold" style:font-size-complex="10pt" style:font-style-complex="normal" style:font-weight-complex="bold"/>
    </style:style>
    <style:style style:name="P351"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0f8ff91c" fo:background-color="transparent" style:font-size-asian="10pt" style:font-style-asian="normal" style:font-weight-asian="bold" style:font-size-complex="10pt" style:font-style-complex="normal" style:font-weight-complex="bold"/>
    </style:style>
    <style:style style:name="P352"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53" style:family="paragraph" style:parent-style-name="Standard" style:list-style-name="L13">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54" style:family="paragraph" style:parent-style-name="Standard" style:list-style-name="L13">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55" style:family="paragraph" style:parent-style-name="Standard" style:list-style-name="L13">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56" style:family="paragraph" style:parent-style-name="Standard" style:list-style-name="L13">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57" style:family="paragraph" style:parent-style-name="Standard" style:list-style-name="L13">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58" style:family="paragraph" style:parent-style-name="Standard" style:list-style-name="L13">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59" style:family="paragraph" style:parent-style-name="Standard" style:list-style-name="L13">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60" style:family="paragraph" style:parent-style-name="Standard" style:list-style-name="L13">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61" style:family="paragraph" style:parent-style-name="Standard" style:list-style-name="L13">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62" style:family="paragraph" style:parent-style-name="Standard" style:list-style-name="L13">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63"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64"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65" style:family="paragraph" style:parent-style-name="Standard" style:list-style-name="L15">
      <style:paragraph-properties fo:text-align="start" style:justify-single-word="false"/>
      <style:text-properties officeooo:rsid="1057a8dc" officeooo:paragraph-rsid="1057a8dc"/>
    </style:style>
    <style:style style:name="P366" style:family="paragraph" style:parent-style-name="Standard">
      <style:paragraph-properties fo:text-align="start" style:justify-single-word="false"/>
      <style:text-properties officeooo:rsid="1057a8dc" officeooo:paragraph-rsid="1057a8dc"/>
    </style:style>
    <style:style style:name="P367" style:family="paragraph" style:parent-style-name="Standard" style:list-style-name="L15">
      <style:paragraph-properties fo:text-align="start" style:justify-single-word="false"/>
      <style:text-properties officeooo:rsid="105c3e37" officeooo:paragraph-rsid="105c3e37"/>
    </style:style>
    <style:style style:name="P368" style:family="paragraph" style:list-style-name="L8">
      <style:text-properties fo:color="#009353" style:font-name="Noto Sans" fo:font-size="10pt" fo:language="fr" fo:country="FR" fo:font-weight="bold" style:font-size-asian="10pt" style:font-weight-asian="bold" style:font-size-complex="10pt" style:font-weight-complex="bold"/>
    </style:style>
    <style:style style:name="P369" style:family="paragraph" style:list-style-name="L8">
      <style:text-properties fo:color="#009353" style:font-name="Noto Sans" fo:font-size="10pt" fo:font-weight="bold" style:font-size-asian="10pt" style:font-weight-asian="bold" style:font-size-complex="10pt" style:font-weight-complex="bol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fo:color="#ffffff" fo:language="fr" fo:country="FR" fo:background-color="#000000" loext:char-shading-value="0"/>
    </style:style>
    <style:style style:name="T7" style:family="text">
      <style:text-properties fo:color="#ffffff" fo:language="fr" fo:country="FR" officeooo:rsid="093100f3" fo:background-color="#000000" loext:char-shading-value="0"/>
    </style:style>
    <style:style style:name="T8" style:family="text">
      <style:text-properties officeooo:rsid="02521b5f"/>
    </style:style>
    <style:style style:name="T9" style:family="text">
      <style:text-properties officeooo:rsid="027057f7"/>
    </style:style>
    <style:style style:name="T10" style:family="text">
      <style:text-properties officeooo:rsid="02719616"/>
    </style:style>
    <style:style style:name="T11" style:family="text">
      <style:text-properties officeooo:rsid="02733ae0"/>
    </style:style>
    <style:style style:name="T12" style:family="text">
      <style:text-properties officeooo:rsid="025bc39f"/>
    </style:style>
    <style:style style:name="T13" style:family="text">
      <style:text-properties officeooo:rsid="00683f97"/>
    </style:style>
    <style:style style:name="T14" style:family="text">
      <style:text-properties officeooo:rsid="0193ee38"/>
    </style:style>
    <style:style style:name="T15" style:family="text">
      <style:text-properties officeooo:rsid="0090c14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f70126" style:font-style-asian="italic" style:font-weight-asian="bold" style:font-style-complex="italic" style:font-weight-complex="bold"/>
    </style:style>
    <style:style style:name="T18" style:family="text">
      <style:text-properties fo:font-style="italic" fo:font-weight="bold" officeooo:rsid="02e91c62" style:font-style-asian="italic" style:font-weight-asian="bold" style:font-style-complex="italic" style:font-weight-complex="bold"/>
    </style:style>
    <style:style style:name="T19" style:family="text">
      <style:text-properties fo:font-style="italic" fo:font-weight="bold" officeooo:rsid="031d2ae7" style:font-style-asian="italic" style:font-weight-asian="bold" style:font-style-complex="italic" style:font-weight-complex="bold"/>
    </style:style>
    <style:style style:name="T20" style:family="text">
      <style:text-properties fo:font-style="italic" fo:font-weight="bold" officeooo:rsid="02aedb50"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31" style:family="text">
      <style:text-properties officeooo:rsid="00cdd1f4"/>
    </style:style>
    <style:style style:name="T32" style:family="text">
      <style:text-properties officeooo:rsid="00ffdbb3"/>
    </style:style>
    <style:style style:name="T33" style:family="text">
      <style:text-properties officeooo:rsid="01007862"/>
    </style:style>
    <style:style style:name="T34" style:family="text">
      <style:text-properties officeooo:rsid="0116bac4"/>
    </style:style>
    <style:style style:name="T35" style:family="text">
      <style:text-properties officeooo:rsid="01267c26"/>
    </style:style>
    <style:style style:name="T36" style:family="text">
      <style:text-properties officeooo:rsid="012af064"/>
    </style:style>
    <style:style style:name="T37" style:family="text">
      <style:text-properties officeooo:rsid="012f32a2"/>
    </style:style>
    <style:style style:name="T38" style:family="text">
      <style:text-properties officeooo:rsid="0136a306"/>
    </style:style>
    <style:style style:name="T39" style:family="text">
      <style:text-properties officeooo:rsid="013cd036"/>
    </style:style>
    <style:style style:name="T40" style:family="text">
      <style:text-properties officeooo:rsid="015e1bcd"/>
    </style:style>
    <style:style style:name="T41" style:family="text">
      <style:text-properties officeooo:rsid="01929b91"/>
    </style:style>
    <style:style style:name="T42" style:family="text">
      <style:text-properties officeooo:rsid="01a319fc"/>
    </style:style>
    <style:style style:name="T43" style:family="text">
      <style:text-properties officeooo:rsid="01a91d59"/>
    </style:style>
    <style:style style:name="T44" style:family="text">
      <style:text-properties officeooo:rsid="01b28b88"/>
    </style:style>
    <style:style style:name="T45" style:family="text">
      <style:text-properties officeooo:rsid="01b38182"/>
    </style:style>
    <style:style style:name="T46" style:family="text">
      <style:text-properties officeooo:rsid="01b44dba"/>
    </style:style>
    <style:style style:name="T47" style:family="text">
      <style:text-properties officeooo:rsid="01b5e350"/>
    </style:style>
    <style:style style:name="T48" style:family="text">
      <style:text-properties officeooo:rsid="01b6a742"/>
    </style:style>
    <style:style style:name="T49" style:family="text">
      <style:text-properties officeooo:rsid="01bea4df"/>
    </style:style>
    <style:style style:name="T50" style:family="text">
      <style:text-properties officeooo:rsid="01cf7d6e"/>
    </style:style>
    <style:style style:name="T51" style:family="text">
      <style:text-properties officeooo:rsid="01d31726"/>
    </style:style>
    <style:style style:name="T52" style:family="text">
      <style:text-properties officeooo:rsid="01d3abfb"/>
    </style:style>
    <style:style style:name="T53" style:family="text">
      <style:text-properties officeooo:rsid="01e3bc08"/>
    </style:style>
    <style:style style:name="T54" style:family="text">
      <style:text-properties officeooo:rsid="020acc6b"/>
    </style:style>
    <style:style style:name="T55" style:family="text">
      <style:text-properties officeooo:rsid="02331a73"/>
    </style:style>
    <style:style style:name="T56" style:family="text">
      <style:text-properties officeooo:rsid="025043f5"/>
    </style:style>
    <style:style style:name="T57" style:family="text">
      <style:text-properties fo:font-weight="bold" style:font-weight-asian="bold" style:font-weight-complex="bold"/>
    </style:style>
    <style:style style:name="T58" style:family="text">
      <style:text-properties fo:font-weight="bold" officeooo:rsid="024ba2f1" style:font-weight-asian="bold" style:font-weight-complex="bold"/>
    </style:style>
    <style:style style:name="T59" style:family="text">
      <style:text-properties fo:font-weight="bold" officeooo:rsid="024dc016" style:font-weight-asian="bold" style:font-weight-complex="bold"/>
    </style:style>
    <style:style style:name="T60" style:family="text">
      <style:text-properties fo:font-weight="bold" officeooo:rsid="0136a306" style:font-weight-asian="bold" style:font-weight-complex="bold"/>
    </style:style>
    <style:style style:name="T61" style:family="text">
      <style:text-properties fo:font-weight="bold" officeooo:rsid="02cf4c4d" style:font-weight-asian="bold" style:font-weight-complex="bold"/>
    </style:style>
    <style:style style:name="T62" style:family="text">
      <style:text-properties fo:font-weight="bold" officeooo:rsid="02d10829" style:font-weight-asian="bold" style:font-weight-complex="bold"/>
    </style:style>
    <style:style style:name="T63" style:family="text">
      <style:text-properties fo:font-weight="bold" officeooo:rsid="02d13b4d" style:font-weight-asian="bold" style:font-weight-complex="bold"/>
    </style:style>
    <style:style style:name="T64" style:family="text">
      <style:text-properties fo:font-weight="bold" officeooo:rsid="02976326" style:font-weight-asian="bold" style:font-weight-complex="bold"/>
    </style:style>
    <style:style style:name="T65" style:family="text">
      <style:text-properties fo:font-weight="bold" officeooo:rsid="02d4602e" style:font-weight-asian="bold" style:font-weight-complex="bold"/>
    </style:style>
    <style:style style:name="T66" style:family="text">
      <style:text-properties fo:font-weight="bold" officeooo:rsid="028c5ee7" style:font-weight-asian="bold" style:font-weight-complex="bold"/>
    </style:style>
    <style:style style:name="T67" style:family="text">
      <style:text-properties fo:font-weight="bold" officeooo:rsid="035e1b16" style:font-weight-asian="bold" style:font-weight-complex="bold"/>
    </style:style>
    <style:style style:name="T68" style:family="text">
      <style:text-properties fo:font-weight="bold" officeooo:rsid="00683f97" style:font-weight-asian="bold" style:font-weight-complex="bold"/>
    </style:style>
    <style:style style:name="T69" style:family="text">
      <style:text-properties fo:font-weight="bold" officeooo:rsid="071172a9" style:font-weight-asian="bold" style:font-weight-complex="bold"/>
    </style:style>
    <style:style style:name="T70" style:family="text">
      <style:text-properties fo:font-weight="bold" officeooo:rsid="0116bac4" style:font-weight-asian="bold" style:font-weight-complex="bold"/>
    </style:style>
    <style:style style:name="T71" style:family="text">
      <style:text-properties fo:font-weight="bold" officeooo:rsid="07e1914a" style:font-weight-asian="bold" style:font-weight-complex="bold"/>
    </style:style>
    <style:style style:name="T72" style:family="text">
      <style:text-properties fo:font-weight="bold" officeooo:rsid="085100db" style:font-weight-asian="bold" style:font-weight-complex="bold"/>
    </style:style>
    <style:style style:name="T73" style:family="text">
      <style:text-properties fo:font-weight="bold" officeooo:rsid="09439e83" style:font-weight-asian="bold" style:font-weight-complex="bold"/>
    </style:style>
    <style:style style:name="T74" style:family="text">
      <style:text-properties fo:font-weight="bold" officeooo:rsid="09541b13" style:font-weight-asian="bold" style:font-weight-complex="bold"/>
    </style:style>
    <style:style style:name="T75" style:family="text">
      <style:text-properties fo:font-weight="bold" officeooo:rsid="013cd036" style:font-weight-asian="bold" style:font-weight-complex="bold"/>
    </style:style>
    <style:style style:name="T76" style:family="text">
      <style:text-properties fo:font-weight="bold" officeooo:rsid="049d396c" style:font-weight-asian="bold" style:font-weight-complex="bold"/>
    </style:style>
    <style:style style:name="T77" style:family="text">
      <style:text-properties fo:font-weight="bold" officeooo:rsid="021ccbc6" style:font-weight-asian="bold" style:font-weight-complex="bold"/>
    </style:style>
    <style:style style:name="T78" style:family="text">
      <style:text-properties fo:font-weight="bold" officeooo:rsid="02636335" style:font-weight-asian="bold" style:font-weight-complex="bold"/>
    </style:style>
    <style:style style:name="T79" style:family="text">
      <style:text-properties fo:font-weight="bold" officeooo:rsid="06f454fa" style:font-weight-asian="bold" style:font-weight-complex="bold"/>
    </style:style>
    <style:style style:name="T80" style:family="text">
      <style:text-properties fo:font-weight="bold" officeooo:rsid="01f55db6" style:font-weight-asian="bold" style:font-weight-complex="bold"/>
    </style:style>
    <style:style style:name="T81" style:family="text">
      <style:text-properties fo:font-weight="bold" officeooo:rsid="0c4f7346" style:font-weight-asian="bold" style:font-weight-complex="bold"/>
    </style:style>
    <style:style style:name="T82" style:family="text">
      <style:text-properties fo:font-weight="bold" officeooo:rsid="0c950901" style:font-weight-asian="bold" style:font-weight-complex="bold"/>
    </style:style>
    <style:style style:name="T83" style:family="text">
      <style:text-properties fo:font-weight="bold" officeooo:rsid="0ca53b84" style:font-weight-asian="bold" style:font-weight-complex="bold"/>
    </style:style>
    <style:style style:name="T84" style:family="text">
      <style:text-properties fo:font-weight="bold" officeooo:rsid="0ca876c9" style:font-weight-asian="bold" style:font-weight-complex="bold"/>
    </style:style>
    <style:style style:name="T85" style:family="text">
      <style:text-properties fo:font-weight="bold" officeooo:rsid="0cab4d05" style:font-weight-asian="bold" style:font-weight-complex="bold"/>
    </style:style>
    <style:style style:name="T86" style:family="text">
      <style:text-properties fo:font-weight="bold" officeooo:rsid="0cb28dfa" style:font-weight-asian="bold" style:font-weight-complex="bold"/>
    </style:style>
    <style:style style:name="T87" style:family="text">
      <style:text-properties fo:font-weight="bold" officeooo:rsid="0c72f23d" style:font-weight-asian="bold" style:font-weight-complex="bold"/>
    </style:style>
    <style:style style:name="T88" style:family="text">
      <style:text-properties fo:font-weight="bold" officeooo:rsid="0cb8e983" style:font-weight-asian="bold" style:font-weight-complex="bold"/>
    </style:style>
    <style:style style:name="T89" style:family="text">
      <style:text-properties fo:font-weight="bold" officeooo:rsid="0cba13e7" style:font-weight-asian="bold" style:font-weight-complex="bold"/>
    </style:style>
    <style:style style:name="T90" style:family="text">
      <style:text-properties fo:font-weight="bold" officeooo:rsid="02e91c62" style:font-weight-asian="bold" style:font-weight-complex="bold"/>
    </style:style>
    <style:style style:name="T91" style:family="text">
      <style:text-properties fo:font-weight="bold" officeooo:rsid="0d24e6c4" style:font-weight-asian="bold" style:font-weight-complex="bold"/>
    </style:style>
    <style:style style:name="T92" style:family="text">
      <style:text-properties fo:font-weight="bold" officeooo:rsid="0d42048a" style:font-weight-asian="bold" style:font-weight-complex="bold"/>
    </style:style>
    <style:style style:name="T93" style:family="text">
      <style:text-properties fo:font-weight="bold" officeooo:rsid="01bea4df" style:font-weight-asian="bold" style:font-weight-complex="bold"/>
    </style:style>
    <style:style style:name="T94" style:family="text">
      <style:text-properties fo:font-weight="bold" officeooo:rsid="0d5277ef" style:font-weight-asian="bold" style:font-weight-complex="bold"/>
    </style:style>
    <style:style style:name="T95" style:family="text">
      <style:text-properties fo:font-weight="bold" officeooo:rsid="0dae8a0f" style:font-weight-asian="bold" style:font-weight-complex="bold"/>
    </style:style>
    <style:style style:name="T96" style:family="text">
      <style:text-properties fo:font-weight="bold" officeooo:rsid="0db205a8" style:font-weight-asian="bold" style:font-weight-complex="bold"/>
    </style:style>
    <style:style style:name="T97" style:family="text">
      <style:text-properties fo:font-weight="bold" officeooo:rsid="0e3f1380" style:font-weight-asian="bold" style:font-weight-complex="bold"/>
    </style:style>
    <style:style style:name="T98" style:family="text">
      <style:text-properties fo:font-weight="bold" officeooo:rsid="0e662b43" style:font-weight-asian="bold" style:font-weight-complex="bold"/>
    </style:style>
    <style:style style:name="T99" style:family="text">
      <style:text-properties fo:font-weight="bold" officeooo:rsid="0e674865" style:font-weight-asian="bold" style:font-weight-complex="bold"/>
    </style:style>
    <style:style style:name="T100" style:family="text">
      <style:text-properties fo:font-weight="bold" officeooo:rsid="0e7463d1" style:font-weight-asian="bold" style:font-weight-complex="bold"/>
    </style:style>
    <style:style style:name="T101" style:family="text">
      <style:text-properties fo:font-weight="bold" officeooo:rsid="0e8f8c42" style:font-weight-asian="bold" style:font-weight-complex="bold"/>
    </style:style>
    <style:style style:name="T102" style:family="text">
      <style:text-properties fo:font-weight="bold" officeooo:rsid="0f016ebb" style:font-weight-asian="bold" style:font-weight-complex="bold"/>
    </style:style>
    <style:style style:name="T103" style:family="text">
      <style:text-properties fo:font-weight="bold" officeooo:rsid="0f023d16" style:font-weight-asian="bold" style:font-weight-complex="bold"/>
    </style:style>
    <style:style style:name="T104" style:family="text">
      <style:text-properties fo:font-weight="bold" officeooo:rsid="0f0c0534" style:font-weight-asian="bold" style:font-weight-complex="bold"/>
    </style:style>
    <style:style style:name="T105" style:family="text">
      <style:text-properties fo:font-weight="bold" officeooo:rsid="0f1209b6" style:font-weight-asian="bold" style:font-weight-complex="bold"/>
    </style:style>
    <style:style style:name="T106" style:family="text">
      <style:text-properties fo:font-weight="bold" officeooo:rsid="0f141cdf" style:font-weight-asian="bold" style:font-weight-complex="bold"/>
    </style:style>
    <style:style style:name="T107" style:family="text">
      <style:text-properties fo:font-weight="bold" officeooo:rsid="0f1eacb1" style:font-weight-asian="bold" style:font-weight-complex="bold"/>
    </style:style>
    <style:style style:name="T108" style:family="text">
      <style:text-properties fo:font-weight="bold" officeooo:rsid="03f82b90" style:font-weight-asian="bold" style:font-weight-complex="bold"/>
    </style:style>
    <style:style style:name="T109" style:family="text">
      <style:text-properties fo:font-weight="bold" officeooo:rsid="045806d5" style:font-weight-asian="bold" style:font-weight-complex="bold"/>
    </style:style>
    <style:style style:name="T110" style:family="text">
      <style:text-properties fo:font-weight="bold" officeooo:rsid="0fceb17a" style:font-weight-asian="bold" style:font-weight-complex="bold"/>
    </style:style>
    <style:style style:name="T111" style:family="text">
      <style:text-properties fo:font-weight="bold" officeooo:rsid="0fcfeeb7" style:font-weight-asian="bold" style:font-weight-complex="bold"/>
    </style:style>
    <style:style style:name="T112" style:family="text">
      <style:text-properties fo:font-weight="bold" officeooo:rsid="0ff67f91" style:font-weight-asian="bold" style:font-weight-complex="bold"/>
    </style:style>
    <style:style style:name="T113" style:family="text">
      <style:text-properties fo:font-weight="bold" officeooo:rsid="0feaeff7" style:font-weight-asian="bold" style:font-weight-complex="bold"/>
    </style:style>
    <style:style style:name="T114" style:family="text">
      <style:text-properties fo:font-weight="bold" officeooo:rsid="0ffc0842" style:font-weight-asian="bold" style:font-weight-complex="bold"/>
    </style:style>
    <style:style style:name="T115" style:family="text">
      <style:text-properties fo:font-weight="bold" officeooo:rsid="0ffd638b" style:font-weight-asian="bold" style:font-weight-complex="bold"/>
    </style:style>
    <style:style style:name="T116" style:family="text">
      <style:text-properties fo:font-weight="bold" officeooo:rsid="0ffd7a8e" style:font-weight-asian="bold" style:font-weight-complex="bold"/>
    </style:style>
    <style:style style:name="T117" style:family="text">
      <style:text-properties fo:font-weight="bold" officeooo:rsid="1002c37c" style:font-weight-asian="bold" style:font-weight-complex="bold"/>
    </style:style>
    <style:style style:name="T118" style:family="text">
      <style:text-properties fo:font-weight="bold" officeooo:rsid="10060144" style:font-weight-asian="bold" style:font-weight-complex="bold"/>
    </style:style>
    <style:style style:name="T119" style:family="text">
      <style:text-properties fo:font-weight="bold" officeooo:rsid="100d245d" style:font-weight-asian="bold" style:font-weight-complex="bold"/>
    </style:style>
    <style:style style:name="T120" style:family="text">
      <style:text-properties fo:font-weight="bold" officeooo:rsid="10111bd1" style:font-weight-asian="bold" style:font-weight-complex="bold"/>
    </style:style>
    <style:style style:name="T121" style:family="text">
      <style:text-properties officeooo:rsid="02a4fc5a"/>
    </style:style>
    <style:style style:name="T122" style:family="text">
      <style:text-properties officeooo:rsid="02aedb50"/>
    </style:style>
    <style:style style:name="T123" style:family="text">
      <style:text-properties officeooo:rsid="02cf4c4d"/>
    </style:style>
    <style:style style:name="T124" style:family="text">
      <style:text-properties officeooo:rsid="02e91c62"/>
    </style:style>
    <style:style style:name="T125" style:family="text">
      <style:text-properties officeooo:rsid="031d2ae7"/>
    </style:style>
    <style:style style:name="T126" style:family="text">
      <style:text-properties officeooo:rsid="035e1b16"/>
    </style:style>
    <style:style style:name="T127" style:family="text">
      <style:text-properties officeooo:rsid="037a0fd8"/>
    </style:style>
    <style:style style:name="T128" style:family="text">
      <style:text-properties officeooo:rsid="037f7173"/>
    </style:style>
    <style:style style:name="T129" style:family="text">
      <style:text-properties officeooo:rsid="0387a5c8"/>
    </style:style>
    <style:style style:name="T130" style:family="text">
      <style:text-properties officeooo:rsid="038e8bc4"/>
    </style:style>
    <style:style style:name="T131" style:family="text">
      <style:text-properties officeooo:rsid="039182c7"/>
    </style:style>
    <style:style style:name="T132" style:family="text">
      <style:text-properties officeooo:rsid="0398611a"/>
    </style:style>
    <style:style style:name="T133" style:family="text">
      <style:text-properties officeooo:rsid="039c7adb"/>
    </style:style>
    <style:style style:name="T134" style:family="text">
      <style:text-properties officeooo:rsid="03a03fe9"/>
    </style:style>
    <style:style style:name="T135" style:family="text">
      <style:text-properties fo:color="#000000" fo:font-size="10pt" fo:font-weight="bold" fo:background-color="#ffffff" loext:char-shading-value="0" style:font-size-asian="10pt" style:font-weight-asian="bold" style:font-size-complex="10pt" style:font-weight-complex="bold"/>
    </style:style>
    <style:style style:name="T136" style:family="text">
      <style:text-properties fo:color="#000000" fo:font-style="normal" style:text-underline-style="none" fo:font-weight="normal" style:font-style-asian="normal" style:font-weight-asian="normal" style:font-style-complex="normal" style:font-weight-complex="normal"/>
    </style:style>
    <style:style style:name="T137"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38"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39"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0"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1"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2"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3"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4"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45"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46"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47"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48"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49"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0"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1"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2"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3"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4"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55"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56"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57"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58"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59"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0"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61" style:family="text">
      <style:text-properties fo:color="#000000" fo:font-style="normal" style:text-underline-style="none" fo:font-weight="bold" style:font-style-asian="normal" style:font-weight-asian="bold" style:font-style-complex="normal" style:font-weight-complex="bold"/>
    </style:style>
    <style:style style:name="T16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63"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64"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65"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66"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67"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68"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69"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70"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71"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72"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76"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86"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87"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88"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189"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190"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191"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192" style:family="text">
      <style:text-properties fo:color="#000000" style:font-name="Noto Sans" fo:font-size="10pt" fo:language="fr" fo:country="FR" fo:font-weight="normal" style:font-size-asian="10pt" style:font-weight-asian="normal" style:font-size-complex="10pt" style:font-weight-complex="normal"/>
    </style:style>
    <style:style style:name="T193"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194"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195"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196"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197"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198"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199"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00"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01"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02"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03"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04"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05"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06"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07"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08"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09"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10"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11"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12" style:family="text">
      <style:text-properties fo:color="#000000" fo:font-weight="bold" style:font-weight-asian="bold" style:font-weight-complex="bold"/>
    </style:style>
    <style:style style:name="T213" style:family="text">
      <style:text-properties fo:color="#000000" fo:font-weight="bold" officeooo:rsid="028c5ee7" style:font-weight-asian="bold" style:font-weight-complex="bold"/>
    </style:style>
    <style:style style:name="T214" style:family="text">
      <style:text-properties fo:color="#000000" fo:font-weight="bold" officeooo:rsid="03f64af3" style:font-weight-asian="bold" style:font-weight-complex="bold"/>
    </style:style>
    <style:style style:name="T215" style:family="text">
      <style:text-properties fo:color="#000000" fo:font-weight="bold" officeooo:rsid="101294ed" style:font-weight-asian="bold" style:font-weight-complex="bold"/>
    </style:style>
    <style:style style:name="T216" style:family="text">
      <style:text-properties fo:color="#000000" fo:font-weight="bold" officeooo:rsid="1028d2f4" style:font-weight-asian="bold" style:font-weight-complex="bold"/>
    </style:style>
    <style:style style:name="T217" style:family="text">
      <style:text-properties fo:color="#000000" fo:font-weight="bold" officeooo:rsid="10326697" style:font-weight-asian="bold" style:font-weight-complex="bold"/>
    </style:style>
    <style:style style:name="T218" style:family="text">
      <style:text-properties fo:color="#000000" fo:font-weight="bold" officeooo:rsid="10400654" style:font-weight-asian="bold" style:font-weight-complex="bold"/>
    </style:style>
    <style:style style:name="T219" style:family="text">
      <style:text-properties fo:color="#000000" fo:font-weight="bold" officeooo:rsid="1042df04" style:font-weight-asian="bold" style:font-weight-complex="bold"/>
    </style:style>
    <style:style style:name="T220" style:family="text">
      <style:text-properties fo:color="#000000" fo:font-weight="bold" officeooo:rsid="10440a85" style:font-weight-asian="bold" style:font-weight-complex="bold"/>
    </style:style>
    <style:style style:name="T221" style:family="text">
      <style:text-properties fo:color="#000000" fo:font-weight="bold" officeooo:rsid="1045ef0b" style:font-weight-asian="bold" style:font-weight-complex="bold"/>
    </style:style>
    <style:style style:name="T222" style:family="text">
      <style:text-properties fo:color="#000000" fo:font-weight="bold" officeooo:rsid="10467500" style:font-weight-asian="bold" style:font-weight-complex="bold"/>
    </style:style>
    <style:style style:name="T223" style:family="text">
      <style:text-properties fo:color="#000000" fo:font-weight="bold" officeooo:rsid="10476d27" style:font-weight-asian="bold" style:font-weight-complex="bold"/>
    </style:style>
    <style:style style:name="T224" style:family="text">
      <style:text-properties fo:color="#000000" fo:font-weight="bold" officeooo:rsid="1048e8d8" style:font-weight-asian="bold" style:font-weight-complex="bold"/>
    </style:style>
    <style:style style:name="T225" style:family="text">
      <style:text-properties fo:color="#000000" fo:font-weight="normal" style:font-weight-asian="normal" style:font-weight-complex="normal"/>
    </style:style>
    <style:style style:name="T226" style:family="text">
      <style:text-properties fo:color="#000000" fo:font-weight="normal" officeooo:rsid="101294ed" style:font-weight-asian="normal" style:font-weight-complex="normal"/>
    </style:style>
    <style:style style:name="T227" style:family="text">
      <style:text-properties fo:color="#000000" fo:font-weight="normal" officeooo:rsid="10141285" style:font-weight-asian="normal" style:font-weight-complex="normal"/>
    </style:style>
    <style:style style:name="T228" style:family="text">
      <style:text-properties fo:color="#000000" fo:font-weight="normal" officeooo:rsid="1015a071" style:font-weight-asian="normal" style:font-weight-complex="normal"/>
    </style:style>
    <style:style style:name="T229" style:family="text">
      <style:text-properties fo:color="#000000" fo:font-weight="normal" officeooo:rsid="10179d8a" style:font-weight-asian="normal" style:font-weight-complex="normal"/>
    </style:style>
    <style:style style:name="T230" style:family="text">
      <style:text-properties fo:color="#000000" fo:font-weight="normal" officeooo:rsid="101894c4" style:font-weight-asian="normal" style:font-weight-complex="normal"/>
    </style:style>
    <style:style style:name="T231" style:family="text">
      <style:text-properties fo:color="#000000" fo:font-weight="normal" officeooo:rsid="101a7650" style:font-weight-asian="normal" style:font-weight-complex="normal"/>
    </style:style>
    <style:style style:name="T232" style:family="text">
      <style:text-properties fo:color="#000000" fo:font-weight="normal" officeooo:rsid="101c04b2" style:font-weight-asian="normal" style:font-weight-complex="normal"/>
    </style:style>
    <style:style style:name="T233" style:family="text">
      <style:text-properties fo:color="#000000" fo:font-weight="normal" officeooo:rsid="101f2333" style:font-weight-asian="normal" style:font-weight-complex="normal"/>
    </style:style>
    <style:style style:name="T234" style:family="text">
      <style:text-properties fo:color="#000000" fo:font-weight="normal" officeooo:rsid="10217ae2" style:font-weight-asian="normal" style:font-weight-complex="normal"/>
    </style:style>
    <style:style style:name="T235" style:family="text">
      <style:text-properties fo:color="#000000" fo:font-weight="normal" officeooo:rsid="1028d2f4" style:font-weight-asian="normal" style:font-weight-complex="normal"/>
    </style:style>
    <style:style style:name="T236" style:family="text">
      <style:text-properties fo:color="#000000" fo:font-weight="normal" officeooo:rsid="10292c89" style:font-weight-asian="normal" style:font-weight-complex="normal"/>
    </style:style>
    <style:style style:name="T237" style:family="text">
      <style:text-properties fo:color="#000000" fo:font-weight="normal" officeooo:rsid="10304260" style:font-weight-asian="normal" style:font-weight-complex="normal"/>
    </style:style>
    <style:style style:name="T238" style:family="text">
      <style:text-properties fo:color="#000000" fo:font-weight="normal" officeooo:rsid="103157e9" style:font-weight-asian="normal" style:font-weight-complex="normal"/>
    </style:style>
    <style:style style:name="T239" style:family="text">
      <style:text-properties fo:color="#000000" fo:font-weight="normal" officeooo:rsid="10326697" style:font-weight-asian="normal" style:font-weight-complex="normal"/>
    </style:style>
    <style:style style:name="T240" style:family="text">
      <style:text-properties fo:color="#000000" fo:font-weight="normal" officeooo:rsid="1032ab60" style:font-weight-asian="normal" style:font-weight-complex="normal"/>
    </style:style>
    <style:style style:name="T241" style:family="text">
      <style:text-properties fo:color="#000000" fo:font-weight="normal" officeooo:rsid="1039544d" style:font-weight-asian="normal" style:font-weight-complex="normal"/>
    </style:style>
    <style:style style:name="T242" style:family="text">
      <style:text-properties fo:color="#000000" fo:font-weight="normal" officeooo:rsid="103b0be1" style:font-weight-asian="normal" style:font-weight-complex="normal"/>
    </style:style>
    <style:style style:name="T243" style:family="text">
      <style:text-properties fo:color="#000000" fo:font-weight="normal" officeooo:rsid="103ca3c0" style:font-weight-asian="normal" style:font-weight-complex="normal"/>
    </style:style>
    <style:style style:name="T244" style:family="text">
      <style:text-properties fo:color="#000000" fo:font-weight="normal" officeooo:rsid="10400654" style:font-weight-asian="normal" style:font-weight-complex="normal"/>
    </style:style>
    <style:style style:name="T245" style:family="text">
      <style:text-properties fo:color="#000000" fo:font-weight="normal" officeooo:rsid="1042df04" style:font-weight-asian="normal" style:font-weight-complex="normal"/>
    </style:style>
    <style:style style:name="T246" style:family="text">
      <style:text-properties fo:color="#000000" fo:font-weight="normal" officeooo:rsid="10440a85" style:font-weight-asian="normal" style:font-weight-complex="normal"/>
    </style:style>
    <style:style style:name="T247" style:family="text">
      <style:text-properties fo:color="#000000" fo:font-weight="normal" officeooo:rsid="1045ef0b" style:font-weight-asian="normal" style:font-weight-complex="normal"/>
    </style:style>
    <style:style style:name="T248" style:family="text">
      <style:text-properties fo:color="#000000" fo:font-weight="normal" officeooo:rsid="10476d27" style:font-weight-asian="normal" style:font-weight-complex="normal"/>
    </style:style>
    <style:style style:name="T249" style:family="text">
      <style:text-properties fo:color="#000000" fo:font-weight="normal" officeooo:rsid="1048e8d8" style:font-weight-asian="normal" style:font-weight-complex="normal"/>
    </style:style>
    <style:style style:name="T250" style:family="text">
      <style:text-properties fo:color="#000000" fo:font-weight="normal" officeooo:rsid="1049d5dc" style:font-weight-asian="normal" style:font-weight-complex="normal"/>
    </style:style>
    <style:style style:name="T251" style:family="text">
      <style:text-properties fo:color="#000000" fo:font-weight="normal" officeooo:rsid="104a9ef3" style:font-weight-asian="normal" style:font-weight-complex="normal"/>
    </style:style>
    <style:style style:name="T252" style:family="text">
      <style:text-properties officeooo:rsid="03ca71a3"/>
    </style:style>
    <style:style style:name="T253" style:family="text">
      <style:text-properties officeooo:rsid="0469370a"/>
    </style:style>
    <style:style style:name="T254" style:family="text">
      <style:text-properties fo:font-size="10pt" fo:language="fr" fo:country="FR" officeooo:rsid="0477f9bb" fo:background-color="transparent" loext:char-shading-value="0" style:font-size-asian="10pt" style:font-size-complex="10pt"/>
    </style:style>
    <style:style style:name="T255" style:family="text">
      <style:text-properties fo:font-size="10pt" fo:language="fr" fo:country="FR" officeooo:rsid="05687bd2" fo:background-color="transparent" loext:char-shading-value="0" style:font-size-asian="10pt" style:font-size-complex="10pt"/>
    </style:style>
    <style:style style:name="T256" style:family="text">
      <style:text-properties fo:font-size="10pt" fo:language="fr" fo:country="FR" officeooo:rsid="013cd036" fo:background-color="transparent" loext:char-shading-value="0" style:font-size-asian="10pt" style:font-size-complex="10pt"/>
    </style:style>
    <style:style style:name="T257" style:family="text">
      <style:text-properties fo:font-size="10pt" fo:language="fr" fo:country="FR" officeooo:rsid="07b0832d" fo:background-color="transparent" loext:char-shading-value="0" style:font-size-asian="10pt" style:font-size-complex="10pt"/>
    </style:style>
    <style:style style:name="T258" style:family="text">
      <style:text-properties fo:font-size="10pt" fo:language="fr" fo:country="FR" officeooo:rsid="07be0171" fo:background-color="transparent" loext:char-shading-value="0" style:font-size-asian="10pt" style:font-size-complex="10pt"/>
    </style:style>
    <style:style style:name="T259" style:family="text">
      <style:text-properties fo:font-size="10pt" fo:language="fr" fo:country="FR" officeooo:rsid="07ceca20" fo:background-color="transparent" loext:char-shading-value="0" style:font-size-asian="10pt" style:font-size-complex="10pt"/>
    </style:style>
    <style:style style:name="T260" style:family="text">
      <style:text-properties fo:font-size="10pt" fo:language="fr" fo:country="FR" officeooo:rsid="07d06646" fo:background-color="transparent" loext:char-shading-value="0" style:font-size-asian="10pt" style:font-size-complex="10pt"/>
    </style:style>
    <style:style style:name="T261" style:family="text">
      <style:text-properties fo:font-size="10pt" fo:language="fr" fo:country="FR" officeooo:rsid="07d2271a" fo:background-color="transparent" loext:char-shading-value="0" style:font-size-asian="10pt" style:font-size-complex="10pt"/>
    </style:style>
    <style:style style:name="T262" style:family="text">
      <style:text-properties fo:font-size="10pt" fo:language="fr" fo:country="FR" officeooo:rsid="07d64152" fo:background-color="transparent" loext:char-shading-value="0" style:font-size-asian="10pt" style:font-size-complex="10pt"/>
    </style:style>
    <style:style style:name="T263" style:family="text">
      <style:text-properties fo:font-size="10pt" fo:language="fr" fo:country="FR" officeooo:rsid="07d71409" fo:background-color="transparent" loext:char-shading-value="0" style:font-size-asian="10pt" style:font-size-complex="10pt"/>
    </style:style>
    <style:style style:name="T264" style:family="text">
      <style:text-properties fo:font-size="10pt" fo:language="fr" fo:country="FR" officeooo:rsid="07d8ae4d" fo:background-color="transparent" loext:char-shading-value="0" style:font-size-asian="10pt" style:font-size-complex="10pt"/>
    </style:style>
    <style:style style:name="T265" style:family="text">
      <style:text-properties fo:font-size="10pt" fo:language="fr" fo:country="FR" officeooo:rsid="0855ec35" fo:background-color="transparent" loext:char-shading-value="0" style:font-size-asian="10pt" style:font-size-complex="10pt"/>
    </style:style>
    <style:style style:name="T266" style:family="text">
      <style:text-properties fo:font-size="10pt" fo:language="fr" fo:country="FR" officeooo:rsid="0855f7d5" fo:background-color="transparent" loext:char-shading-value="0" style:font-size-asian="10pt" style:font-size-complex="10pt"/>
    </style:style>
    <style:style style:name="T267" style:family="text">
      <style:text-properties fo:font-size="10pt" fo:language="fr" fo:country="FR" officeooo:rsid="085602c0" fo:background-color="transparent" loext:char-shading-value="0" style:font-size-asian="10pt" style:font-size-complex="10pt"/>
    </style:style>
    <style:style style:name="T268" style:family="text">
      <style:text-properties fo:font-size="10pt" fo:language="fr" fo:country="FR" officeooo:rsid="0858dd57" fo:background-color="transparent" loext:char-shading-value="0" style:font-size-asian="10pt" style:font-size-complex="10pt"/>
    </style:style>
    <style:style style:name="T269" style:family="text">
      <style:text-properties fo:font-size="10pt" fo:language="fr" fo:country="FR" officeooo:rsid="086c51df" fo:background-color="transparent" loext:char-shading-value="0" style:font-size-asian="10pt" style:font-size-complex="10pt"/>
    </style:style>
    <style:style style:name="T270" style:family="text">
      <style:text-properties fo:font-size="10pt" fo:language="fr" fo:country="FR" officeooo:rsid="09cfa695" fo:background-color="transparent" loext:char-shading-value="0" style:font-size-asian="10pt" style:font-size-complex="10pt"/>
    </style:style>
    <style:style style:name="T271" style:family="text">
      <style:text-properties fo:font-size="10pt" fo:language="fr" fo:country="FR" officeooo:rsid="09d1a0d8" fo:background-color="transparent" loext:char-shading-value="0" style:font-size-asian="10pt" style:font-size-complex="10pt"/>
    </style:style>
    <style:style style:name="T272" style:family="text">
      <style:text-properties fo:font-size="10pt" fo:language="fr" fo:country="FR" officeooo:rsid="09d238cc" fo:background-color="transparent" loext:char-shading-value="0" style:font-size-asian="10pt" style:font-size-complex="10pt"/>
    </style:style>
    <style:style style:name="T273" style:family="text">
      <style:text-properties fo:font-size="10pt" fo:language="fr" fo:country="FR" officeooo:rsid="09d29fd3" fo:background-color="transparent" loext:char-shading-value="0" style:font-size-asian="10pt" style:font-size-complex="10pt"/>
    </style:style>
    <style:style style:name="T274" style:family="text">
      <style:text-properties fo:font-size="10pt" fo:language="fr" fo:country="FR" officeooo:rsid="09d43f76" fo:background-color="transparent" loext:char-shading-value="0" style:font-size-asian="10pt" style:font-size-complex="10pt"/>
    </style:style>
    <style:style style:name="T275" style:family="text">
      <style:text-properties fo:font-size="10pt" fo:language="fr" fo:country="FR" style:font-size-asian="10pt" style:font-size-complex="10pt"/>
    </style:style>
    <style:style style:name="T276" style:family="text">
      <style:text-properties fo:font-size="10pt" fo:language="fr" fo:country="FR" officeooo:rsid="0029054f" style:font-size-asian="10pt" style:font-size-complex="10pt"/>
    </style:style>
    <style:style style:name="T277" style:family="text">
      <style:text-properties fo:font-size="10pt" fo:language="fr" fo:country="FR" officeooo:rsid="00295416" style:font-size-asian="10pt" style:font-size-complex="10pt"/>
    </style:style>
    <style:style style:name="T278" style:family="text">
      <style:text-properties fo:font-size="10pt" fo:language="fr" fo:country="FR" officeooo:rsid="0053114d" style:font-size-asian="10pt" style:font-size-complex="10pt"/>
    </style:style>
    <style:style style:name="T279" style:family="text">
      <style:text-properties fo:font-size="10pt" fo:language="fr" fo:country="FR" officeooo:rsid="003cf453" style:font-size-asian="10pt" style:font-size-complex="10pt"/>
    </style:style>
    <style:style style:name="T280" style:family="text">
      <style:text-properties fo:font-size="10pt" fo:language="fr" fo:country="FR" officeooo:rsid="002a97c5" style:font-size-asian="10pt" style:font-size-complex="10pt"/>
    </style:style>
    <style:style style:name="T281" style:family="text">
      <style:text-properties fo:font-size="10pt" fo:language="fr" fo:country="FR" officeooo:rsid="002c7a96" style:font-size-asian="10pt" style:font-size-complex="10pt"/>
    </style:style>
    <style:style style:name="T282" style:family="text">
      <style:text-properties fo:font-size="10pt" fo:language="fr" fo:country="FR" officeooo:rsid="002d85a7" style:font-size-asian="10pt" style:font-size-complex="10pt"/>
    </style:style>
    <style:style style:name="T283" style:family="text">
      <style:text-properties fo:font-size="10pt" fo:language="fr" fo:country="FR" officeooo:rsid="00305917" style:font-size-asian="10pt" style:font-size-complex="10pt"/>
    </style:style>
    <style:style style:name="T284" style:family="text">
      <style:text-properties fo:font-size="10pt" fo:language="fr" fo:country="FR" officeooo:rsid="003dd165" style:font-size-asian="10pt" style:font-size-complex="10pt"/>
    </style:style>
    <style:style style:name="T285" style:family="text">
      <style:text-properties fo:font-size="10pt" fo:language="fr" fo:country="FR" officeooo:rsid="003f6351" style:font-size-asian="10pt" style:font-size-complex="10pt"/>
    </style:style>
    <style:style style:name="T286" style:family="text">
      <style:text-properties fo:font-size="10pt" fo:language="fr" fo:country="FR" officeooo:rsid="004104c5" style:font-size-asian="10pt" style:font-size-complex="10pt"/>
    </style:style>
    <style:style style:name="T287" style:family="text">
      <style:text-properties fo:font-size="10pt" fo:language="fr" fo:country="FR" officeooo:rsid="0036643d" style:font-size-asian="10pt" style:font-size-complex="10pt"/>
    </style:style>
    <style:style style:name="T288" style:family="text">
      <style:text-properties fo:font-size="10pt" fo:language="fr" fo:country="FR" officeooo:rsid="00429ad3" style:font-size-asian="10pt" style:font-size-complex="10pt"/>
    </style:style>
    <style:style style:name="T289" style:family="text">
      <style:text-properties fo:font-size="10pt" fo:language="fr" fo:country="FR" officeooo:rsid="0045b62e" style:font-size-asian="10pt" style:font-size-complex="10pt"/>
    </style:style>
    <style:style style:name="T290" style:family="text">
      <style:text-properties fo:font-size="10pt" fo:language="fr" fo:country="FR" officeooo:rsid="004428e7" style:font-size-asian="10pt" style:font-size-complex="10pt"/>
    </style:style>
    <style:style style:name="T291" style:family="text">
      <style:text-properties fo:font-size="10pt" fo:language="fr" fo:country="FR" officeooo:rsid="004ed19a" style:font-size-asian="10pt" style:font-size-complex="10pt"/>
    </style:style>
    <style:style style:name="T292" style:family="text">
      <style:text-properties fo:font-size="10pt" fo:language="fr" fo:country="FR" officeooo:rsid="0046ad24" style:font-size-asian="10pt" style:font-size-complex="10pt"/>
    </style:style>
    <style:style style:name="T293" style:family="text">
      <style:text-properties fo:font-size="10pt" fo:language="fr" fo:country="FR" officeooo:rsid="00210d48" style:font-size-asian="10pt" style:font-size-complex="10pt"/>
    </style:style>
    <style:style style:name="T294" style:family="text">
      <style:text-properties fo:font-size="10pt" fo:language="fr" fo:country="FR" officeooo:rsid="0bc90238" style:font-size-asian="10pt" style:font-size-complex="10pt"/>
    </style:style>
    <style:style style:name="T295" style:family="text">
      <style:text-properties fo:font-size="10pt" fo:language="fr" fo:country="FR" officeooo:rsid="0bc9b7a0" style:font-size-asian="10pt" style:font-size-complex="10pt"/>
    </style:style>
    <style:style style:name="T296"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97"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98"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99"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00"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01" style:family="text">
      <style:text-properties fo:font-size="10pt" style:font-size-asian="10pt" style:font-size-complex="10pt"/>
    </style:style>
    <style:style style:name="T302" style:family="text">
      <style:text-properties fo:font-size="10pt" officeooo:rsid="048e1c4e" style:font-size-asian="10pt" style:font-size-complex="10pt"/>
    </style:style>
    <style:style style:name="T303" style:family="text">
      <style:text-properties fo:font-size="10pt" officeooo:rsid="048e237d" style:font-size-asian="10pt" style:font-size-complex="10pt"/>
    </style:style>
    <style:style style:name="T304" style:family="text">
      <style:text-properties fo:font-size="10pt" officeooo:rsid="048e9bc6" style:font-size-asian="10pt" style:font-size-complex="10pt"/>
    </style:style>
    <style:style style:name="T305" style:family="text">
      <style:text-properties fo:font-size="10pt" officeooo:rsid="0494c156" style:font-size-asian="10pt" style:font-size-complex="10pt"/>
    </style:style>
    <style:style style:name="T306" style:family="text">
      <style:text-properties fo:font-size="10pt" officeooo:rsid="048fdefa" style:font-size-asian="10pt" style:font-size-complex="10pt"/>
    </style:style>
    <style:style style:name="T307" style:family="text">
      <style:text-properties fo:font-size="10pt" officeooo:rsid="0567361b" style:font-size-asian="10pt" style:font-size-complex="10pt"/>
    </style:style>
    <style:style style:name="T308" style:family="text">
      <style:text-properties fo:font-size="10pt" officeooo:rsid="07b79dc4" style:font-size-asian="10pt" style:font-size-complex="10pt"/>
    </style:style>
    <style:style style:name="T309" style:family="text">
      <style:text-properties fo:font-size="10pt" officeooo:rsid="07b8587c" style:font-size-asian="10pt" style:font-size-complex="10pt"/>
    </style:style>
    <style:style style:name="T310" style:family="text">
      <style:text-properties fo:font-size="10pt" officeooo:rsid="07ba475d" style:font-size-asian="10pt" style:font-size-complex="10pt"/>
    </style:style>
    <style:style style:name="T311" style:family="text">
      <style:text-properties fo:font-size="10pt" officeooo:rsid="07bfd7d2" style:font-size-asian="10pt" style:font-size-complex="10pt"/>
    </style:style>
    <style:style style:name="T312" style:family="text">
      <style:text-properties fo:font-size="10pt" officeooo:rsid="07c11c8a" style:font-size-asian="10pt" style:font-size-complex="10pt"/>
    </style:style>
    <style:style style:name="T313" style:family="text">
      <style:text-properties fo:font-size="10pt" officeooo:rsid="07c23ade" style:font-size-asian="10pt" style:font-size-complex="10pt"/>
    </style:style>
    <style:style style:name="T314" style:family="text">
      <style:text-properties fo:font-size="10pt" officeooo:rsid="07c72ca5" style:font-size-asian="10pt" style:font-size-complex="10pt"/>
    </style:style>
    <style:style style:name="T315" style:family="text">
      <style:text-properties fo:font-size="10pt" officeooo:rsid="07c909cd" style:font-size-asian="10pt" style:font-size-complex="10pt"/>
    </style:style>
    <style:style style:name="T316" style:family="text">
      <style:text-properties fo:font-size="10pt" officeooo:rsid="07c97ef3" style:font-size-asian="10pt" style:font-size-complex="10pt"/>
    </style:style>
    <style:style style:name="T317" style:family="text">
      <style:text-properties fo:font-size="10pt" officeooo:rsid="07da6169" style:font-size-asian="10pt" style:font-size-complex="10pt"/>
    </style:style>
    <style:style style:name="T318" style:family="text">
      <style:text-properties fo:font-size="10pt" officeooo:rsid="07dc41e2" style:font-size-asian="10pt" style:font-size-complex="10pt"/>
    </style:style>
    <style:style style:name="T319" style:family="text">
      <style:text-properties fo:font-size="10pt" officeooo:rsid="086c51df" style:font-size-asian="10pt" style:font-size-complex="10pt"/>
    </style:style>
    <style:style style:name="T320" style:family="text">
      <style:text-properties fo:font-size="10pt" officeooo:rsid="09d9dea4" style:font-size-asian="10pt" style:font-size-complex="10pt"/>
    </style:style>
    <style:style style:name="T321" style:family="text">
      <style:text-properties fo:font-size="10pt" officeooo:rsid="09da87ce" style:font-size-asian="10pt" style:font-size-complex="10pt"/>
    </style:style>
    <style:style style:name="T322" style:family="text">
      <style:text-properties fo:font-size="10pt" officeooo:rsid="0d19918c" style:font-size-asian="10pt" style:font-size-complex="10pt"/>
    </style:style>
    <style:style style:name="T323" style:family="text">
      <style:text-properties fo:font-size="10pt" fo:font-weight="bold" style:font-size-asian="10pt" style:font-weight-asian="bold" style:font-size-complex="10pt" style:font-weight-complex="bold"/>
    </style:style>
    <style:style style:name="T324" style:family="text">
      <style:text-properties fo:font-size="10pt" fo:font-weight="bold" officeooo:rsid="07ba475d" style:font-size-asian="10pt" style:font-weight-asian="bold" style:font-size-complex="10pt" style:font-weight-complex="bold"/>
    </style:style>
    <style:style style:name="T325" style:family="text">
      <style:text-properties fo:font-size="10pt" fo:font-weight="bold" officeooo:rsid="07baa46b" style:font-size-asian="10pt" style:font-weight-asian="bold" style:font-size-complex="10pt" style:font-weight-complex="bold"/>
    </style:style>
    <style:style style:name="T326" style:family="text">
      <style:text-properties fo:font-size="10pt" fo:font-weight="bold" officeooo:rsid="07c23ade" style:font-size-asian="10pt" style:font-weight-asian="bold" style:font-size-complex="10pt" style:font-weight-complex="bold"/>
    </style:style>
    <style:style style:name="T327" style:family="text">
      <style:text-properties fo:font-size="10pt" fo:font-weight="bold" officeooo:rsid="07c3e58a" style:font-size-asian="10pt" style:font-weight-asian="bold" style:font-size-complex="10pt" style:font-weight-complex="bold"/>
    </style:style>
    <style:style style:name="T328" style:family="text">
      <style:text-properties fo:font-size="10pt" fo:font-weight="bold" officeooo:rsid="07d93e7e" style:font-size-asian="10pt" style:font-weight-asian="bold" style:font-size-complex="10pt" style:font-weight-complex="bold"/>
    </style:style>
    <style:style style:name="T329" style:family="text">
      <style:text-properties fo:font-size="10pt" fo:font-weight="bold" officeooo:rsid="04911cac" style:font-size-asian="10pt" style:font-weight-asian="bold" style:font-size-complex="10pt" style:font-weight-complex="bold"/>
    </style:style>
    <style:style style:name="T330" style:family="text">
      <style:text-properties fo:font-size="10pt" fo:font-weight="bold" officeooo:rsid="048e1c4e" style:font-size-asian="10pt" style:font-weight-asian="bold" style:font-size-complex="10pt" style:font-weight-complex="bold"/>
    </style:style>
    <style:style style:name="T331" style:family="text">
      <style:text-properties fo:font-size="10pt" fo:font-weight="normal" style:font-size-asian="10pt" style:font-weight-asian="normal" style:font-size-complex="10pt" style:font-weight-complex="normal"/>
    </style:style>
    <style:style style:name="T332" style:family="text">
      <style:text-properties fo:font-size="10pt" fo:font-weight="normal" officeooo:rsid="07c3e58a" style:font-size-asian="10pt" style:font-weight-asian="normal" style:font-size-complex="10pt" style:font-weight-complex="normal"/>
    </style:style>
    <style:style style:name="T333" style:family="text">
      <style:text-properties fo:font-size="10pt" fo:font-weight="normal" officeooo:rsid="07c5c90a" style:font-size-asian="10pt" style:font-weight-asian="normal" style:font-size-complex="10pt" style:font-weight-complex="normal"/>
    </style:style>
    <style:style style:name="T334" style:family="text">
      <style:text-properties fo:font-size="10pt" fo:font-weight="normal" officeooo:rsid="07dd1797" style:font-size-asian="10pt" style:font-weight-asian="normal" style:font-size-complex="10pt" style:font-weight-complex="normal"/>
    </style:style>
    <style:style style:name="T335" style:family="text">
      <style:text-properties fo:font-size="10pt" fo:font-weight="normal" officeooo:rsid="086c51df" style:font-size-asian="10pt" style:font-weight-asian="normal" style:font-size-complex="10pt" style:font-weight-complex="normal"/>
    </style:style>
    <style:style style:name="T336" style:family="text">
      <style:text-properties fo:font-size="10pt" fo:font-weight="normal" officeooo:rsid="09db23a1" style:font-size-asian="10pt" style:font-weight-asian="normal" style:font-size-complex="10pt" style:font-weight-complex="normal"/>
    </style:style>
    <style:style style:name="T337" style:family="text">
      <style:text-properties fo:font-size="10pt" fo:font-weight="normal" officeooo:rsid="0b8bcaec" style:font-size-asian="10pt" style:font-weight-asian="normal" style:font-size-complex="10pt" style:font-weight-complex="normal"/>
    </style:style>
    <style:style style:name="T338" style:family="text">
      <style:text-properties officeooo:rsid="049509da"/>
    </style:style>
    <style:style style:name="T339" style:family="text">
      <style:text-properties officeooo:rsid="049949d3"/>
    </style:style>
    <style:style style:name="T340" style:family="text">
      <style:text-properties officeooo:rsid="04d21d0e"/>
    </style:style>
    <style:style style:name="T341" style:family="text">
      <style:text-properties fo:font-style="normal" fo:font-weight="normal" officeooo:rsid="020713e1" style:font-style-asian="normal" style:font-weight-asian="normal" style:font-style-complex="normal" style:font-weight-complex="normal"/>
    </style:style>
    <style:style style:name="T342" style:family="text">
      <style:text-properties fo:font-style="normal" fo:font-weight="normal" officeooo:rsid="02079189" style:font-style-asian="normal" style:font-weight-asian="normal" style:font-style-complex="normal" style:font-weight-complex="normal"/>
    </style:style>
    <style:style style:name="T343" style:family="text">
      <style:text-properties fo:font-style="normal" fo:font-weight="normal" officeooo:rsid="0167ba35" style:font-style-asian="normal" style:font-weight-asian="normal" style:font-style-complex="normal" style:font-weight-complex="normal"/>
    </style:style>
    <style:style style:name="T344" style:family="text">
      <style:text-properties fo:font-style="normal" fo:font-weight="normal" officeooo:rsid="00f70126" style:font-style-asian="normal" style:font-weight-asian="normal" style:font-style-complex="normal" style:font-weight-complex="normal"/>
    </style:style>
    <style:style style:name="T345" style:family="text">
      <style:text-properties fo:font-style="normal" fo:font-weight="normal" officeooo:rsid="077e8b5a" style:font-style-asian="normal" style:font-weight-asian="normal" style:font-style-complex="normal" style:font-weight-complex="normal"/>
    </style:style>
    <style:style style:name="T346" style:family="text">
      <style:text-properties fo:font-style="normal" fo:font-weight="normal" officeooo:rsid="077fc491" style:font-style-asian="normal" style:font-weight-asian="normal" style:font-style-complex="normal" style:font-weight-complex="normal"/>
    </style:style>
    <style:style style:name="T347" style:family="text">
      <style:text-properties fo:font-style="normal" fo:font-weight="normal" officeooo:rsid="0780d77f" style:font-style-asian="normal" style:font-weight-asian="normal" style:font-style-complex="normal" style:font-weight-complex="normal"/>
    </style:style>
    <style:style style:name="T348" style:family="text">
      <style:text-properties fo:font-style="normal" fo:font-weight="normal" officeooo:rsid="0781a064" style:font-style-asian="normal" style:font-weight-asian="normal" style:font-style-complex="normal" style:font-weight-complex="normal"/>
    </style:style>
    <style:style style:name="T349" style:family="text">
      <style:text-properties fo:font-style="normal" style:text-underline-style="none" style:font-style-asian="normal" style:font-style-complex="normal"/>
    </style:style>
    <style:style style:name="T350" style:family="text">
      <style:text-properties fo:font-style="normal" style:text-underline-style="none" officeooo:rsid="07ffef87" style:font-style-asian="normal" style:font-style-complex="normal"/>
    </style:style>
    <style:style style:name="T351" style:family="text">
      <style:text-properties fo:font-style="normal" style:text-underline-style="none" officeooo:rsid="06d6177b" style:font-style-asian="normal" style:font-style-complex="normal"/>
    </style:style>
    <style:style style:name="T352" style:family="text">
      <style:text-properties fo:font-style="normal" style:text-underline-style="none" officeooo:rsid="07fd1e10" style:font-style-asian="normal" style:font-style-complex="normal"/>
    </style:style>
    <style:style style:name="T353" style:family="text">
      <style:text-properties fo:font-style="normal" style:font-style-asian="normal" style:font-style-complex="normal"/>
    </style:style>
    <style:style style:name="T354" style:family="text">
      <style:text-properties fo:font-style="normal" officeooo:rsid="07e1914a" style:font-style-asian="normal" style:font-style-complex="normal"/>
    </style:style>
    <style:style style:name="T355" style:family="text">
      <style:text-properties fo:font-style="normal" officeooo:rsid="06d6177b" style:font-style-asian="normal" style:font-style-complex="normal"/>
    </style:style>
    <style:style style:name="T356" style:family="text">
      <style:text-properties fo:font-style="normal" officeooo:rsid="0a9802e8" style:font-style-asian="normal" style:font-style-complex="normal"/>
    </style:style>
    <style:style style:name="T357" style:family="text">
      <style:text-properties fo:font-style="normal" officeooo:rsid="0a9dca92" style:font-style-asian="normal" style:font-style-complex="normal"/>
    </style:style>
    <style:style style:name="T358" style:family="text">
      <style:text-properties fo:font-style="normal" officeooo:rsid="0a9faaaa" style:font-style-asian="normal" style:font-style-complex="normal"/>
    </style:style>
    <style:style style:name="T359" style:family="text">
      <style:text-properties fo:font-style="normal" officeooo:rsid="0aa9643a" style:font-style-asian="normal" style:font-style-complex="normal"/>
    </style:style>
    <style:style style:name="T360" style:family="text">
      <style:text-properties fo:font-style="normal" officeooo:rsid="0ab50596" style:font-style-asian="normal" style:font-style-complex="normal"/>
    </style:style>
    <style:style style:name="T361" style:family="text">
      <style:text-properties fo:font-style="normal" officeooo:rsid="0abb303c" style:font-style-asian="normal" style:font-style-complex="normal"/>
    </style:style>
    <style:style style:name="T362" style:family="text">
      <style:text-properties fo:font-style="normal" officeooo:rsid="0abb5be3" style:font-style-asian="normal" style:font-style-complex="normal"/>
    </style:style>
    <style:style style:name="T363" style:family="text">
      <style:text-properties fo:font-style="normal" officeooo:rsid="0abb8f3e" style:font-style-asian="normal" style:font-style-complex="normal"/>
    </style:style>
    <style:style style:name="T364" style:family="text">
      <style:text-properties fo:font-style="normal" officeooo:rsid="0abb982e" style:font-style-asian="normal" style:font-style-complex="normal"/>
    </style:style>
    <style:style style:name="T365" style:family="text">
      <style:text-properties fo:font-style="normal" officeooo:rsid="0ac3bfee" style:font-style-asian="normal" style:font-style-complex="normal"/>
    </style:style>
    <style:style style:name="T366" style:family="text">
      <style:text-properties fo:font-style="normal" officeooo:rsid="0ac5a45f" style:font-style-asian="normal" style:font-style-complex="normal"/>
    </style:style>
    <style:style style:name="T367" style:family="text">
      <style:text-properties fo:font-style="normal" officeooo:rsid="0ac716b2" style:font-style-asian="normal" style:font-style-complex="normal"/>
    </style:style>
    <style:style style:name="T368" style:family="text">
      <style:text-properties fo:font-style="normal" officeooo:rsid="0ac822d4" style:font-style-asian="normal" style:font-style-complex="normal"/>
    </style:style>
    <style:style style:name="T369" style:family="text">
      <style:text-properties fo:font-style="normal" officeooo:rsid="0acacf23" style:font-style-asian="normal" style:font-style-complex="normal"/>
    </style:style>
    <style:style style:name="T370" style:family="text">
      <style:text-properties fo:font-style="normal" officeooo:rsid="0ad0b6eb" style:font-style-asian="normal" style:font-style-complex="normal"/>
    </style:style>
    <style:style style:name="T371" style:family="text">
      <style:text-properties fo:font-style="normal" officeooo:rsid="0ad20345" style:font-style-asian="normal" style:font-style-complex="normal"/>
    </style:style>
    <style:style style:name="T372" style:family="text">
      <style:text-properties fo:font-style="normal" officeooo:rsid="0afa1a9a" style:font-style-asian="normal" style:font-style-complex="normal"/>
    </style:style>
    <style:style style:name="T373" style:family="text">
      <style:text-properties fo:font-style="normal" officeooo:rsid="0afcd90d" style:font-style-asian="normal" style:font-style-complex="normal"/>
    </style:style>
    <style:style style:name="T374" style:family="text">
      <style:text-properties fo:font-style="normal" officeooo:rsid="0aa29bc9" style:font-style-asian="normal" style:font-style-complex="normal"/>
    </style:style>
    <style:style style:name="T375" style:family="text">
      <style:text-properties fo:font-style="normal" officeooo:rsid="0b538ab8" style:font-style-asian="normal" style:font-style-complex="normal"/>
    </style:style>
    <style:style style:name="T376" style:family="text">
      <style:text-properties fo:font-style="normal" officeooo:rsid="0b582c69" style:font-style-asian="normal" style:font-style-complex="normal"/>
    </style:style>
    <style:style style:name="T377" style:family="text">
      <style:text-properties fo:font-style="normal" officeooo:rsid="0b5c1a52" style:font-style-asian="normal" style:font-style-complex="normal"/>
    </style:style>
    <style:style style:name="T378" style:family="text">
      <style:text-properties fo:font-style="normal" officeooo:rsid="0d7c00df" style:font-style-asian="normal" style:font-style-complex="normal"/>
    </style:style>
    <style:style style:name="T379" style:family="text">
      <style:text-properties fo:font-style="normal" officeooo:rsid="0d7d67ac" style:font-style-asian="normal" style:font-style-complex="normal"/>
    </style:style>
    <style:style style:name="T380" style:family="text">
      <style:text-properties fo:font-style="normal" officeooo:rsid="0a943970" style:font-style-asian="normal" style:font-style-complex="normal"/>
    </style:style>
    <style:style style:name="T381" style:family="text">
      <style:text-properties fo:font-style="normal" fo:font-weight="bold" officeooo:rsid="07e1914a" style:font-style-asian="normal" style:font-weight-asian="bold" style:font-style-complex="normal" style:font-weight-complex="bold"/>
    </style:style>
    <style:style style:name="T382" style:family="text">
      <style:text-properties fo:font-style="normal" fo:font-weight="bold" officeooo:rsid="0116bac4" style:font-style-asian="normal" style:font-weight-asian="bold" style:font-style-complex="normal" style:font-weight-complex="bold"/>
    </style:style>
    <style:style style:name="T383" style:family="text">
      <style:text-properties fo:font-style="normal" fo:font-weight="bold" officeooo:rsid="0bacb041" style:font-style-asian="normal" style:font-weight-asian="bold" style:font-style-complex="normal" style:font-weight-complex="bold"/>
    </style:style>
    <style:style style:name="T384" style:family="text">
      <style:text-properties fo:font-style="normal" fo:font-weight="bold" officeooo:rsid="0bae46e1" style:font-style-asian="normal" style:font-weight-asian="bold" style:font-style-complex="normal" style:font-weight-complex="bold"/>
    </style:style>
    <style:style style:name="T385" style:family="text">
      <style:text-properties officeooo:rsid="05766766"/>
    </style:style>
    <style:style style:name="T386" style:family="text">
      <style:text-properties officeooo:rsid="0590c80b"/>
    </style:style>
    <style:style style:name="T387" style:family="text">
      <style:text-properties officeooo:rsid="0591e1d8"/>
    </style:style>
    <style:style style:name="T388" style:family="text">
      <style:text-properties officeooo:rsid="05a1d51d"/>
    </style:style>
    <style:style style:name="T389" style:family="text">
      <style:text-properties officeooo:rsid="06b04ea9"/>
    </style:style>
    <style:style style:name="T390" style:family="text">
      <style:text-properties officeooo:rsid="06c43280"/>
    </style:style>
    <style:style style:name="T391" style:family="text">
      <style:text-properties officeooo:rsid="06c50f40"/>
    </style:style>
    <style:style style:name="T392" style:family="text">
      <style:text-properties officeooo:rsid="06dd8148"/>
    </style:style>
    <style:style style:name="T393" style:family="text">
      <style:text-properties officeooo:rsid="06e02744"/>
    </style:style>
    <style:style style:name="T394" style:family="text">
      <style:text-properties officeooo:rsid="06f2f981"/>
    </style:style>
    <style:style style:name="T395" style:family="text">
      <style:text-properties officeooo:rsid="071172a9"/>
    </style:style>
    <style:style style:name="T396" style:family="text">
      <style:text-properties fo:language="fr" fo:country="FR"/>
    </style:style>
    <style:style style:name="T397" style:family="text">
      <style:text-properties fo:language="fr" fo:country="FR" officeooo:rsid="071d5cc4"/>
    </style:style>
    <style:style style:name="T398" style:family="text">
      <style:text-properties fo:language="fr" fo:country="FR" officeooo:rsid="07200500"/>
    </style:style>
    <style:style style:name="T399" style:family="text">
      <style:text-properties fo:language="fr" fo:country="FR" fo:font-weight="bold" officeooo:rsid="07200500" style:font-weight-asian="bold" style:font-weight-complex="bold"/>
    </style:style>
    <style:style style:name="T400" style:family="text">
      <style:text-properties fo:language="fr" fo:country="FR" officeooo:rsid="0729fb89"/>
    </style:style>
    <style:style style:name="T401" style:family="text">
      <style:text-properties fo:language="fr" fo:country="FR" officeooo:rsid="072b3236"/>
    </style:style>
    <style:style style:name="T402" style:family="text">
      <style:text-properties fo:language="fr" fo:country="FR" officeooo:rsid="0b2c61a2"/>
    </style:style>
    <style:style style:name="T403" style:family="text">
      <style:text-properties fo:language="fr" fo:country="FR" officeooo:rsid="0ca3fe40"/>
    </style:style>
    <style:style style:name="T404" style:family="text">
      <style:text-properties fo:font-weight="normal" style:font-weight-asian="normal" style:font-weight-complex="normal"/>
    </style:style>
    <style:style style:name="T405" style:family="text">
      <style:text-properties fo:font-weight="normal" officeooo:rsid="07270e84" style:font-weight-asian="normal" style:font-weight-complex="normal"/>
    </style:style>
    <style:style style:name="T406" style:family="text">
      <style:text-properties fo:font-weight="normal" officeooo:rsid="07e1914a" style:font-weight-asian="normal" style:font-weight-complex="normal"/>
    </style:style>
    <style:style style:name="T407" style:family="text">
      <style:text-properties fo:font-weight="normal" officeooo:rsid="0b105efd" style:font-weight-asian="normal" style:font-weight-complex="normal"/>
    </style:style>
    <style:style style:name="T408" style:family="text">
      <style:text-properties fo:font-weight="normal" officeooo:rsid="0ca1cb27" style:font-weight-asian="normal" style:font-weight-complex="normal"/>
    </style:style>
    <style:style style:name="T409" style:family="text">
      <style:text-properties fo:font-weight="normal" officeooo:rsid="0ca53b84" style:font-weight-asian="normal" style:font-weight-complex="normal"/>
    </style:style>
    <style:style style:name="T410" style:family="text">
      <style:text-properties fo:font-weight="normal" officeooo:rsid="0ca876c9" style:font-weight-asian="normal" style:font-weight-complex="normal"/>
    </style:style>
    <style:style style:name="T411" style:family="text">
      <style:text-properties fo:font-weight="normal" officeooo:rsid="0cac8443" style:font-weight-asian="normal" style:font-weight-complex="normal"/>
    </style:style>
    <style:style style:name="T412" style:family="text">
      <style:text-properties fo:font-weight="normal" officeooo:rsid="0cb03190" style:font-weight-asian="normal" style:font-weight-complex="normal"/>
    </style:style>
    <style:style style:name="T413" style:family="text">
      <style:text-properties fo:font-weight="normal" officeooo:rsid="0cb28dfa" style:font-weight-asian="normal" style:font-weight-complex="normal"/>
    </style:style>
    <style:style style:name="T414" style:family="text">
      <style:text-properties fo:font-weight="normal" officeooo:rsid="0db205a8" style:font-weight-asian="normal" style:font-weight-complex="normal"/>
    </style:style>
    <style:style style:name="T415" style:family="text">
      <style:text-properties fo:font-weight="normal" officeooo:rsid="0db3d5ff" style:font-weight-asian="normal" style:font-weight-complex="normal"/>
    </style:style>
    <style:style style:name="T416" style:family="text">
      <style:text-properties fo:font-weight="normal" officeooo:rsid="0db59a18" style:font-weight-asian="normal" style:font-weight-complex="normal"/>
    </style:style>
    <style:style style:name="T417" style:family="text">
      <style:text-properties fo:font-weight="normal" officeooo:rsid="0e674865" style:font-weight-asian="normal" style:font-weight-complex="normal"/>
    </style:style>
    <style:style style:name="T418" style:family="text">
      <style:text-properties fo:font-weight="normal" officeooo:rsid="0e67dbc9" style:font-weight-asian="normal" style:font-weight-complex="normal"/>
    </style:style>
    <style:style style:name="T419" style:family="text">
      <style:text-properties fo:font-weight="normal" officeooo:rsid="0e69c059" style:font-weight-asian="normal" style:font-weight-complex="normal"/>
    </style:style>
    <style:style style:name="T420" style:family="text">
      <style:text-properties fo:font-weight="normal" officeooo:rsid="0e72e582" style:font-weight-asian="normal" style:font-weight-complex="normal"/>
    </style:style>
    <style:style style:name="T421" style:family="text">
      <style:text-properties fo:font-weight="normal" officeooo:rsid="0e7463d1" style:font-weight-asian="normal" style:font-weight-complex="normal"/>
    </style:style>
    <style:style style:name="T422" style:family="text">
      <style:text-properties fo:font-weight="normal" officeooo:rsid="0e75662c" style:font-weight-asian="normal" style:font-weight-complex="normal"/>
    </style:style>
    <style:style style:name="T423" style:family="text">
      <style:text-properties fo:font-weight="normal" officeooo:rsid="0e77dda1" style:font-weight-asian="normal" style:font-weight-complex="normal"/>
    </style:style>
    <style:style style:name="T424" style:family="text">
      <style:text-properties fo:font-weight="normal" officeooo:rsid="0e78360b" style:font-weight-asian="normal" style:font-weight-complex="normal"/>
    </style:style>
    <style:style style:name="T425" style:family="text">
      <style:text-properties fo:font-weight="normal" officeooo:rsid="0e788ad0" style:font-weight-asian="normal" style:font-weight-complex="normal"/>
    </style:style>
    <style:style style:name="T426" style:family="text">
      <style:text-properties fo:font-weight="normal" officeooo:rsid="0e7a7bd7" style:font-weight-asian="normal" style:font-weight-complex="normal"/>
    </style:style>
    <style:style style:name="T427" style:family="text">
      <style:text-properties fo:font-weight="normal" officeooo:rsid="0e7b0566" style:font-weight-asian="normal" style:font-weight-complex="normal"/>
    </style:style>
    <style:style style:name="T428" style:family="text">
      <style:text-properties fo:font-weight="normal" officeooo:rsid="0e7ba8f3" style:font-weight-asian="normal" style:font-weight-complex="normal"/>
    </style:style>
    <style:style style:name="T429" style:family="text">
      <style:text-properties fo:font-weight="normal" officeooo:rsid="0e7d4d08" style:font-weight-asian="normal" style:font-weight-complex="normal"/>
    </style:style>
    <style:style style:name="T430" style:family="text">
      <style:text-properties fo:font-weight="normal" officeooo:rsid="0e801438" style:font-weight-asian="normal" style:font-weight-complex="normal"/>
    </style:style>
    <style:style style:name="T431" style:family="text">
      <style:text-properties fo:font-weight="normal" officeooo:rsid="0e81da26" style:font-weight-asian="normal" style:font-weight-complex="normal"/>
    </style:style>
    <style:style style:name="T432" style:family="text">
      <style:text-properties fo:font-weight="normal" officeooo:rsid="0e83b624" style:font-weight-asian="normal" style:font-weight-complex="normal"/>
    </style:style>
    <style:style style:name="T433" style:family="text">
      <style:text-properties fo:font-weight="normal" officeooo:rsid="0e8504e2" style:font-weight-asian="normal" style:font-weight-complex="normal"/>
    </style:style>
    <style:style style:name="T434" style:family="text">
      <style:text-properties fo:font-weight="normal" officeooo:rsid="0e85e742" style:font-weight-asian="normal" style:font-weight-complex="normal"/>
    </style:style>
    <style:style style:name="T435" style:family="text">
      <style:text-properties fo:font-weight="normal" officeooo:rsid="0e88cbc9" style:font-weight-asian="normal" style:font-weight-complex="normal"/>
    </style:style>
    <style:style style:name="T436" style:family="text">
      <style:text-properties fo:font-weight="normal" officeooo:rsid="0e91935e" style:font-weight-asian="normal" style:font-weight-complex="normal"/>
    </style:style>
    <style:style style:name="T437" style:family="text">
      <style:text-properties fo:font-weight="normal" officeooo:rsid="0e935af2" style:font-weight-asian="normal" style:font-weight-complex="normal"/>
    </style:style>
    <style:style style:name="T438" style:family="text">
      <style:text-properties fo:font-weight="normal" officeooo:rsid="0e9565a0" style:font-weight-asian="normal" style:font-weight-complex="normal"/>
    </style:style>
    <style:style style:name="T439" style:family="text">
      <style:text-properties fo:font-weight="normal" officeooo:rsid="0e96d672" style:font-weight-asian="normal" style:font-weight-complex="normal"/>
    </style:style>
    <style:style style:name="T440" style:family="text">
      <style:text-properties fo:font-weight="normal" officeooo:rsid="0e99a030" style:font-weight-asian="normal" style:font-weight-complex="normal"/>
    </style:style>
    <style:style style:name="T441" style:family="text">
      <style:text-properties fo:font-weight="normal" officeooo:rsid="0e9b6e4c" style:font-weight-asian="normal" style:font-weight-complex="normal"/>
    </style:style>
    <style:style style:name="T442" style:family="text">
      <style:text-properties fo:font-weight="normal" officeooo:rsid="0e9d5d8d" style:font-weight-asian="normal" style:font-weight-complex="normal"/>
    </style:style>
    <style:style style:name="T443" style:family="text">
      <style:text-properties fo:font-weight="normal" officeooo:rsid="0e9e0888" style:font-weight-asian="normal" style:font-weight-complex="normal"/>
    </style:style>
    <style:style style:name="T444" style:family="text">
      <style:text-properties fo:font-weight="normal" officeooo:rsid="0e9ee744" style:font-weight-asian="normal" style:font-weight-complex="normal"/>
    </style:style>
    <style:style style:name="T445" style:family="text">
      <style:text-properties fo:font-weight="normal" officeooo:rsid="0ea09b86" style:font-weight-asian="normal" style:font-weight-complex="normal"/>
    </style:style>
    <style:style style:name="T446" style:family="text">
      <style:text-properties fo:font-weight="normal" officeooo:rsid="0ea29861" style:font-weight-asian="normal" style:font-weight-complex="normal"/>
    </style:style>
    <style:style style:name="T447" style:family="text">
      <style:text-properties fo:font-weight="normal" officeooo:rsid="0ea7185d" style:font-weight-asian="normal" style:font-weight-complex="normal"/>
    </style:style>
    <style:style style:name="T448" style:family="text">
      <style:text-properties fo:font-weight="normal" officeooo:rsid="0e8f8c42" style:font-weight-asian="normal" style:font-weight-complex="normal"/>
    </style:style>
    <style:style style:name="T449" style:family="text">
      <style:text-properties fo:font-weight="normal" officeooo:rsid="0ea844ef" style:font-weight-asian="normal" style:font-weight-complex="normal"/>
    </style:style>
    <style:style style:name="T450" style:family="text">
      <style:text-properties fo:font-weight="normal" officeooo:rsid="0ea911f0" style:font-weight-asian="normal" style:font-weight-complex="normal"/>
    </style:style>
    <style:style style:name="T451" style:family="text">
      <style:text-properties fo:font-weight="normal" officeooo:rsid="0eaa8d19" style:font-weight-asian="normal" style:font-weight-complex="normal"/>
    </style:style>
    <style:style style:name="T452" style:family="text">
      <style:text-properties fo:font-weight="normal" officeooo:rsid="0ef4d9d5" style:font-weight-asian="normal" style:font-weight-complex="normal"/>
    </style:style>
    <style:style style:name="T453" style:family="text">
      <style:text-properties fo:font-weight="normal" officeooo:rsid="0f51af68" style:font-weight-asian="normal" style:font-weight-complex="normal"/>
    </style:style>
    <style:style style:name="T454" style:family="text">
      <style:text-properties fo:font-weight="normal" officeooo:rsid="0f553ef8" style:font-weight-asian="normal" style:font-weight-complex="normal"/>
    </style:style>
    <style:style style:name="T455" style:family="text">
      <style:text-properties fo:font-weight="normal" officeooo:rsid="0f57ed1d" style:font-weight-asian="normal" style:font-weight-complex="normal"/>
    </style:style>
    <style:style style:name="T456" style:family="text">
      <style:text-properties fo:font-weight="normal" officeooo:rsid="0ffc0842" style:font-weight-asian="normal" style:font-weight-complex="normal"/>
    </style:style>
    <style:style style:name="T457" style:family="text">
      <style:text-properties fo:font-weight="normal" officeooo:rsid="0ffd96dd" style:font-weight-asian="normal" style:font-weight-complex="normal"/>
    </style:style>
    <style:style style:name="T458" style:family="text">
      <style:text-properties fo:font-weight="normal" officeooo:rsid="10060144" style:font-weight-asian="normal" style:font-weight-complex="normal"/>
    </style:style>
    <style:style style:name="T459" style:family="text">
      <style:text-properties fo:font-weight="normal" officeooo:rsid="10079a7a" style:font-weight-asian="normal" style:font-weight-complex="normal"/>
    </style:style>
    <style:style style:name="T460" style:family="text">
      <style:text-properties fo:font-weight="normal" officeooo:rsid="1008fe7b" style:font-weight-asian="normal" style:font-weight-complex="normal"/>
    </style:style>
    <style:style style:name="T461" style:family="text">
      <style:text-properties fo:font-weight="normal" officeooo:rsid="100b05a0" style:font-weight-asian="normal" style:font-weight-complex="normal"/>
    </style:style>
    <style:style style:name="T462" style:family="text">
      <style:text-properties fo:font-weight="normal" officeooo:rsid="100c1b41" style:font-weight-asian="normal" style:font-weight-complex="normal"/>
    </style:style>
    <style:style style:name="T463" style:family="text">
      <style:text-properties fo:font-weight="normal" officeooo:rsid="100d245d" style:font-weight-asian="normal" style:font-weight-complex="normal"/>
    </style:style>
    <style:style style:name="T464" style:family="text">
      <style:text-properties fo:font-weight="normal" officeooo:rsid="100dbdd2" style:font-weight-asian="normal" style:font-weight-complex="normal"/>
    </style:style>
    <style:style style:name="T465" style:family="text">
      <style:text-properties fo:font-weight="normal" officeooo:rsid="07c5c90a" style:font-weight-asian="normal" style:font-weight-complex="normal"/>
    </style:style>
    <style:style style:name="T466" style:family="text">
      <style:text-properties fo:font-weight="normal" officeooo:rsid="10111bd1" style:font-weight-asian="normal" style:font-weight-complex="normal"/>
    </style:style>
    <style:style style:name="T467" style:family="text">
      <style:text-properties fo:font-weight="normal" officeooo:rsid="101294ed" style:font-weight-asian="normal" style:font-weight-complex="normal"/>
    </style:style>
    <style:style style:name="T468" style:family="text">
      <style:text-properties officeooo:rsid="07382ef8"/>
    </style:style>
    <style:style style:name="T469" style:family="text">
      <style:text-properties officeooo:rsid="0745d56e"/>
    </style:style>
    <style:style style:name="T470" style:family="text">
      <style:text-properties officeooo:rsid="0753c9dd"/>
    </style:style>
    <style:style style:name="T471" style:family="text">
      <style:text-properties officeooo:rsid="075792ee"/>
    </style:style>
    <style:style style:name="T472" style:family="text">
      <style:text-properties officeooo:rsid="075888fd"/>
    </style:style>
    <style:style style:name="T473" style:family="text">
      <style:text-properties officeooo:rsid="075a6b95"/>
    </style:style>
    <style:style style:name="T474" style:family="text">
      <style:text-properties officeooo:rsid="075c0899"/>
    </style:style>
    <style:style style:name="T475" style:family="text">
      <style:text-properties officeooo:rsid="075c2b2b"/>
    </style:style>
    <style:style style:name="T476" style:family="text">
      <style:text-properties officeooo:rsid="07a4a5e8"/>
    </style:style>
    <style:style style:name="T477" style:family="text">
      <style:text-properties officeooo:rsid="07e1914a"/>
    </style:style>
    <style:style style:name="T478" style:family="text">
      <style:text-properties officeooo:rsid="081e4a9a"/>
    </style:style>
    <style:style style:name="T479" style:family="text">
      <style:text-properties officeooo:rsid="083b9b3a"/>
    </style:style>
    <style:style style:name="T480" style:family="text">
      <style:text-properties officeooo:rsid="08421cff"/>
    </style:style>
    <style:style style:name="T481" style:family="text">
      <style:text-properties officeooo:rsid="0844f805"/>
    </style:style>
    <style:style style:name="T482" style:family="text">
      <style:text-properties officeooo:rsid="0855d50a"/>
    </style:style>
    <style:style style:name="T483" style:family="text">
      <style:text-properties officeooo:rsid="08a043bc"/>
    </style:style>
    <style:style style:name="T484" style:family="text">
      <style:text-properties officeooo:rsid="08b0b5f5"/>
    </style:style>
    <style:style style:name="T485" style:family="text">
      <style:text-properties officeooo:rsid="08bbd37d"/>
    </style:style>
    <style:style style:name="T486" style:family="text">
      <style:text-properties officeooo:rsid="08d34640"/>
    </style:style>
    <style:style style:name="T487" style:family="text">
      <style:text-properties style:text-underline-style="solid" style:text-underline-width="auto" style:text-underline-color="font-color" fo:font-weight="bold" style:font-weight-asian="bold" style:font-weight-complex="bold"/>
    </style:style>
    <style:style style:name="T488" style:family="text">
      <style:text-properties officeooo:rsid="091a0e05"/>
    </style:style>
    <style:style style:name="T489" style:family="text">
      <style:text-properties officeooo:rsid="091c45af"/>
    </style:style>
    <style:style style:name="T490" style:family="text">
      <style:text-properties officeooo:rsid="092e7c1d"/>
    </style:style>
    <style:style style:name="T491" style:family="text">
      <style:text-properties officeooo:rsid="0935b44f"/>
    </style:style>
    <style:style style:name="T492" style:family="text">
      <style:text-properties officeooo:rsid="093cc683"/>
    </style:style>
    <style:style style:name="T493" style:family="text">
      <style:text-properties officeooo:rsid="093dbbb8"/>
    </style:style>
    <style:style style:name="T494" style:family="text">
      <style:text-properties officeooo:rsid="093dc472"/>
    </style:style>
    <style:style style:name="T495" style:family="text">
      <style:text-properties officeooo:rsid="093e6478"/>
    </style:style>
    <style:style style:name="T496" style:family="text">
      <style:text-properties officeooo:rsid="093f697b"/>
    </style:style>
    <style:style style:name="T497" style:family="text">
      <style:text-properties officeooo:rsid="093f9835"/>
    </style:style>
    <style:style style:name="T498" style:family="text">
      <style:text-properties officeooo:rsid="0940ee89"/>
    </style:style>
    <style:style style:name="T499" style:family="text">
      <style:text-properties officeooo:rsid="09439e83"/>
    </style:style>
    <style:style style:name="T500" style:family="text">
      <style:text-properties officeooo:rsid="0956d958"/>
    </style:style>
    <style:style style:name="T501" style:family="text">
      <style:text-properties officeooo:rsid="09589ac1"/>
    </style:style>
    <style:style style:name="T502"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03"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04"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05"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06"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07"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08"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09"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10"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11"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12"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13" style:family="text">
      <style:text-properties style:font-name="Noto Sans" fo:font-size="10pt" fo:language="fr" fo:country="FR" officeooo:rsid="0276d58c" fo:background-color="transparent" loext:char-shading-value="0" style:font-size-asian="10pt" style:font-size-complex="10pt"/>
    </style:style>
    <style:style style:name="T514" style:family="text">
      <style:text-properties style:font-name="Noto Sans" fo:font-size="10pt" fo:language="fr" fo:country="FR" officeooo:rsid="0277b189" fo:background-color="transparent" loext:char-shading-value="0" style:font-size-asian="10pt" style:font-size-complex="10pt"/>
    </style:style>
    <style:style style:name="T515" style:family="text">
      <style:text-properties style:font-name="Noto Sans" fo:font-size="10pt" fo:language="fr" fo:country="FR" officeooo:rsid="027751ac" fo:background-color="transparent" loext:char-shading-value="0" style:font-size-asian="10pt" style:font-size-complex="10pt"/>
    </style:style>
    <style:style style:name="T516" style:family="text">
      <style:text-properties style:font-name="Noto Sans" fo:font-size="10pt" fo:language="fr" fo:country="FR" officeooo:rsid="0851322c" fo:background-color="transparent" loext:char-shading-value="0" style:font-size-asian="10pt" style:font-size-complex="10pt"/>
    </style:style>
    <style:style style:name="T517" style:family="text">
      <style:text-properties style:font-name="Noto Sans" fo:font-size="10pt" fo:language="fr" fo:country="FR" officeooo:rsid="027d681b" fo:background-color="transparent" loext:char-shading-value="0" style:font-size-asian="10pt" style:font-size-complex="10pt"/>
    </style:style>
    <style:style style:name="T518" style:family="text">
      <style:text-properties style:font-name="Noto Sans" fo:font-size="10pt" fo:language="fr" fo:country="FR" officeooo:rsid="027f10c2" fo:background-color="transparent" loext:char-shading-value="0" style:font-size-asian="10pt" style:font-size-complex="10pt"/>
    </style:style>
    <style:style style:name="T519" style:family="text">
      <style:text-properties style:font-name="Noto Sans" fo:font-size="10pt" fo:language="fr" fo:country="FR" officeooo:rsid="0280f42e" fo:background-color="transparent" loext:char-shading-value="0" style:font-size-asian="10pt" style:font-size-complex="10pt"/>
    </style:style>
    <style:style style:name="T520" style:family="text">
      <style:text-properties style:font-name="Noto Sans" fo:font-size="10pt" fo:language="fr" fo:country="FR" officeooo:rsid="02815319" fo:background-color="transparent" loext:char-shading-value="0" style:font-size-asian="10pt" style:font-size-complex="10pt"/>
    </style:style>
    <style:style style:name="T521" style:family="text">
      <style:text-properties style:font-name="Noto Sans" fo:font-size="10pt" fo:language="fr" fo:country="FR" officeooo:rsid="0285ce78" fo:background-color="transparent" loext:char-shading-value="0" style:font-size-asian="10pt" style:font-size-complex="10pt"/>
    </style:style>
    <style:style style:name="T522" style:family="text">
      <style:text-properties style:font-name="Noto Sans" fo:font-size="10pt" fo:language="fr" fo:country="FR" officeooo:rsid="02867b6f" fo:background-color="transparent" loext:char-shading-value="0" style:font-size-asian="10pt" style:font-size-complex="10pt"/>
    </style:style>
    <style:style style:name="T523" style:family="text">
      <style:text-properties style:font-name="Noto Sans" fo:font-size="10pt" fo:language="fr" fo:country="FR" officeooo:rsid="028dbeca" fo:background-color="transparent" loext:char-shading-value="0" style:font-size-asian="10pt" style:font-size-complex="10pt"/>
    </style:style>
    <style:style style:name="T524" style:family="text">
      <style:text-properties style:font-name="Noto Sans" fo:font-size="10pt" fo:language="fr" fo:country="FR" officeooo:rsid="0290f839" fo:background-color="transparent" loext:char-shading-value="0" style:font-size-asian="10pt" style:font-size-complex="10pt"/>
    </style:style>
    <style:style style:name="T525" style:family="text">
      <style:text-properties style:font-name="Noto Sans" fo:font-size="10pt" fo:language="fr" fo:country="FR" officeooo:rsid="0fd45b50" fo:background-color="transparent" loext:char-shading-value="0" style:font-size-asian="10pt" style:font-size-complex="10pt"/>
    </style:style>
    <style:style style:name="T526" style:family="text">
      <style:text-properties style:font-name="Noto Sans" fo:font-size="10pt" fo:language="fr" fo:country="FR" officeooo:rsid="0fd5e572" fo:background-color="transparent" loext:char-shading-value="0" style:font-size-asian="10pt" style:font-size-complex="10pt"/>
    </style:style>
    <style:style style:name="T527" style:family="text">
      <style:text-properties style:font-name="Noto Sans" fo:font-size="10pt" fo:language="fr" fo:country="FR" officeooo:rsid="0fdd2216" fo:background-color="transparent" loext:char-shading-value="0" style:font-size-asian="10pt" style:font-size-complex="10pt"/>
    </style:style>
    <style:style style:name="T528" style:family="text">
      <style:text-properties style:font-name="Noto Sans" fo:font-size="10pt" fo:language="fr" fo:country="FR" officeooo:rsid="0fdfcac8" fo:background-color="transparent" loext:char-shading-value="0" style:font-size-asian="10pt" style:font-size-complex="10pt"/>
    </style:style>
    <style:style style:name="T529" style:family="text">
      <style:text-properties style:font-name="Noto Sans" fo:font-size="10pt" fo:language="fr" fo:country="FR" officeooo:rsid="0fe10126" fo:background-color="transparent" loext:char-shading-value="0" style:font-size-asian="10pt" style:font-size-complex="10pt"/>
    </style:style>
    <style:style style:name="T530" style:family="text">
      <style:text-properties style:font-name="Noto Sans" fo:font-size="10pt" fo:language="fr" fo:country="FR" officeooo:rsid="0fe80e59" fo:background-color="transparent" loext:char-shading-value="0" style:font-size-asian="10pt" style:font-size-complex="10pt"/>
    </style:style>
    <style:style style:name="T531" style:family="text">
      <style:text-properties style:font-name="Noto Sans" fo:font-size="10pt" fo:language="fr" fo:country="FR" officeooo:rsid="0fe9a55f" fo:background-color="transparent" loext:char-shading-value="0" style:font-size-asian="10pt" style:font-size-complex="10pt"/>
    </style:style>
    <style:style style:name="T532" style:family="text">
      <style:text-properties style:font-name="Noto Sans" fo:font-size="10pt" fo:language="fr" fo:country="FR" officeooo:rsid="0feaeff7" fo:background-color="transparent" loext:char-shading-value="0" style:font-size-asian="10pt" style:font-size-complex="10pt"/>
    </style:style>
    <style:style style:name="T533" style:family="text">
      <style:text-properties style:font-name="Noto Sans" fo:font-size="10pt" fo:language="fr" fo:country="FR" officeooo:rsid="0fece44a" fo:background-color="transparent" loext:char-shading-value="0" style:font-size-asian="10pt" style:font-size-complex="10pt"/>
    </style:style>
    <style:style style:name="T534"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35"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36"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37"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38" style:family="text">
      <style:text-properties style:font-name="Noto Sans" fo:font-size="10pt" fo:language="fr" fo:country="FR" fo:font-weight="bold" officeooo:rsid="02521b5f" style:font-size-asian="10pt" style:font-weight-asian="bold" style:font-size-complex="10pt" style:font-weight-complex="bold"/>
    </style:style>
    <style:style style:name="T539" style:family="text">
      <style:text-properties style:font-name="Noto Sans" fo:font-size="10pt" fo:language="fr" fo:country="FR" fo:font-weight="bold" officeooo:rsid="0dc907b6" style:font-size-asian="10pt" style:font-weight-asian="bold" style:font-size-complex="10pt" style:font-weight-complex="bold"/>
    </style:style>
    <style:style style:name="T540" style:family="text">
      <style:text-properties style:font-name="Noto Sans" fo:font-size="10pt" fo:language="fr" fo:country="FR" fo:font-weight="bold" officeooo:rsid="0dca0eec" style:font-size-asian="10pt" style:font-weight-asian="bold" style:font-size-complex="10pt" style:font-weight-complex="bold"/>
    </style:style>
    <style:style style:name="T541" style:family="text">
      <style:text-properties style:font-name="Noto Sans" fo:font-size="10pt" fo:language="fr" fo:country="FR" fo:font-weight="bold" officeooo:rsid="0dccc3e9" style:font-size-asian="10pt" style:font-weight-asian="bold" style:font-size-complex="10pt" style:font-weight-complex="bold"/>
    </style:style>
    <style:style style:name="T542" style:family="text">
      <style:text-properties style:font-name="Noto Sans" fo:font-size="10pt" fo:language="fr" fo:country="FR" fo:font-weight="bold" officeooo:rsid="0db3d5ff" style:font-size-asian="10pt" style:font-weight-asian="bold" style:font-size-complex="10pt" style:font-weight-complex="bold"/>
    </style:style>
    <style:style style:name="T543" style:family="text">
      <style:text-properties style:font-name="Noto Sans" fo:font-size="10pt" fo:language="fr" fo:country="FR" fo:font-weight="bold" officeooo:rsid="0db59a18" style:font-size-asian="10pt" style:font-weight-asian="bold" style:font-size-complex="10pt" style:font-weight-complex="bold"/>
    </style:style>
    <style:style style:name="T544" style:family="text">
      <style:text-properties style:font-name="Noto Sans" fo:font-size="10pt" fo:language="fr" fo:country="FR" fo:font-weight="bold" officeooo:rsid="08cfd7c0" style:font-size-asian="10pt" style:font-weight-asian="bold" style:font-size-complex="10pt" style:font-weight-complex="bold"/>
    </style:style>
    <style:style style:name="T545" style:family="text">
      <style:text-properties style:font-name="Noto Sans" fo:font-size="10pt" fo:language="fr" fo:country="FR" fo:font-weight="bold" officeooo:rsid="08d8caac" style:font-size-asian="10pt" style:font-weight-asian="bold" style:font-size-complex="10pt" style:font-weight-complex="bold"/>
    </style:style>
    <style:style style:name="T546" style:family="text">
      <style:text-properties style:font-name="Noto Sans" fo:font-size="10pt" fo:language="fr" fo:country="FR" fo:font-weight="bold" officeooo:rsid="08df211e" style:font-size-asian="10pt" style:font-weight-asian="bold" style:font-size-complex="10pt" style:font-weight-complex="bold"/>
    </style:style>
    <style:style style:name="T547" style:family="text">
      <style:text-properties style:font-name="Noto Sans" fo:font-size="10pt" fo:language="fr" fo:country="FR" fo:font-weight="bold" officeooo:rsid="0eca433a" style:font-size-asian="10pt" style:font-weight-asian="bold" style:font-size-complex="10pt" style:font-weight-complex="bold"/>
    </style:style>
    <style:style style:name="T548"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49"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50" style:family="text">
      <style:text-properties style:font-name="Noto Sans" fo:font-size="10pt" fo:language="fr" fo:country="FR" fo:font-weight="normal" style:font-size-asian="10pt" style:font-weight-asian="normal" style:font-size-complex="10pt" style:font-weight-complex="normal"/>
    </style:style>
    <style:style style:name="T551" style:family="text">
      <style:text-properties style:font-name="Noto Sans" fo:font-size="10pt" fo:language="fr" fo:country="FR" fo:font-weight="normal" officeooo:rsid="02521b5f" style:font-size-asian="10pt" style:font-weight-asian="normal" style:font-size-complex="10pt" style:font-weight-complex="normal"/>
    </style:style>
    <style:style style:name="T552" style:family="text">
      <style:text-properties style:font-name="Noto Sans" fo:font-size="10pt" fo:language="fr" fo:country="FR" fo:font-weight="normal" officeooo:rsid="0dca0eec" style:font-size-asian="10pt" style:font-weight-asian="normal" style:font-size-complex="10pt" style:font-weight-complex="normal"/>
    </style:style>
    <style:style style:name="T553" style:family="text">
      <style:text-properties style:font-name="Noto Sans" fo:font-size="10pt" fo:language="fr" fo:country="FR" fo:font-weight="normal" officeooo:rsid="0dcb4711" style:font-size-asian="10pt" style:font-weight-asian="normal" style:font-size-complex="10pt" style:font-weight-complex="normal"/>
    </style:style>
    <style:style style:name="T554" style:family="text">
      <style:text-properties style:font-name="Noto Sans" fo:font-size="10pt" fo:language="fr" fo:country="FR" fo:font-weight="normal" officeooo:rsid="0dccc3e9" style:font-size-asian="10pt" style:font-weight-asian="normal" style:font-size-complex="10pt" style:font-weight-complex="normal"/>
    </style:style>
    <style:style style:name="T555" style:family="text">
      <style:text-properties style:font-name="Noto Sans" fo:font-size="10pt" fo:language="fr" fo:country="FR" fo:font-weight="normal" officeooo:rsid="0dcdfcbe" style:font-size-asian="10pt" style:font-weight-asian="normal" style:font-size-complex="10pt" style:font-weight-complex="normal"/>
    </style:style>
    <style:style style:name="T556" style:family="text">
      <style:text-properties style:font-name="Noto Sans" fo:font-size="10pt" fo:language="fr" fo:country="FR" fo:font-weight="normal" officeooo:rsid="0db59a18" style:font-size-asian="10pt" style:font-weight-asian="normal" style:font-size-complex="10pt" style:font-weight-complex="normal"/>
    </style:style>
    <style:style style:name="T557" style:family="text">
      <style:text-properties style:font-name="Noto Sans" fo:font-size="10pt" fo:language="fr" fo:country="FR" fo:font-weight="normal" officeooo:rsid="0eca433a" style:font-size-asian="10pt" style:font-weight-asian="normal" style:font-size-complex="10pt" style:font-weight-complex="normal"/>
    </style:style>
    <style:style style:name="T558" style:family="text">
      <style:text-properties style:font-name="Noto Sans" fo:font-size="10pt" fo:language="fr" fo:country="FR" fo:font-weight="normal" officeooo:rsid="0eca905e" style:font-size-asian="10pt" style:font-weight-asian="normal" style:font-size-complex="10pt" style:font-weight-complex="normal"/>
    </style:style>
    <style:style style:name="T559" style:family="text">
      <style:text-properties style:font-name="Noto Sans" fo:font-size="10pt" fo:language="fr" fo:country="FR" fo:font-weight="normal" officeooo:rsid="0eccce86" style:font-size-asian="10pt" style:font-weight-asian="normal" style:font-size-complex="10pt" style:font-weight-complex="normal"/>
    </style:style>
    <style:style style:name="T560" style:family="text">
      <style:text-properties style:font-name="Noto Sans" fo:font-size="10pt" fo:language="fr" fo:country="FR" fo:font-weight="normal" officeooo:rsid="0ecc4dd9" style:font-size-asian="10pt" style:font-weight-asian="normal" style:font-size-complex="10pt" style:font-weight-complex="normal"/>
    </style:style>
    <style:style style:name="T561" style:family="text">
      <style:text-properties style:font-name="Noto Sans" fo:font-size="10pt" fo:language="fr" fo:country="FR" fo:font-weight="normal" officeooo:rsid="0ecf4e1d" style:font-size-asian="10pt" style:font-weight-asian="normal" style:font-size-complex="10pt" style:font-weight-complex="normal"/>
    </style:style>
    <style:style style:name="T562" style:family="text">
      <style:text-properties style:font-name="Noto Sans" fo:font-size="10pt" fo:language="fr" fo:country="FR" fo:font-weight="normal" officeooo:rsid="0ecceab5" style:font-size-asian="10pt" style:font-weight-asian="normal" style:font-size-complex="10pt" style:font-weight-complex="normal"/>
    </style:style>
    <style:style style:name="T563" style:family="text">
      <style:text-properties style:font-name="Noto Sans" fo:font-size="10pt" fo:language="fr" fo:country="FR" fo:font-weight="normal" officeooo:rsid="0ecde408" style:font-size-asian="10pt" style:font-weight-asian="normal" style:font-size-complex="10pt" style:font-weight-complex="normal"/>
    </style:style>
    <style:style style:name="T564" style:family="text">
      <style:text-properties style:font-name="Noto Sans" fo:font-size="10pt" fo:language="fr" fo:country="FR" fo:font-weight="normal" officeooo:rsid="0ecec100" style:font-size-asian="10pt" style:font-weight-asian="normal" style:font-size-complex="10pt" style:font-weight-complex="normal"/>
    </style:style>
    <style:style style:name="T565" style:family="text">
      <style:text-properties style:font-name="Noto Sans" fo:font-size="10pt" fo:language="fr" fo:country="FR" fo:font-weight="normal" officeooo:rsid="0ed2b8d1" style:font-size-asian="10pt" style:font-weight-asian="normal" style:font-size-complex="10pt" style:font-weight-complex="normal"/>
    </style:style>
    <style:style style:name="T566" style:family="text">
      <style:text-properties style:font-name="Noto Sans" fo:font-size="10pt" fo:language="fr" fo:country="FR" fo:font-weight="normal" officeooo:rsid="0ed49940" style:font-size-asian="10pt" style:font-weight-asian="normal" style:font-size-complex="10pt" style:font-weight-complex="normal"/>
    </style:style>
    <style:style style:name="T567" style:family="text">
      <style:text-properties style:font-name="Noto Sans" fo:font-size="10pt" fo:language="fr" fo:country="FR" fo:font-weight="normal" officeooo:rsid="0ed820d2" style:font-size-asian="10pt" style:font-weight-asian="normal" style:font-size-complex="10pt" style:font-weight-complex="normal"/>
    </style:style>
    <style:style style:name="T568" style:family="text">
      <style:text-properties style:font-name="Noto Sans" fo:font-size="10pt" fo:language="fr" fo:country="FR" fo:font-weight="normal" officeooo:rsid="0eda7818" style:font-size-asian="10pt" style:font-weight-asian="normal" style:font-size-complex="10pt" style:font-weight-complex="normal"/>
    </style:style>
    <style:style style:name="T569" style:family="text">
      <style:text-properties style:font-name="Noto Sans" fo:font-size="10pt" fo:language="fr" fo:country="FR" fo:font-weight="normal" officeooo:rsid="0edc49b9" style:font-size-asian="10pt" style:font-weight-asian="normal" style:font-size-complex="10pt" style:font-weight-complex="normal"/>
    </style:style>
    <style:style style:name="T570" style:family="text">
      <style:text-properties style:font-name="Noto Sans" fo:font-size="10pt" fo:language="fr" fo:country="FR" fo:font-weight="normal" officeooo:rsid="0edde8b6" style:font-size-asian="10pt" style:font-weight-asian="normal" style:font-size-complex="10pt" style:font-weight-complex="normal"/>
    </style:style>
    <style:style style:name="T571" style:family="text">
      <style:text-properties style:font-name="Noto Sans" fo:font-size="10pt" fo:language="fr" fo:country="FR" fo:font-weight="normal" officeooo:rsid="0edf22eb" style:font-size-asian="10pt" style:font-weight-asian="normal" style:font-size-complex="10pt" style:font-weight-complex="normal"/>
    </style:style>
    <style:style style:name="T572" style:family="text">
      <style:text-properties style:font-name="Noto Sans" fo:font-size="10pt" fo:language="fr" fo:country="FR" fo:font-weight="normal" officeooo:rsid="0ee1102a" style:font-size-asian="10pt" style:font-weight-asian="normal" style:font-size-complex="10pt" style:font-weight-complex="normal"/>
    </style:style>
    <style:style style:name="T573" style:family="text">
      <style:text-properties style:font-name="Noto Sans" fo:font-size="10pt" fo:language="fr" fo:country="FR" fo:font-weight="normal" officeooo:rsid="0ee2313f" style:font-size-asian="10pt" style:font-weight-asian="normal" style:font-size-complex="10pt" style:font-weight-complex="normal"/>
    </style:style>
    <style:style style:name="T574" style:family="text">
      <style:text-properties style:font-name="Noto Sans" fo:font-size="10pt" fo:language="fr" fo:country="FR" fo:font-weight="normal" officeooo:rsid="0ee26555" style:font-size-asian="10pt" style:font-weight-asian="normal" style:font-size-complex="10pt" style:font-weight-complex="normal"/>
    </style:style>
    <style:style style:name="T575" style:family="text">
      <style:text-properties style:font-name="Noto Sans" fo:font-size="10pt" fo:language="fr" fo:country="FR" fo:font-weight="normal" officeooo:rsid="0ee27f20" style:font-size-asian="10pt" style:font-weight-asian="normal" style:font-size-complex="10pt" style:font-weight-complex="normal"/>
    </style:style>
    <style:style style:name="T576" style:family="text">
      <style:text-properties style:font-name="Noto Sans" fo:font-size="10pt" fo:language="fr" fo:country="FR" fo:font-weight="normal" officeooo:rsid="0ee32e56" style:font-size-asian="10pt" style:font-weight-asian="normal" style:font-size-complex="10pt" style:font-weight-complex="normal"/>
    </style:style>
    <style:style style:name="T577" style:family="text">
      <style:text-properties style:font-name="Noto Sans" fo:font-size="10pt" fo:language="fr" fo:country="FR" fo:font-weight="normal" officeooo:rsid="0ee294ef" style:font-size-asian="10pt" style:font-weight-asian="normal" style:font-size-complex="10pt" style:font-weight-complex="normal"/>
    </style:style>
    <style:style style:name="T578" style:family="text">
      <style:text-properties style:font-name="Noto Sans" fo:font-size="10pt" fo:language="fr" fo:country="FR" fo:font-weight="normal" officeooo:rsid="0ee4896c" style:font-size-asian="10pt" style:font-weight-asian="normal" style:font-size-complex="10pt" style:font-weight-complex="normal"/>
    </style:style>
    <style:style style:name="T579"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80"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81"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82"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83"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84"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585"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586"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587"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588"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589"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590"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591"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592"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593"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594"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595"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596" style:family="text">
      <style:text-properties style:font-name="Noto Sans" fo:font-size="10pt" fo:language="fr" fo:country="FR" fo:font-style="normal" fo:font-weight="normal" officeooo:rsid="0f42dc1e" style:font-size-asian="10pt" style:font-style-asian="normal" style:font-weight-asian="normal" style:font-size-complex="10pt" style:font-style-complex="normal" style:font-weight-complex="normal"/>
    </style:style>
    <style:style style:name="T597"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598"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599"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00"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01"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02"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03"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04" style:family="text">
      <style:text-properties style:font-name="Noto Sans" fo:font-size="10pt" fo:language="fr" fo:country="FR" officeooo:rsid="02521b5f" style:font-size-asian="10pt" style:font-size-complex="10pt"/>
    </style:style>
    <style:style style:name="T605" style:family="text">
      <style:text-properties style:font-name="Noto Sans" fo:font-size="10pt" fo:language="fr" fo:country="FR" officeooo:rsid="0c576ca4" style:font-size-asian="10pt" style:font-size-complex="10pt"/>
    </style:style>
    <style:style style:name="T606" style:family="text">
      <style:text-properties style:font-name="Noto Sans" fo:font-size="10pt" fo:language="fr" fo:country="FR" officeooo:rsid="0c593864" style:font-size-asian="10pt" style:font-size-complex="10pt"/>
    </style:style>
    <style:style style:name="T607" style:family="text">
      <style:text-properties style:font-name="Noto Sans" fo:font-size="10pt" fo:language="fr" fo:country="FR" officeooo:rsid="0dc0374f" style:font-size-asian="10pt" style:font-size-complex="10pt"/>
    </style:style>
    <style:style style:name="T608" style:family="text">
      <style:text-properties style:font-name="Noto Sans" fo:font-size="10pt" fo:language="fr" fo:country="FR" officeooo:rsid="0dc907b6" style:font-size-asian="10pt" style:font-size-complex="10pt"/>
    </style:style>
    <style:style style:name="T609" style:family="text">
      <style:text-properties style:font-name="Noto Sans" fo:font-size="10pt" fo:language="fr" fo:country="FR" officeooo:rsid="0767a76e" style:font-size-asian="10pt" style:font-size-complex="10pt"/>
    </style:style>
    <style:style style:name="T610" style:family="text">
      <style:text-properties style:font-name="Noto Sans" fo:font-size="10pt" fo:language="fr" fo:country="FR" officeooo:rsid="0de9d4c0" style:font-size-asian="10pt" style:font-size-complex="10pt"/>
    </style:style>
    <style:style style:name="T611" style:family="text">
      <style:text-properties style:font-name="Noto Sans" fo:font-size="10pt" fo:language="fr" fo:country="FR" officeooo:rsid="08d34640" style:font-size-asian="10pt" style:font-size-complex="10pt"/>
    </style:style>
    <style:style style:name="T612" style:family="text">
      <style:text-properties style:font-name="Noto Sans" fo:font-size="10pt" fo:language="fr" fo:country="FR" officeooo:rsid="08d99287" style:font-size-asian="10pt" style:font-size-complex="10pt"/>
    </style:style>
    <style:style style:name="T613" style:family="text">
      <style:text-properties style:font-name="Noto Sans" fo:font-size="10pt" fo:language="fr" fo:country="FR" officeooo:rsid="08e114bb" style:font-size-asian="10pt" style:font-size-complex="10pt"/>
    </style:style>
    <style:style style:name="T614" style:family="text">
      <style:text-properties style:font-name="Noto Sans" fo:font-size="10pt" fo:language="fr" fo:country="FR" officeooo:rsid="0ec40917" style:font-size-asian="10pt" style:font-size-complex="10pt"/>
    </style:style>
    <style:style style:name="T615" style:family="text">
      <style:text-properties style:font-name="Noto Sans" fo:font-size="10pt" fo:language="fr" fo:country="FR" officeooo:rsid="0ec55157" style:font-size-asian="10pt" style:font-size-complex="10pt"/>
    </style:style>
    <style:style style:name="T616" style:family="text">
      <style:text-properties style:font-name="Noto Sans" fo:font-size="10pt" fo:language="fr" fo:country="FR" officeooo:rsid="0eca433a" style:font-size-asian="10pt" style:font-size-complex="10pt"/>
    </style:style>
    <style:style style:name="T617" style:family="text">
      <style:text-properties style:font-name="Noto Sans" fo:font-size="10pt" fo:language="fr" fo:country="FR" officeooo:rsid="0ef68f79" style:font-size-asian="10pt" style:font-size-complex="10pt"/>
    </style:style>
    <style:style style:name="T618" style:family="text">
      <style:text-properties style:font-name="Noto Sans" fo:font-size="10pt" fo:language="fr" fo:country="FR" officeooo:rsid="0faba85d" style:font-size-asian="10pt" style:font-size-complex="10pt"/>
    </style:style>
    <style:style style:name="T619"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20"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21"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22" style:family="text">
      <style:text-properties style:font-name="Noto Sans" fo:language="fr" fo:country="FR"/>
    </style:style>
    <style:style style:name="T623" style:family="text">
      <style:text-properties style:font-name="Noto Sans" fo:language="fr" fo:country="FR" officeooo:rsid="0e3140bd"/>
    </style:style>
    <style:style style:name="T624" style:family="text">
      <style:text-properties officeooo:rsid="09893b4c"/>
    </style:style>
    <style:style style:name="T625" style:family="text">
      <style:text-properties officeooo:rsid="098f579d"/>
    </style:style>
    <style:style style:name="T626" style:family="text">
      <style:text-properties officeooo:rsid="099578f1"/>
    </style:style>
    <style:style style:name="T627" style:family="text">
      <style:text-properties officeooo:rsid="0997bc65"/>
    </style:style>
    <style:style style:name="T628" style:family="text">
      <style:text-properties officeooo:rsid="09df83d0"/>
    </style:style>
    <style:style style:name="T629" style:family="text">
      <style:text-properties officeooo:rsid="09e17405"/>
    </style:style>
    <style:style style:name="T630" style:family="text">
      <style:text-properties officeooo:rsid="09e61226"/>
    </style:style>
    <style:style style:name="T631" style:family="text">
      <style:text-properties officeooo:rsid="09e65f19"/>
    </style:style>
    <style:style style:name="T632" style:family="text">
      <style:text-properties officeooo:rsid="09f334bd"/>
    </style:style>
    <style:style style:name="T633" style:family="text">
      <style:text-properties officeooo:rsid="09f59318"/>
    </style:style>
    <style:style style:name="T634" style:family="text">
      <style:text-properties officeooo:rsid="09f9c5e2"/>
    </style:style>
    <style:style style:name="T635" style:family="text">
      <style:text-properties officeooo:rsid="09fdbb7d"/>
    </style:style>
    <style:style style:name="T636" style:family="text">
      <style:text-properties officeooo:rsid="09fe441b"/>
    </style:style>
    <style:style style:name="T637" style:family="text">
      <style:text-properties officeooo:rsid="09ffd5f8"/>
    </style:style>
    <style:style style:name="T638" style:family="text">
      <style:text-properties officeooo:rsid="0a025d9d"/>
    </style:style>
    <style:style style:name="T639" style:family="text">
      <style:text-properties officeooo:rsid="0a07283b"/>
    </style:style>
    <style:style style:name="T640" style:family="text">
      <style:text-properties officeooo:rsid="0a08889b"/>
    </style:style>
    <style:style style:name="T641" style:family="text">
      <style:text-properties officeooo:rsid="0a13e79b"/>
    </style:style>
    <style:style style:name="T642" style:family="text">
      <style:text-properties officeooo:rsid="0a2c7198"/>
    </style:style>
    <style:style style:name="T643" style:family="text">
      <style:text-properties officeooo:rsid="0a2c96b0"/>
    </style:style>
    <style:style style:name="T644" style:family="text">
      <style:text-properties officeooo:rsid="0a3d0781"/>
    </style:style>
    <style:style style:name="T645" style:family="text">
      <style:text-properties officeooo:rsid="0a3f21cc"/>
    </style:style>
    <style:style style:name="T646"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47" style:family="text">
      <style:text-properties officeooo:rsid="0ada99a7"/>
    </style:style>
    <style:style style:name="T648" style:family="text">
      <style:text-properties officeooo:rsid="0b06b0d5"/>
    </style:style>
    <style:style style:name="T649" style:family="text">
      <style:text-properties officeooo:rsid="0b23aec1"/>
    </style:style>
    <style:style style:name="T650" style:family="text">
      <style:text-properties officeooo:rsid="0b2584ec"/>
    </style:style>
    <style:style style:name="T651" style:family="text">
      <style:text-properties officeooo:rsid="0b289b44"/>
    </style:style>
    <style:style style:name="T652" style:family="text">
      <style:text-properties officeooo:rsid="0b2ee7e7"/>
    </style:style>
    <style:style style:name="T653" style:family="text">
      <style:text-properties officeooo:rsid="0b2fd1fe"/>
    </style:style>
    <style:style style:name="T654" style:family="text">
      <style:text-properties officeooo:rsid="0b751593"/>
    </style:style>
    <style:style style:name="T655" style:family="text">
      <style:text-properties officeooo:rsid="0b7aeb40"/>
    </style:style>
    <style:style style:name="T656" style:family="text">
      <style:text-properties officeooo:rsid="0b8358a4"/>
    </style:style>
    <style:style style:name="T657" style:family="text">
      <style:text-properties officeooo:rsid="0b9ed1f3"/>
    </style:style>
    <style:style style:name="T658" style:family="text">
      <style:text-properties officeooo:rsid="0ba64aa0"/>
    </style:style>
    <style:style style:name="T659" style:family="text">
      <style:text-properties officeooo:rsid="0bacb041"/>
    </style:style>
    <style:style style:name="T660" style:family="text">
      <style:text-properties officeooo:rsid="0bb7a087"/>
    </style:style>
    <style:style style:name="T661" style:family="text">
      <style:text-properties officeooo:rsid="0bd179ad"/>
    </style:style>
    <style:style style:name="T662" style:family="text">
      <style:text-properties officeooo:rsid="0bd5545c"/>
    </style:style>
    <style:style style:name="T663" style:family="text">
      <style:text-properties officeooo:rsid="0bd556e0"/>
    </style:style>
    <style:style style:name="T664" style:family="text">
      <style:text-properties officeooo:rsid="0be8669c"/>
    </style:style>
    <style:style style:name="T665" style:family="text">
      <style:text-properties fo:font-size="14pt" fo:font-weight="bold" style:font-size-asian="14pt" style:font-weight-asian="bold" style:font-size-complex="14pt" style:font-weight-complex="bold"/>
    </style:style>
    <style:style style:name="T666" style:family="text">
      <style:text-properties fo:font-size="14pt" fo:font-weight="bold" officeooo:rsid="0bd5545c" style:font-size-asian="14pt" style:font-weight-asian="bold" style:font-size-complex="14pt" style:font-weight-complex="bold"/>
    </style:style>
    <style:style style:name="T667" style:family="text">
      <style:text-properties officeooo:rsid="0c4f7346"/>
    </style:style>
    <style:style style:name="T668" style:family="text">
      <style:text-properties officeooo:rsid="0cbb53f3"/>
    </style:style>
    <style:style style:name="T669" style:family="text">
      <style:text-properties officeooo:rsid="0cc08b28"/>
    </style:style>
    <style:style style:name="T670" style:family="text">
      <style:text-properties officeooo:rsid="0cd2d1ac"/>
    </style:style>
    <style:style style:name="T671" style:family="text">
      <style:text-properties officeooo:rsid="0cdd1105"/>
    </style:style>
    <style:style style:name="T672" style:family="text">
      <style:text-properties officeooo:rsid="0cdffbcc"/>
    </style:style>
    <style:style style:name="T673" style:family="text">
      <style:text-properties officeooo:rsid="0ceec50a"/>
    </style:style>
    <style:style style:name="T674" style:family="text">
      <style:text-properties officeooo:rsid="0d051a65"/>
    </style:style>
    <style:style style:name="T675" style:family="text">
      <style:text-properties officeooo:rsid="0d0c54b8"/>
    </style:style>
    <style:style style:name="T676" style:family="text">
      <style:text-properties officeooo:rsid="0d21fac2"/>
    </style:style>
    <style:style style:name="T677" style:family="text">
      <style:text-properties officeooo:rsid="0d24e6c4"/>
    </style:style>
    <style:style style:name="T678" style:family="text">
      <style:text-properties officeooo:rsid="0d2f98eb"/>
    </style:style>
    <style:style style:name="T679" style:family="text">
      <style:text-properties officeooo:rsid="0d308ea0"/>
    </style:style>
    <style:style style:name="T680" style:family="text">
      <style:text-properties officeooo:rsid="0d352cc1"/>
    </style:style>
    <style:style style:name="T681" style:family="text">
      <style:text-properties officeooo:rsid="0d3fecc8"/>
    </style:style>
    <style:style style:name="T682" style:family="text">
      <style:text-properties officeooo:rsid="0d42048a"/>
    </style:style>
    <style:style style:name="T683" style:family="text">
      <style:text-properties officeooo:rsid="0d566733"/>
    </style:style>
    <style:style style:name="T684" style:family="text">
      <style:text-properties officeooo:rsid="0d637589"/>
    </style:style>
    <style:style style:name="T685" style:family="text">
      <style:text-properties officeooo:rsid="0d6581c1"/>
    </style:style>
    <style:style style:name="T686" style:family="text">
      <style:text-properties officeooo:rsid="0da86d76"/>
    </style:style>
    <style:style style:name="T687" style:family="text">
      <style:text-properties officeooo:rsid="0dabcba7"/>
    </style:style>
    <style:style style:name="T688" style:family="text">
      <style:text-properties officeooo:rsid="0dae8a0f"/>
    </style:style>
    <style:style style:name="T689" style:family="text">
      <style:text-properties officeooo:rsid="0de8d27c"/>
    </style:style>
    <style:style style:name="T690" style:family="text">
      <style:text-properties officeooo:rsid="0dea089d"/>
    </style:style>
    <style:style style:name="T691" style:family="text">
      <style:text-properties officeooo:rsid="0debb29a"/>
    </style:style>
    <style:style style:name="T692" style:family="text">
      <style:text-properties officeooo:rsid="0decbb53"/>
    </style:style>
    <style:style style:name="T693" style:family="text">
      <style:text-properties officeooo:rsid="0dee27c7"/>
    </style:style>
    <style:style style:name="T694" style:family="text">
      <style:text-properties officeooo:rsid="0e1ea53d"/>
    </style:style>
    <style:style style:name="T695" style:family="text">
      <style:text-properties officeooo:rsid="0e2040b2"/>
    </style:style>
    <style:style style:name="T696" style:family="text">
      <style:text-properties officeooo:rsid="0e205dbe"/>
    </style:style>
    <style:style style:name="T697" style:family="text">
      <style:text-properties officeooo:rsid="0e219493"/>
    </style:style>
    <style:style style:name="T698" style:family="text">
      <style:text-properties officeooo:rsid="0e3f1380"/>
    </style:style>
    <style:style style:name="T699" style:family="text">
      <style:text-properties officeooo:rsid="0e41fa0d"/>
    </style:style>
    <style:style style:name="T700" style:family="text">
      <style:text-properties officeooo:rsid="0e4364fc"/>
    </style:style>
    <style:style style:name="T701" style:family="text">
      <style:text-properties officeooo:rsid="0e446f6c"/>
    </style:style>
    <style:style style:name="T702" style:family="text">
      <style:text-properties officeooo:rsid="0e4593db"/>
    </style:style>
    <style:style style:name="T703" style:family="text">
      <style:text-properties officeooo:rsid="0e45dc85"/>
    </style:style>
    <style:style style:name="T704" style:family="text">
      <style:text-properties officeooo:rsid="0e46deb5"/>
    </style:style>
    <style:style style:name="T705" style:family="text">
      <style:text-properties officeooo:rsid="0e46f7c9"/>
    </style:style>
    <style:style style:name="T706" style:family="text">
      <style:text-properties officeooo:rsid="0e4caff9"/>
    </style:style>
    <style:style style:name="T707" style:family="text">
      <style:text-properties officeooo:rsid="0e5b069e"/>
    </style:style>
    <style:style style:name="T708" style:family="text">
      <style:text-properties officeooo:rsid="0e5e1457"/>
    </style:style>
    <style:style style:name="T709" style:family="text">
      <style:text-properties officeooo:rsid="0e607f48"/>
    </style:style>
    <style:style style:name="T710" style:family="text">
      <style:text-properties officeooo:rsid="0e662b43"/>
    </style:style>
    <style:style style:name="T711" style:family="text">
      <style:text-properties officeooo:rsid="0e767f88"/>
    </style:style>
    <style:style style:name="T712" style:family="text">
      <style:text-properties officeooo:rsid="0eaf70d4"/>
    </style:style>
    <style:style style:name="T713" style:family="text">
      <style:text-properties officeooo:rsid="0eb03eff"/>
    </style:style>
    <style:style style:name="T714" style:family="text">
      <style:text-properties officeooo:rsid="0eb1f5bd"/>
    </style:style>
    <style:style style:name="T715" style:family="text">
      <style:text-properties officeooo:rsid="0eb8b3e8"/>
    </style:style>
    <style:style style:name="T716" style:family="text">
      <style:text-properties officeooo:rsid="0ef68f79"/>
    </style:style>
    <style:style style:name="T717" style:family="text">
      <style:text-properties officeooo:rsid="0f05dde9"/>
    </style:style>
    <style:style style:name="T718" style:family="text">
      <style:text-properties officeooo:rsid="0f0c0534"/>
    </style:style>
    <style:style style:name="T719" style:family="text">
      <style:text-properties officeooo:rsid="0f1209b6"/>
    </style:style>
    <style:style style:name="T720" style:family="text">
      <style:text-properties officeooo:rsid="0f141cdf"/>
    </style:style>
    <style:style style:name="T721" style:family="text">
      <style:text-properties officeooo:rsid="0f1c3486"/>
    </style:style>
    <style:style style:name="T722" style:family="text">
      <style:text-properties officeooo:rsid="0f1eacb1"/>
    </style:style>
    <style:style style:name="T723" style:family="text">
      <style:text-properties fo:color="#ce181e" fo:font-weight="bold" officeooo:rsid="0f553ef8" style:font-weight-asian="bold" style:font-weight-complex="bold"/>
    </style:style>
    <style:style style:name="T724" style:family="text">
      <style:text-properties fo:color="#ce181e" fo:font-weight="bold" officeooo:rsid="025043f5" style:font-weight-asian="bold" style:font-weight-complex="bold" fo:background-color="#ffffff"/>
    </style:style>
    <style:style style:name="T725" style:family="text">
      <style:text-properties fo:color="#ce181e" fo:font-weight="bold" officeooo:rsid="008e3aa9" style:font-weight-asian="bold" style:font-weight-complex="bold" fo:background-color="#ffffff"/>
    </style:style>
    <style:style style:name="T726" style:family="text">
      <style:text-properties fo:color="#ce181e" fo:font-weight="bold" officeooo:rsid="0302b498" style:font-weight-asian="bold" style:font-weight-complex="bold"/>
    </style:style>
    <style:style style:name="T727" style:family="text">
      <style:text-properties fo:color="#ce181e" fo:font-weight="bold" officeooo:rsid="03043f71" style:font-weight-asian="bold" style:font-weight-complex="bold"/>
    </style:style>
    <style:style style:name="T728" style:family="text">
      <style:text-properties fo:color="#ce181e" fo:font-weight="bold" officeooo:rsid="03090ec1" style:font-weight-asian="bold" style:font-weight-complex="bold"/>
    </style:style>
    <style:style style:name="T729" style:family="text">
      <style:text-properties fo:color="#ce181e" fo:font-weight="bold" officeooo:rsid="02d7fd34" style:font-weight-asian="bold" style:font-weight-complex="bold"/>
    </style:style>
    <style:style style:name="T730" style:family="text">
      <style:text-properties fo:color="#ce181e" fo:font-weight="bold" officeooo:rsid="024dc016" style:font-weight-asian="bold" style:font-weight-complex="bold"/>
    </style:style>
    <style:style style:name="T731" style:family="text">
      <style:text-properties fo:color="#ce181e" fo:font-weight="bold" officeooo:rsid="03f7c436" style:font-weight-asian="bold" style:font-weight-complex="bold"/>
    </style:style>
    <style:style style:name="T732" style:family="text">
      <style:text-properties fo:color="#ce181e" fo:font-weight="bold" officeooo:rsid="101294ed" style:font-weight-asian="bold" style:font-weight-complex="bold"/>
    </style:style>
    <style:style style:name="T733" style:family="text">
      <style:text-properties fo:color="#ce181e" fo:font-weight="bold" officeooo:rsid="103157e9" style:font-weight-asian="bold" style:font-weight-complex="bold"/>
    </style:style>
    <style:style style:name="T734" style:family="text">
      <style:text-properties fo:color="#ce181e" fo:font-weight="bold" officeooo:rsid="10315b77" style:font-weight-asian="bold" style:font-weight-complex="bold"/>
    </style:style>
    <style:style style:name="T735" style:family="text">
      <style:text-properties fo:color="#ce181e" fo:font-weight="bold" officeooo:rsid="00c96c20" fo:background-color="transparent" loext:char-shading-value="0" style:font-weight-asian="bold" style:font-weight-complex="bold"/>
    </style:style>
    <style:style style:name="T736" style:family="text">
      <style:text-properties fo:color="#ce181e" fo:font-weight="bold" officeooo:rsid="01e3e08e" fo:background-color="transparent" loext:char-shading-value="0" style:font-weight-asian="bold" style:font-weight-complex="bold"/>
    </style:style>
    <style:style style:name="T737" style:family="text">
      <style:text-properties fo:color="#ce181e" fo:font-weight="bold" officeooo:rsid="0eefdbd0" fo:background-color="transparent" loext:char-shading-value="0" style:font-weight-asian="bold" style:font-weight-complex="bold"/>
    </style:style>
    <style:style style:name="T738" style:family="text">
      <style:text-properties fo:color="#ce181e" fo:font-weight="bold" fo:background-color="transparent" loext:char-shading-value="0" style:font-weight-asian="bold" style:font-weight-complex="bold"/>
    </style:style>
    <style:style style:name="T739" style:family="text">
      <style:text-properties fo:color="#ce181e" fo:font-weight="bold" officeooo:rsid="0f705908" fo:background-color="transparent" loext:char-shading-value="0" style:font-weight-asian="bold" style:font-weight-complex="bold"/>
    </style:style>
    <style:style style:name="T740" style:family="text">
      <style:text-properties fo:color="#ce181e" fo:font-weight="bold" officeooo:rsid="0f05dde9" fo:background-color="transparent" loext:char-shading-value="0" style:font-weight-asian="bold" style:font-weight-complex="bold"/>
    </style:style>
    <style:style style:name="T741" style:family="text">
      <style:text-properties fo:color="#ce181e" fo:font-weight="bold" officeooo:rsid="099578f1" fo:background-color="transparent" loext:char-shading-value="0" style:font-weight-asian="bold" style:font-weight-complex="bold"/>
    </style:style>
    <style:style style:name="T742" style:family="text">
      <style:text-properties fo:color="#ce181e" fo:font-weight="bold" officeooo:rsid="015e1bcd" fo:background-color="transparent" loext:char-shading-value="0" style:font-weight-asian="bold" style:font-weight-complex="bold"/>
    </style:style>
    <style:style style:name="T743" style:family="text">
      <style:text-properties fo:color="#ce181e" fo:font-weight="bold" officeooo:rsid="06b618e1" fo:background-color="transparent" loext:char-shading-value="0" style:font-weight-asian="bold" style:font-weight-complex="bold"/>
    </style:style>
    <style:style style:name="T744" style:family="text">
      <style:text-properties fo:color="#ce181e" fo:font-weight="bold" officeooo:rsid="0b8d99de" fo:background-color="transparent" loext:char-shading-value="0" style:font-weight-asian="bold" style:font-weight-complex="bold"/>
    </style:style>
    <style:style style:name="T745"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46"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47"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48"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49"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50"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51"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52" style:family="text">
      <style:text-properties fo:color="#009353"/>
    </style:style>
    <style:style style:name="T753" style:family="text">
      <style:text-properties fo:color="#009353" fo:font-weight="bold" style:font-weight-asian="bold" style:font-weight-complex="bold"/>
    </style:style>
    <style:style style:name="T754" style:family="text">
      <style:text-properties fo:color="#009353" fo:font-weight="bold" officeooo:rsid="0ef68f79" style:font-weight-asian="bold" style:font-weight-complex="bold"/>
    </style:style>
    <style:style style:name="T755" style:family="text">
      <style:text-properties fo:color="#009353" fo:font-weight="bold" officeooo:rsid="0f4db125" style:font-weight-asian="bold" style:font-weight-complex="bold"/>
    </style:style>
    <style:style style:name="T756" style:family="text">
      <style:text-properties fo:color="#009353" fo:font-weight="bold" officeooo:rsid="0e81da26" style:font-weight-asian="bold" style:font-weight-complex="bold"/>
    </style:style>
    <style:style style:name="T757" style:family="text">
      <style:text-properties fo:color="#009353" fo:font-weight="bold" officeooo:rsid="08d34640" style:font-weight-asian="bold" style:font-weight-complex="bold"/>
    </style:style>
    <style:style style:name="T758" style:family="text">
      <style:text-properties fo:color="#009353" fo:font-weight="bold" officeooo:rsid="0eb5d182" style:font-weight-asian="bold" style:font-weight-complex="bold"/>
    </style:style>
    <style:style style:name="T759" style:family="text">
      <style:text-properties fo:color="#009353" fo:font-weight="bold" officeooo:rsid="0db3d5ff" style:font-weight-asian="bold" style:font-weight-complex="bold"/>
    </style:style>
    <style:style style:name="T760" style:family="text">
      <style:text-properties fo:color="#009353" fo:font-weight="bold" officeooo:rsid="0db59a18" style:font-weight-asian="bold" style:font-weight-complex="bold"/>
    </style:style>
    <style:style style:name="T761" style:family="text">
      <style:text-properties fo:color="#009353" fo:font-weight="bold" officeooo:rsid="07e1914a" style:font-weight-asian="bold" style:font-weight-complex="bold"/>
    </style:style>
    <style:style style:name="T762" style:family="text">
      <style:text-properties fo:color="#009353" fo:font-weight="bold" officeooo:rsid="0d4991cf" style:font-weight-asian="bold" style:font-weight-complex="bold"/>
    </style:style>
    <style:style style:name="T763" style:family="text">
      <style:text-properties fo:color="#009353" fo:font-weight="bold" officeooo:rsid="081e4a9a" style:font-weight-asian="bold" style:font-weight-complex="bold"/>
    </style:style>
    <style:style style:name="T764" style:family="text">
      <style:text-properties fo:color="#009353" fo:font-weight="bold" officeooo:rsid="0d4b2f6a" style:font-weight-asian="bold" style:font-weight-complex="bold"/>
    </style:style>
    <style:style style:name="T765" style:family="text">
      <style:text-properties fo:color="#009353" fo:font-weight="bold" officeooo:rsid="0d4bb9de" style:font-weight-asian="bold" style:font-weight-complex="bold"/>
    </style:style>
    <style:style style:name="T766" style:family="text">
      <style:text-properties fo:color="#009353" fo:font-weight="bold" officeooo:rsid="039182c7" style:font-weight-asian="bold" style:font-weight-complex="bold"/>
    </style:style>
    <style:style style:name="T767" style:family="text">
      <style:text-properties fo:color="#009353" fo:font-weight="bold" officeooo:rsid="039c7adb" style:font-weight-asian="bold" style:font-weight-complex="bold"/>
    </style:style>
    <style:style style:name="T768" style:family="text">
      <style:text-properties fo:color="#009353" fo:font-weight="bold" officeooo:rsid="0398611a" style:font-weight-asian="bold" style:font-weight-complex="bold"/>
    </style:style>
    <style:style style:name="T769" style:family="text">
      <style:text-properties fo:color="#009353" fo:font-weight="bold" officeooo:rsid="03a03fe9" style:font-weight-asian="bold" style:font-weight-complex="bold"/>
    </style:style>
    <style:style style:name="T770" style:family="text">
      <style:text-properties fo:color="#009353" fo:font-weight="bold" officeooo:rsid="0469370a" style:font-weight-asian="bold" style:font-weight-complex="bold"/>
    </style:style>
    <style:style style:name="T771" style:family="text">
      <style:text-properties fo:color="#009353" fo:font-weight="bold" officeooo:rsid="09cc3c51" style:font-weight-asian="bold" style:font-weight-complex="bold"/>
    </style:style>
    <style:style style:name="T772" style:family="text">
      <style:text-properties fo:color="#009353" fo:font-weight="bold" officeooo:rsid="098f579d" style:font-weight-asian="bold" style:font-weight-complex="bold"/>
    </style:style>
    <style:style style:name="T773" style:family="text">
      <style:text-properties fo:color="#009353" fo:font-weight="bold" officeooo:rsid="0ceec50a" fo:background-color="transparent" loext:char-shading-value="0" style:font-weight-asian="bold" style:font-weight-complex="bold"/>
    </style:style>
    <style:style style:name="T774" style:family="text">
      <style:text-properties fo:color="#009353" fo:font-weight="bold" officeooo:rsid="0896fe28" fo:background-color="transparent" loext:char-shading-value="0" style:font-weight-asian="bold" style:font-weight-complex="bold"/>
    </style:style>
    <style:style style:name="T775" style:family="text">
      <style:text-properties fo:color="#009353" fo:font-weight="bold" fo:background-color="transparent" loext:char-shading-value="0" style:font-weight-asian="bold" style:font-weight-complex="bold"/>
    </style:style>
    <style:style style:name="T776" style:family="text">
      <style:text-properties fo:color="#009353" fo:font-style="normal" fo:font-weight="bold" officeooo:rsid="07e1914a" style:font-style-asian="normal" style:font-weight-asian="bold" style:font-style-complex="normal" style:font-weight-complex="bold"/>
    </style:style>
    <style:style style:name="T777" style:family="text">
      <style:text-properties fo:color="#009353" fo:font-style="normal" fo:font-weight="bold" officeooo:rsid="0d4708af" style:font-style-asian="normal" style:font-weight-asian="bold" style:font-style-complex="normal" style:font-weight-complex="bold"/>
    </style:style>
    <style:style style:name="T778" style:family="text">
      <style:text-properties fo:color="#009353" fo:font-style="normal" fo:font-weight="bold" officeooo:rsid="0a9b7f81" style:font-style-asian="normal" style:font-weight-asian="bold" style:font-style-complex="normal" style:font-weight-complex="bold"/>
    </style:style>
    <style:style style:name="T779" style:family="text">
      <style:text-properties fo:color="#009353" fo:font-style="normal" fo:font-weight="bold" officeooo:rsid="0b00ba8e" style:font-style-asian="normal" style:font-weight-asian="bold" style:font-style-complex="normal" style:font-weight-complex="bold"/>
    </style:style>
    <style:style style:name="T780" style:family="text">
      <style:text-properties fo:color="#009353" fo:font-style="normal" fo:font-weight="bold" officeooo:rsid="0b026463" style:font-style-asian="normal" style:font-weight-asian="bold" style:font-style-complex="normal" style:font-weight-complex="bold"/>
    </style:style>
    <style:style style:name="T781" style:family="text">
      <style:text-properties fo:color="#009353" fo:font-style="normal" fo:font-weight="bold" officeooo:rsid="0a9bc690" style:font-style-asian="normal" style:font-weight-asian="bold" style:font-style-complex="normal" style:font-weight-complex="bold"/>
    </style:style>
    <style:style style:name="T782" style:family="text">
      <style:text-properties fo:color="#009353" fo:font-style="normal" fo:font-weight="bold" officeooo:rsid="0ab24ba1" style:font-style-asian="normal" style:font-weight-asian="bold" style:font-style-complex="normal" style:font-weight-complex="bold"/>
    </style:style>
    <style:style style:name="T783" style:family="text">
      <style:text-properties fo:color="#009353" fo:font-style="normal" fo:font-weight="bold" officeooo:rsid="0d47132c" style:font-style-asian="normal" style:font-weight-asian="bold" style:font-style-complex="normal" style:font-weight-complex="bold"/>
    </style:style>
    <style:style style:name="T784" style:family="text">
      <style:text-properties fo:color="#009353" fo:font-style="normal" fo:font-weight="bold" officeooo:rsid="0aa81802" style:font-style-asian="normal" style:font-weight-asian="bold" style:font-style-complex="normal" style:font-weight-complex="bold"/>
    </style:style>
    <style:style style:name="T785" style:family="text">
      <style:text-properties fo:color="#009353" fo:font-style="normal" fo:font-weight="bold" officeooo:rsid="0aa74bac" style:font-style-asian="normal" style:font-weight-asian="bold" style:font-style-complex="normal" style:font-weight-complex="bold"/>
    </style:style>
    <style:style style:name="T786" style:family="text">
      <style:text-properties fo:color="#009353" fo:font-style="normal" fo:font-weight="bold" officeooo:rsid="0abb982e" style:font-style-asian="normal" style:font-weight-asian="bold" style:font-style-complex="normal" style:font-weight-complex="bold"/>
    </style:style>
    <style:style style:name="T787" style:family="text">
      <style:text-properties fo:color="#009353" fo:font-style="normal" fo:font-weight="bold" officeooo:rsid="0aa29bc9" style:font-style-asian="normal" style:font-weight-asian="bold" style:font-style-complex="normal" style:font-weight-complex="bold"/>
    </style:style>
    <style:style style:name="T788" style:family="text">
      <style:text-properties fo:color="#009353" fo:font-style="normal" fo:font-weight="bold" officeooo:rsid="0b1dd835" style:font-style-asian="normal" style:font-weight-asian="bold" style:font-style-complex="normal" style:font-weight-complex="bold"/>
    </style:style>
    <style:style style:name="T789" style:family="text">
      <style:text-properties fo:color="#009353" fo:font-style="normal" fo:font-weight="bold" officeooo:rsid="0d4991cf" style:font-style-asian="normal" style:font-weight-asian="bold" style:font-style-complex="normal" style:font-weight-complex="bold"/>
    </style:style>
    <style:style style:name="T790" style:family="text">
      <style:text-properties fo:color="#009353" fo:font-style="normal" style:text-underline-style="none" fo:font-weight="bold" officeooo:rsid="08fdbf59" style:font-style-asian="normal" style:font-weight-asian="bold" style:font-style-complex="normal" style:font-weight-complex="bold"/>
    </style:style>
    <style:style style:name="T791"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792"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793"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794"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795"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796"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797"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798"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799"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00"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01"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02"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03"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04"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05"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06"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07"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08"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09"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10" style:family="text">
      <style:text-properties officeooo:rsid="0fb2545a"/>
    </style:style>
    <style:style style:name="T811" style:family="text">
      <style:text-properties officeooo:rsid="0fd7abe8"/>
    </style:style>
    <style:style style:name="T812" style:family="text">
      <style:text-properties officeooo:rsid="0fd7cabb"/>
    </style:style>
    <style:style style:name="T813" style:family="text">
      <style:text-properties officeooo:rsid="0fdc0945"/>
    </style:style>
    <style:style style:name="T814" style:family="text">
      <style:text-properties officeooo:rsid="0fe45c9b"/>
    </style:style>
    <style:style style:name="T815" style:family="text">
      <style:text-properties officeooo:rsid="0fe4ad80"/>
    </style:style>
    <style:style style:name="T816" style:family="text">
      <style:text-properties officeooo:rsid="0feaeff7"/>
    </style:style>
    <style:style style:name="T817" style:family="text">
      <style:text-properties officeooo:rsid="100a02cd"/>
    </style:style>
    <style:style style:name="T818" style:family="text">
      <style:text-properties officeooo:rsid="1021d7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cumentation <text:span text:style-name="T1">du fichier de réinstallation de programmes pour Linux – Version Bêta :</text:span></text:p>
      <text:p text:style-name="P120"/>
      <text:p text:style-name="P120">La documentation officielle <text:span text:style-name="T388">des deux scripts de réinstallation en version Bêta</text:span></text:p>
      <text:p text:style-name="P129"/>
      <text:p text:style-name="P110"/>
      <text:p text:style-name="P121">Sommaire :</text:p>
      <text:list xml:id="list373112741" text:style-name="L1">
        <text:list-item>
          <text:p text:style-name="P134">1<text:span text:style-name="T628">) Description du script</text:span></text:p>
          <text:list>
            <text:list-item>
              <text:p text:style-name="P137">1.1) <text:span text:style-name="T632">Description globale</text:span></text:p>
            </text:list-item>
            <text:list-item>
              <text:p text:style-name="P137">1.2) <text:span text:style-name="T633">Interpréteur Shell et chemin d’accès</text:span></text:p>
            </text:list-item>
          </text:list>
        </text:list-item>
        <text:list-item>
          <text:p text:style-name="P135">2) <text:span text:style-name="T629">Fonctionnalités du script</text:span></text:p>
        </text:list-item>
        <text:list-item>
          <text:p text:style-name="P136">3) <text:span text:style-name="T631">Organisation du script</text:span></text:p>
          <text:list>
            <text:list-item>
              <text:p text:style-name="P138">3.1) <text:span text:style-name="T634">Description des variables et de leur fonctionnement</text:span></text:p>
              <text:list>
                <text:list-item>
                  <text:p text:style-name="P139">3.1.1) Variables d’arguments</text:p>
                </text:list-item>
                <text:list-item>
                  <text:p text:style-name="P140">3.1.<text:span text:style-name="T694">2</text:span>) <text:span text:style-name="T635">Variables de paramétrage du chronomètre</text:span></text:p>
                </text:list-item>
                <text:list-item>
                  <text:p text:style-name="P140">3.1.<text:span text:style-name="T695">3</text:span>) <text:span text:style-name="T636">Variables d’encodage de couleurs</text:span></text:p>
                </text:list-item>
                <text:list-item>
                  <text:p text:style-name="P141">3.1.<text:span text:style-name="T695">4</text:span>) <text:span text:style-name="T678">Variables de dossiers et de fichier</text:span></text:p>
                </text:list-item>
                <text:list-item>
                  <text:p text:style-name="P142">3.1.<text:span text:style-name="T696">5</text:span>) Variables de resso<text:span text:style-name="T681">u</text:span>rces</text:p>
                </text:list-item>
                <text:list-item>
                  <text:p text:style-name="P140">3.1.<text:span text:style-name="T696">6</text:span>) <text:span text:style-name="T637">Variables d’affichage de texte</text:span></text:p>
                </text:list-item>
                <text:list-item>
                  <text:p text:style-name="P143">3.1.<text:span text:style-name="T697">7</text:span>) <text:span text:style-name="T642">Variables de version</text:span></text:p>
                </text:list-item>
              </text:list>
            </text:list-item>
            <text:list-item>
              <text:p text:style-name="P138">3.2) <text:span text:style-name="T643">Description des fonctions du script</text:span></text:p>
              <text:list>
                <text:list-item>
                  <text:p text:style-name="P144">3.2.1) <text:span text:style-name="T638">Définition des fonctions de décoration du script</text:span></text:p>
                </text:list-item>
                <text:list-item>
                  <text:p text:style-name="P144">3.2.2) <text:span text:style-name="T639">Création des headers</text:span></text:p>
                </text:list-item>
                <text:list-item>
                  <text:p text:style-name="P145">3.2.3) <text:span text:style-name="T640">Définition des fonctions d’exécution</text:span></text:p>
                </text:list-item>
                <text:list-item>
                  <text:p text:style-name="P146">3.2.4) <text:span text:style-name="T644">Connexion à Internet et mises à jour</text:span></text:p>
                </text:list-item>
                <text:list-item>
                  <text:p text:style-name="P147">3.2.5) Définition des fonctions d’installation</text:p>
                </text:list-item>
              </text:list>
            </text:list-item>
            <text:list-item>
              <text:p text:style-name="P138">3.3) <text:span text:style-name="T645">Ordre d’appel des fonctions</text:span></text:p>
            </text:list-item>
          </text:list>
        </text:list-item>
      </text:list>
      <text:p text:style-name="P128"/>
      <text:p text:style-name="P26"/>
      <text:p text:style-name="P34">1) Description du <text:span text:style-name="T471">script</text:span> :</text:p>
      <text:p text:style-name="P123"><text:span text:style-name="T21">1.</text:span><text:span text:style-name="T24">1</text:span><text:span text:style-name="T21">) </text:span><text:span text:style-name="T22">Description globale :</text:span></text:p>
      <text:p text:style-name="P51">Ce script a été écrit dans le but de vous faire gagner du temps après une (ré)installation fraîche de Linux sur votre ordinateur. </text:p>
      <text:p text:style-name="P51"/>
      <text:p text:style-name="P52">Il a été écrit en <text:span text:style-name="T57">Shell </text:span><text:span text:style-name="T87">UNIX </text:span><text:span text:style-name="T88">(et </text:span><text:span text:style-name="T89">encore plus précisément, en Shell Bash</text:span><text:span text:style-name="T88">)</text:span>, qui, <text:span text:style-name="T475">à l’instar du Batch (Windows) ou de l’AppleScript (OS X),</text:span> est un langage de script <text:span text:style-name="T472">de haut niveau </text:span>permettant de manipuler les fonctionnalités d’un système d’exploitation tels que des appels système, des exécutions de commandes, <text:span text:style-name="T474">des variables d’environnement,</text:span> <text:span text:style-name="T473">et bien plus.</text:span></text:p>
      <text:p text:style-name="P51"/>
      <text:p text:style-name="P123"><text:span text:style-name="T21">1.</text:span><text:span text:style-name="T24">2</text:span><text:span text:style-name="T21">) </text:span><text:span text:style-name="T23">Interpréteur </text:span><text:span text:style-name="T30">S</text:span><text:span text:style-name="T23">hell</text:span><text:span text:style-name="T22"> </text:span><text:span text:style-name="T25">et </text:span><text:span text:style-name="T26">chemin d’accès </text:span><text:span text:style-name="T22">:</text:span></text:p>
      <text:p text:style-name="P53">Un fichier script <text:span text:style-name="T652">S</text:span>hell n’étant pas compilé comme certains langages (C, C++, Haskell, Go<text:span text:style-name="T470">lang</text:span>, OCaml), il est donc interprété par un interpréteur, <text:span text:style-name="T338">comme le Python ou les langages web (HTML, CSS, PHP, JavaScript)</text:span>. </text:p>
      <text:p text:style-name="P54"/>
      <text:p text:style-name="P54">L’interpréteur <text:span text:style-name="T650">S</text:span>hell <text:span text:style-name="T2">choisi pour ce script est le </text:span><text:span text:style-name="T80">Bash</text:span><text:span text:style-name="T2">, qui est de loin l’interpréteur et l’interface Shell la plus utilisée sur Linux et sur les autres systèmes UNIX.</text:span></text:p>
      <text:p text:style-name="P54"/>
      <text:p text:style-name="P94"><text:soft-page-break/><text:span text:style-name="T669">L’interpréteur</text:span> <text:span text:style-name="T668">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92"/>
      <text:p text:style-name="P93">Cependant, si vous préférez utiliser un autre interpréteur <text:span text:style-name="T653">S</text:span>hell <text:span text:style-name="T670">pour lancer le script</text:span> (ZSH, <text:span text:style-name="T649">KSH</text:span>, <text:span text:style-name="T671">CSH, </text:span>TCSH, SH, Fish), vous devez changer ce qui suit le <text:span text:style-name="T57">sh</text:span><text:span text:style-name="T79">e</text:span><text:span text:style-name="T57">bang</text:span> du fichier <text:span text:style-name="T81">et</text:span><text:span text:style-name="T667"> modifier certaines lignes, car le Bash possède des commandes qui lui sont propres (et utilisées dans ce script, comme la commande </text:span><text:span text:style-name="T81">« </text:span><text:span text:style-name="T82">command -v »</text:span><text:span text:style-name="T667">), ce qui rend ce script incompatible avec d’autres interpréteurs</text:span>.</text:p>
      <text:p text:style-name="P93"/>
      <text:p text:style-name="P95">Au lieu de <text:span text:style-name="T672">changer le shebang du fichier, vous pouvez également, après avoir modifié le corps du script pour le rendre compatible, appeler votre interpréteur Shell et passer en argument le fichier que vous souhaitez exécuter.</text:span></text:p>
      <text:p text:style-name="P124"/>
      <text:p text:style-name="P55">Le sh<text:span text:style-name="T394">e</text:span>bang <text:span text:style-name="T13">(parfois orthographié </text:span><text:span text:style-name="T68">« shabang »</text:span><text:span text:style-name="T13">)</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4"/>
      <text:p text:style-name="P91">Ce qui suit <text:span text:style-name="T8">directement le shebang est la destination, depuis le dossier racine, du fichier exécutable de l’interpréteur Shell utilisé, généralement dans les dossiers contenant les fichiers binaires :</text:span></text:p>
      <text:list xml:id="list3694656109" text:style-name="L2">
        <text:list-item>
          <text:p text:style-name="P257"><text:span text:style-name="T538">/bin :</text:span><text:span text:style-name="T604"> </text:span><text:span text:style-name="T605">Fi</text:span><text:span text:style-name="T604">chiers exécutables système</text:span></text:p>
        </text:list-item>
        <text:list-item>
          <text:p text:style-name="P258"><text:span text:style-name="T538">/usr/bin :</text:span><text:span text:style-name="T604"> </text:span><text:span text:style-name="T606">F</text:span><text:span text:style-name="T604">ichiers exécutables de logiciels</text:span></text:p>
        </text:list-item>
        <text:list-item>
          <text:p text:style-name="P258"><text:span text:style-name="T538">/usr/local/bin :</text:span><text:span text:style-name="T551"> </text:span><text:span text:style-name="T604">).</text:span></text:p>
        </text:list-item>
      </text:list>
      <text:p text:style-name="P78"><text:s/></text:p>
      <text:p text:style-name="P56">Ici, il s’agit de :</text:p>
      <text:list xml:id="list1358253865" text:style-name="L3">
        <text:list-item>
          <text:p text:style-name="P148">!<text:span text:style-name="T77">#/bin/bash</text:span></text:p>
        </text:list-item>
      </text:list>
      <text:p text:style-name="P57"/>
      <text:p text:style-name="P59">Pour <text:span text:style-name="T9">exécuter ce script avec</text:span>, par exemple,<text:span text:style-name="T10"> l’interpréteur</text:span> <text:span text:style-name="T651">S</text:span>hell <text:span text:style-name="T11">ZSH</text:span> <text:span text:style-name="T12">(généralement non-installé par défaut) une fois les modifications apportées au script, la modification à effectuer est la suivante :</text:span></text:p>
      <text:list xml:id="list1598389177" text:style-name="L4">
        <text:list-item>
          <text:p text:style-name="P149">!<text:span text:style-name="T78">#/bin/zsh</text:span></text:p>
        </text:list-item>
      </text:list>
      <text:p text:style-name="P58"/>
      <text:p text:style-name="P119"><text:span text:style-name="T397">Si vous souhaitez </text:span><text:span text:style-name="T398">consulter la liste des </text:span><text:span text:style-name="T403">interpréteurs </text:span><text:span text:style-name="T402">S</text:span><text:span text:style-name="T398">hell </text:span><text:span text:style-name="T400">déjà</text:span><text:span text:style-name="T398"> installés sur votre </text:span><text:span text:style-name="T401">système</text:span><text:span text:style-name="T398">, tapez la commande </text:span><text:span text:style-name="T399">« </text:span><text:span text:style-name="T57">cat /etc/shells »</text:span><text:span text:style-name="T404"> </text:span><text:span text:style-name="T405">dans votre terminal.</text:span></text:p>
      <text:p text:style-name="P119"><text:span text:style-name="T408">Si vous cherchez un </text:span><text:span text:style-name="T409">interpréteur Shell en particulier, tapez dans votre terminal </text:span><text:span text:style-name="T83">« which </text:span><text:span text:style-name="T102">nom_de_l’</text:span><text:span text:style-name="T85">interpréteur</text:span><text:span text:style-name="T83"> »</text:span><text:span text:style-name="T409"> </text:span><text:span text:style-name="T412">(</text:span><text:span text:style-name="T410">ou, </text:span><text:span text:style-name="T411">si vous </text:span><text:span text:style-name="T413">préférez </text:span><text:span text:style-name="T86">ET</text:span><text:span text:style-name="T413"> que vous</text:span><text:span text:style-name="T411"> utilisez l’interface Bash,</text:span><text:span text:style-name="T410"> </text:span><text:span text:style-name="T84">« command -v </text:span><text:span text:style-name="T103">nom_de_l’</text:span><text:span text:style-name="T85">interpréteur</text:span><text:span text:style-name="T84">»</text:span><text:span text:style-name="T412">)</text:span></text:p>
      <text:p text:style-name="P58"/>
      <text:p text:style-name="P77">Pour <text:span text:style-name="T468">parcourir la liste des dossiers servant de chemin de commandes et de fichiers exécutables, tapez </text:span><text:span text:style-name="T69">« $PATH »</text:span><text:span text:style-name="T395"> dans votre terminal (variable d’environnement parcourant les chemins des dossiers contenant les fichiers exécutables que vous appelez via votre terminal.</text:span></text:p>
      <text:p text:style-name="P96">Quand vous tapez une commande, votre terminal parcourt les chemins de tous les dossiers présents dans cette variable depuis la racine pour trouver l’exécutable appelé).</text:p>
      <text:p text:style-name="P76"/>
      <text:p text:style-name="P79">Si vous souhaitez <text:span text:style-name="T469">exécuter en ligne de commandes un fichier Shell dans n’importe quel dossier, il vous faut le déplacer vers un des dossiers parcourus par la variable d’environnement </text:span><text:span text:style-name="T69">« $PATH »</text:span><text:span text:style-name="T469">.</text:span></text:p>
      <text:p text:style-name="P58"/>
      <text:p text:style-name="P33">2) Fonctionnalité<text:span text:style-name="T630">s du script </text:span>:</text:p>
      <text:p text:style-name="P73">Parmi ses fonctionnalités se trouvent : </text:p>
      <text:list xml:id="list2762593960" text:style-name="L5">
        <text:list-item>
          <text:p text:style-name="P245"><text:soft-page-break/><text:span text:style-name="T276">Une compatibilité </text:span><text:span text:style-name="T277">étend</text:span><text:span text:style-name="T278">u</text:span><text:span text:style-name="T277">e </text:span><text:span text:style-name="T279">aux gestionnaires de paquets de</text:span><text:span text:style-name="T280"> </text:span><text:span text:style-name="T281">plusieurs </text:span><text:span text:style-name="T282">distributions </text:span><text:span text:style-name="T283">:</text:span></text:p>
          <text:list>
            <text:list-item>
              <text:p text:style-name="P247"><text:span text:style-name="T284">APT</text:span><text:span text:style-name="T275"> (</text:span><text:span text:style-name="T285">Debian, </text:span><text:span text:style-name="T275">Ubuntu, Mint, Kali)</text:span></text:p>
            </text:list-item>
            <text:list-item>
              <text:p text:style-name="P248"><text:span text:style-name="T286">DNF</text:span><text:span text:style-name="T275"> (</text:span><text:span text:style-name="T294">RHEL, </text:span><text:span text:style-name="T275">Fedora, </text:span><text:span text:style-name="T287">CentOS, </text:span><text:span text:style-name="T295">Mageia</text:span><text:span text:style-name="T275">)</text:span></text:p>
            </text:list-item>
            <text:list-item>
              <text:p text:style-name="P249"><text:span text:style-name="T288">Zypper (</text:span><text:span text:style-name="T275">OpenSUSE</text:span><text:span text:style-name="T288">)</text:span></text:p>
            </text:list-item>
            <text:list-item>
              <text:p text:style-name="P250"><text:span text:style-name="T289">Pacman</text:span><text:span text:style-name="T275"> (</text:span><text:span text:style-name="T290">Arch Linux, </text:span><text:span text:style-name="T275">Manjaro)</text:span></text:p>
            </text:list-item>
            <text:list-item>
              <text:p text:style-name="P251"><text:span text:style-name="T291">Emerge</text:span><text:span text:style-name="T275"> </text:span><text:span text:style-name="T292">(Gentoo)</text:span></text:p>
            </text:list-item>
          </text:list>
        </text:list-item>
      </text:list>
      <text:list xml:id="list514316038" text:style-name="L6">
        <text:list-item>
          <text:p text:style-name="P246"><text:span text:style-name="T275">Une mise à jour des paquets, si celle-ci n'a pas été faite avant le lancement du script (important), </text:span><text:span text:style-name="T293">ainsi qu’un nettoyeur de paquets obsolètes</text:span><text:span text:style-name="T275">.</text:span></text:p>
        </text:list-item>
        <text:list-item>
          <text:p text:style-name="P206">L’installation de paquets depuis les dépôts officiels de votre distribution.</text:p>
        </text:list-item>
        <text:list-item>
          <text:p text:style-name="P207">L’installation de paquets depuis les dépôts <text:span text:style-name="T339">Snap</text:span></text:p>
        </text:list-item>
        <text:list-item>
          <text:p text:style-name="P150"><text:span text:style-name="T57">L’auto-suppression des </text:span><text:span text:style-name="T76">paquets obsolètes</text:span></text:p>
        </text:list-item>
      </text:list>
      <text:p text:style-name="P60"/>
      <text:p text:style-name="P32">3) <text:span text:style-name="T43">Organisation </text:span>du <text:span text:style-name="T392">script </text:span>:</text:p>
      <text:p text:style-name="P31">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30"/>
      <text:p text:style-name="P30"><text:span text:style-name="T489">La partie </text:span><text:span text:style-name="T19">3.1</text:span><text:span text:style-name="T125"> décrit le comportement des variables du fichier, tandis que l</text:span>a partie <text:span text:style-name="T16">3.</text:span><text:span text:style-name="T19">2</text:span> <text:span text:style-name="T488">décrit le fonctionnement de chaque fonction avec la liste de chaque paramètre. Enfin, la partie </text:span><text:span text:style-name="T20">3.3</text:span><text:span text:style-name="T122"> liste les appels des fonctions et vous aidera à mieux voir où éditer le script pour rajouter vos propres paquets.</text:span></text:p>
      <text:p text:style-name="P24"/>
      <text:p text:style-name="P125">3.<text:span text:style-name="T125">1</text:span>) <text:span text:style-name="T55">Description des variables et de leur fonctionnement :</text:span></text:p>
      <text:p text:style-name="P127"><text:span text:style-name="T164">Pour mieux </text:span><text:span text:style-name="T165">optimiser le script et le rendre </text:span><text:span text:style-name="T166">plus propre et</text:span><text:span text:style-name="T165"> plus <text:s/>lisible, par exemple, concernant la couleur d’affichage d</text:span><text:span text:style-name="T167">es messages </text:span><text:span text:style-name="T165">d</text:span><text:span text:style-name="T167">e sous-</text:span><text:span text:style-name="T165">étape</text:span><text:span text:style-name="T168">s</text:span><text:span text:style-name="T165"> dans les fonctions </text:span><text:span text:style-name="T6">*_echo</text:span><text:span text:style-name="T7">()</text:span><text:span text:style-name="T165">, j’ai créé des variables.</text:span></text:p>
      <text:p text:style-name="P1"/>
      <text:p text:style-name="P2">Le principe est simple : au lieu de réécrire l’encodage de la couleur et <text:span text:style-name="T393">d</text:span>es chevrons <text:span text:style-name="T490">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91">au lieu de plusieurs endroits à l’emplacement et au nombre variants, selon l’avancée du script</text:span>, et le tour est joué.</text:p>
      <text:p text:style-name="P1"/>
      <text:p text:style-name="P19">La liste des variables définies au début du fichier :</text:p>
      <text:p text:style-name="P19"/>
      <text:list xml:id="list3114988854" text:style-name="L7">
        <text:list-item>
          <text:p text:style-name="P259"><text:span text:style-name="T503">3.</text:span><text:span text:style-name="T502">1.1) Variables d’arguments :</text:span></text:p>
        </text:list-item>
        <text:list-item>
          <text:p text:style-name="P338">SCRIPT_USER_NAME :</text:p>
          <text:list>
            <text:list-item>
              <text:list>
                <text:list-item>
                  <text:p text:style-name="P260">Variable stockant le nom de l’utilisateur exécutant le script, passé en premier argument lors de l’exécution du script.</text:p>
                </text:list-item>
              </text:list>
            </text:list-item>
          </text:list>
        </text:list-item>
      </text:list>
      <text:p text:style-name="P7"/>
      <text:list xml:id="list154536444817757" text:continue-numbering="true" text:style-name="L7">
        <text:list-item>
          <text:p text:style-name="P340"><text:span text:style-name="T622">SCRIPT_</text:span><text:span text:style-name="T623">PWD :</text:span></text:p>
          <text:list>
            <text:list-item>
              <text:list>
                <text:list-item>
                  <text:p text:style-name="P261">Variable stockant le chemin du dossier dans lequel est exécuté le script depuis la racine, passé en deuxième argument lors de l’exécution du script.</text:p>
                </text:list-item>
              </text:list>
            </text:list-item>
          </text:list>
        </text:list-item>
      </text:list>
      <text:p text:style-name="P8"/>
      <text:list xml:id="list154536357397147" text:continue-numbering="true" text:style-name="L7">
        <text:list-item>
          <text:list>
            <text:list-item>
              <text:list>
                <text:list-item>
                  <text:p text:style-name="P262"><text:soft-page-break/>Pour être sûr de ne pas se tromper lors de l’écriture <text:span text:style-name="T699">du chemin depuis la racine</text:span>, ou mieux, pour abréger <text:span text:style-name="T700">le temps d’écriture</text:span>, il est <text:span text:style-name="T698">recommandé de passer en argument la variable d’environnement </text:span><text:span text:style-name="T97">« $PWD »</text:span><text:span text:style-name="T698">, qui se charge d’afficher le chemin du dossier actuel depuis la racine.</text:span></text:p>
                </text:list-item>
              </text:list>
            </text:list-item>
          </text:list>
        </text:list-item>
      </text:list>
      <text:p text:style-name="P8"/>
      <text:list xml:id="list154537091124275" text:continue-numbering="true" text:style-name="L7">
        <text:list-item>
          <text:p text:style-name="P296"><text:span text:style-name="T503">3.1.</text:span><text:span text:style-name="T506">2</text:span><text:span text:style-name="T503">) </text:span><text:span text:style-name="T504">Variables de </text:span><text:span text:style-name="T505">paramétrage du </text:span><text:span text:style-name="T504">chronomètre :</text:span></text:p>
        </text:list-item>
      </text:list>
      <text:list xml:id="list2032446502" text:style-name="L8">
        <text:list-header>
          <text:p><text:span text:style-name="T396">SCRIPT_SLEEP_HEADER :</text:span></text:p>
          <text:list>
            <text:list-item>
              <text:list>
                <text:list-item>
                  <text:p text:style-name="P263"><text:span text:style-name="T483">Variable stockant la valeur en secondes de la commande de pause </text:span><text:span text:style-name="T67">« sleep »</text:span><text:span text:style-name="T126">. Ici, elle définit le temps de pause entre chaque grande étape du script à </text:span><text:span text:style-name="T67">1,5</text:span><text:span text:style-name="T126"> secondes.</text:span></text:p>
                </text:list-item>
              </text:list>
            </text:list-item>
          </text:list>
        </text:list-header>
      </text:list>
      <text:p text:style-name="P6"/>
      <text:list xml:id="list154536434469851" text:continue-numbering="true" text:style-name="L8">
        <text:list-item>
          <text:p>SCRIPT_SLEEP_INST :</text:p>
          <text:list>
            <text:list-item>
              <text:list>
                <text:list-item>
                  <text:p text:style-name="P264"><text:span text:style-name="T483">Variable stockant la valeur en secondes de la commande de pause </text:span><text:span text:style-name="T67">« sleep »</text:span><text:span text:style-name="T126">. Ici, elle définit le temps de pause entre chaque étape d’installation de paquets à </text:span><text:span text:style-name="T67">0,5</text:span><text:span text:style-name="T126"> secondes.</text:span></text:p>
                </text:list-item>
              </text:list>
            </text:list-item>
          </text:list>
        </text:list-item>
      </text:list>
      <text:p text:style-name="P6"/>
      <text:list xml:id="list154536914295937" text:continue-numbering="true" text:style-name="L8">
        <text:list-item>
          <text:p>SCRIPT_SLEEP_INST_CAT :</text:p>
          <text:list>
            <text:list-item>
              <text:list>
                <text:list-item>
                  <text:p text:style-name="P265"><text:span text:style-name="T483">Variable stockant la valeur en secondes de la commande de pause </text:span><text:span text:style-name="T67">« sleep »</text:span><text:span text:style-name="T126">. Ici, elle définit le temps de pause entre chaque étape d’installation des paquets selon leur catégorie à </text:span><text:span text:style-name="T67">1</text:span><text:span text:style-name="T126"> seconde.</text:span></text:p>
                </text:list-item>
              </text:list>
            </text:list-item>
          </text:list>
        </text:list-item>
      </text:list>
      <text:p text:style-name="P6"/>
      <text:list xml:id="list154537778453033" text:continue-numbering="true" text:style-name="L8">
        <text:list-item>
          <text:p text:style-name="P290">3.1.<text:span text:style-name="T701">3</text:span>) <text:span text:style-name="T484">Variables d’encodage de couleurs :</text:span></text:p>
        </text:list-item>
        <text:list-item>
          <text:p>SCRIPT_C_HEADER :</text:p>
          <text:list>
            <text:list-item>
              <text:list>
                <text:list-item>
                  <text:p text:style-name="P266"><text:span text:style-name="T492">Variable d</text:span>éfini<text:span text:style-name="T492">ssant</text:span> la couleur <text:span text:style-name="T129">de l’affichage du header (ici en bleu cyan).</text:span></text:p>
                </text:list-item>
              </text:list>
            </text:list-item>
          </text:list>
        </text:list-item>
      </text:list>
      <text:p text:style-name="P12"/>
      <text:list xml:id="list154536884366662" text:continue-numbering="true" text:style-name="L8">
        <text:list-item>
          <text:p>SCRIPT_C_JAUNE :</text:p>
          <text:list>
            <text:list-item>
              <text:list>
                <text:list-header>
                  <text:p text:style-name="P268"><text:span text:style-name="T493">Variable définissant</text:span> la couleur d’affichage <text:span text:style-name="T127">du texte en jaune.</text:span></text:p>
                </text:list-header>
              </text:list>
            </text:list-item>
          </text:list>
        </text:list-item>
      </text:list>
      <text:p text:style-name="P10"/>
      <text:list xml:id="list154536319775987" text:continue-numbering="true" text:style-name="L8">
        <text:list-item>
          <text:p text:style-name="P337"><text:span text:style-name="T673">SCRIPT_</text:span>C_<text:span text:style-name="T648">PACK_CATS </text:span>:</text:p>
          <text:list>
            <text:list-item>
              <text:list>
                <text:list-item>
                  <text:p text:style-name="P267"><text:span text:style-name="T492">Variable d</text:span>éfini<text:span text:style-name="T492">ssant</text:span> la couleur <text:span text:style-name="T129">de l’affichage des messages de passage à la prochaine catégorie de paquets (ici en bleu cyan).</text:span></text:p>
                </text:list-item>
              </text:list>
            </text:list-item>
          </text:list>
        </text:list-item>
      </text:list>
      <text:p text:style-name="P14"/>
      <text:list xml:id="list154537117443566" text:continue-numbering="true" text:style-name="L8">
        <text:list-item>
          <text:p text:style-name="P336"><text:span text:style-name="T673">SCRIPT_</text:span>C_RESET :</text:p>
          <text:list>
            <text:list-item>
              <text:list>
                <text:list-item>
                  <text:p text:style-name="P270"><text:span text:style-name="T494">Variable r</text:span>edéfini<text:span text:style-name="T494">ssant</text:span> la couleur d’affichage du texte selon <text:span text:style-name="T128">la couleur utilisée dans les options du profil du terminal.</text:span></text:p>
                </text:list-item>
              </text:list>
            </text:list-item>
          </text:list>
        </text:list-item>
      </text:list>
      <text:p text:style-name="P11"/>
      <text:list xml:id="list154537835367826" text:continue-numbering="true" text:style-name="L8">
        <text:list-item>
          <text:p text:style-name="P335"><text:span text:style-name="T673">SCRIPT_</text:span>C_ROUGE :</text:p>
          <text:list>
            <text:list-item>
              <text:list>
                <text:list-item>
                  <text:p text:style-name="P269"><text:span text:style-name="T495">Variable d</text:span>éfini<text:span text:style-name="T495">ssant</text:span> la couleur d’affichage <text:span text:style-name="T127">du texte en rouge.</text:span></text:p>
                </text:list-item>
              </text:list>
            </text:list-item>
          </text:list>
        </text:list-item>
      </text:list>
      <text:p text:style-name="P9"/>
      <text:list xml:id="list154537863362751" text:continue-numbering="true" text:style-name="L8">
        <text:list-item>
          <text:p text:style-name="P334"><text:span text:style-name="T673">SCRIPT_</text:span>C_VERT :</text:p>
          <text:list>
            <text:list-item>
              <text:list>
                <text:list-item>
                  <text:p text:style-name="P269"><text:span text:style-name="T497">Variable d</text:span>éfini<text:span text:style-name="T496">ssant</text:span> la couleur d’affichage <text:span text:style-name="T127">du texte en vert.</text:span></text:p>
                </text:list-item>
              </text:list>
            </text:list-item>
          </text:list>
        </text:list-item>
      </text:list>
      <text:p text:style-name="P9"/>
      <text:list xml:id="list154536032424445" text:continue-numbering="true" text:style-name="L8">
        <text:list-item>
          <text:p text:style-name="P291">3.1.<text:span text:style-name="T702">4</text:span>) Variables de dossiers et <text:span text:style-name="T679">de</text:span> fichiers :</text:p>
        </text:list-item>
        <text:list-item>
          <text:p text:style-name="P333">SCRIPT_<text:span text:style-name="T676">TMPDIR :</text:span></text:p>
          <text:list>
            <text:list-item>
              <text:list>
                <text:list-item>
                  <text:p text:style-name="P271">Variable stockant <text:span text:style-name="T677">le nom du dossier temporaire </text:span><text:span text:style-name="T91">« Linux-reinstall.tmp.d »</text:span><text:span text:style-name="T677"> dans votre dossier personnel.</text:span></text:p>
                </text:list-item>
              </text:list>
            </text:list-item>
          </text:list>
        </text:list-item>
        <text:list-item>
          <text:p text:style-name="P332">SCRIPT_TMPPATH :</text:p>
          <text:list>
            <text:list-item>
              <text:list>
                <text:list-item>
                  <text:p text:style-name="P272">Variable stockant le chemin du <text:span text:style-name="T682">dossier </text:span><text:span text:style-name="T92">« Linux-reinstall.tmp.d »</text:span><text:span text:style-name="T682"> (/home/$user/Linux-reinstall.tmp.d).</text:span></text:p>
                </text:list-item>
              </text:list>
            </text:list-item>
          </text:list>
        </text:list-item>
      </text:list>
      <text:p text:style-name="P23"/>
      <text:list xml:id="list154537291322871" text:continue-numbering="true" text:style-name="L8">
        <text:list-item>
          <text:p text:style-name="P292">3.1.<text:span text:style-name="T703">5</text:span>) Variables de ressources :</text:p>
        </text:list-item>
        <text:list-item>
          <text:p text:style-name="P331"><text:soft-page-break/>SCRIPT_REPO :</text:p>
          <text:list>
            <text:list-item>
              <text:list>
                <text:list-item>
                  <text:p text:style-name="P273">Variable stockant le chemin vers <text:span text:style-name="T680">mon répertoire Github</text:span></text:p>
                </text:list-item>
              </text:list>
            </text:list-item>
          </text:list>
        </text:list-item>
      </text:list>
      <text:p text:style-name="P9"/>
      <text:list xml:id="list154537583632073" text:continue-numbering="true" text:style-name="L8">
        <text:list-item>
          <text:p text:style-name="P293">3.1.<text:span text:style-name="T704">6</text:span>) <text:span text:style-name="T485">Variables d’affichage de texte :</text:span></text:p>
        </text:list-item>
        <text:list-item>
          <text:p text:style-name="P299"><text:span text:style-name="T773">SCRIPT_</text:span><text:span text:style-name="T774">HEADER_</text:span><text:span text:style-name="T775">LINE_CHAR :</text:span> </text:p>
          <text:list>
            <text:list-item>
              <text:list>
                <text:list-item>
                  <text:p text:style-name="P274"><text:span text:style-name="T498">V</text:span>ariable stockant <text:span text:style-name="T74">LE</text:span> caractère affiché sur <text:span text:style-name="T386">la longueur des deux </text:span>ligne<text:span text:style-name="T386">s</text:span> du header. <text:span text:style-name="T499">Stocker plus d’un caractère dans cette variable aura pour résultat d’afficher le même nombre de lignes que le nombre de caractères stockés. Par exemple, si le deuxième caractère est une dièse (</text:span><text:span text:style-name="T73">#</text:span><text:span text:style-name="T499">), une deuxième ligne affichant des dièses sera affichée.</text:span></text:p>
                </text:list-item>
              </text:list>
            </text:list-item>
          </text:list>
        </text:list-item>
      </text:list>
      <text:p text:style-name="P13"/>
      <text:list xml:id="list154537231412803" text:continue-numbering="true" text:style-name="L8">
        <text:list-item>
          <text:p text:style-name="P326"><text:span text:style-name="T673">SCRIPT_COLS </text:span>:</text:p>
          <text:list>
            <text:list-item>
              <text:list>
                <text:list-item>
                  <text:p text:style-name="P275">Variable affichant des colonnes.</text:p>
                </text:list-item>
              </text:list>
            </text:list-item>
          </text:list>
        </text:list-item>
      </text:list>
      <text:p text:style-name="P13"/>
      <text:list xml:id="list154537887135345" text:continue-numbering="true" text:style-name="L8">
        <text:list-item>
          <text:p text:style-name="P325"><text:span text:style-name="T673">SCRIPT_HASH </text:span>:</text:p>
          <text:list>
            <text:list-item>
              <text:list>
                <text:list-item>
                  <text:p text:style-name="P276">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3"/>
      <text:list xml:id="list154536178659423" text:continue-numbering="true" text:style-name="L8">
        <text:list-item>
          <text:p text:style-name="P323"><text:span text:style-name="T673">SCRIPT_</text:span>TAB :</text:p>
          <text:list>
            <text:list-item>
              <text:list>
                <text:list-item>
                  <text:p text:style-name="P277"><text:span text:style-name="T500">Variable affichant </text:span>de<text:span text:style-name="T389">s</text:span> chevrons avant <text:span text:style-name="T130">l’affichage d’un texte. Ici, quatre chevrons sont stockés dans cette variable.</text:span></text:p>
                </text:list-item>
              </text:list>
            </text:list-item>
          </text:list>
        </text:list-item>
      </text:list>
      <text:p text:style-name="P15"/>
      <text:list xml:id="list154536789386612" text:continue-numbering="true" text:style-name="L8">
        <text:list-item>
          <text:p text:style-name="P324"><text:span text:style-name="T673">SCRIPT_</text:span>J_TAB :</text:p>
          <text:list>
            <text:list-item>
              <text:list>
                <text:list-item>
                  <text:p text:style-name="P278"><text:span text:style-name="T501">Variable appelant</text:span> <text:span text:style-name="T131">la variable d’encodage de couleurs </text:span><text:span text:style-name="T766">« C_JAUNE »</text:span><text:span text:style-name="T131">, puis la variable </text:span><text:span text:style-name="T766">« TAB »</text:span><text:span text:style-name="T131">, pour afficher les chevrons en jaune.</text:span></text:p>
                </text:list-item>
                <text:list-item>
                  <text:p text:style-name="P279">Utilisée pour définir l’affichage de chaque message de passage à la prochaine sous-étape.</text:p>
                </text:list-item>
              </text:list>
            </text:list-item>
          </text:list>
        </text:list-item>
      </text:list>
      <text:p text:style-name="P16"/>
      <text:list xml:id="list154536535821596" text:continue-numbering="true" text:style-name="L8">
        <text:list-item>
          <text:p text:style-name="P327"><text:span text:style-name="T673">SCRIPT_</text:span>R_TAB :</text:p>
          <text:list>
            <text:list-item>
              <text:list>
                <text:list-item>
                  <text:p text:style-name="P280">Même principe que pour <text:span text:style-name="T133">la variable </text:span><text:span text:style-name="T767">« </text:span><text:span text:style-name="T753">J_TAB »</text:span>, <text:span text:style-name="T132">mais en rouge, avec un deuxième appel de la variable </text:span><text:span text:style-name="T768">« TAB »</text:span><text:span text:style-name="T132"> pour différencier d’un message de changement de sous-étape.</text:span></text:p>
                </text:list-item>
                <text:list-item>
                  <text:p text:style-name="P281">Utilisée pour définir l’affichage de chaque message d’erreurs de la sous-étape effectuée.</text:p>
                </text:list-item>
              </text:list>
            </text:list-item>
          </text:list>
        </text:list-item>
      </text:list>
      <text:p text:style-name="P17"/>
      <text:list xml:id="list154535969693253" text:continue-numbering="true" text:style-name="L8">
        <text:list-item>
          <text:p text:style-name="P328"><text:span text:style-name="T673">SCRIPT_</text:span>V_TAB :</text:p>
          <text:list>
            <text:list-item>
              <text:list>
                <text:list-item>
                  <text:p text:style-name="P282">Même principe que pour la variable <text:span text:style-name="T753">« </text:span><text:span text:style-name="T769">R_TAB »</text:span><text:span text:style-name="T134">, mais en vert.</text:span></text:p>
                </text:list-item>
                <text:list-item>
                  <text:p text:style-name="P283">Utilisée pour définir l’affichage de chaque message de succès de la sous-étape effectuée.</text:p>
                </text:list-item>
              </text:list>
            </text:list-item>
          </text:list>
        </text:list-item>
      </text:list>
      <text:p text:style-name="P18"/>
      <text:list xml:id="list154536874774811" text:continue-numbering="true" text:style-name="L8">
        <text:list-item>
          <text:p text:style-name="P330"><text:span text:style-name="T673">SCRIPT_</text:span>VOID :</text:p>
          <text:list>
            <text:list-item>
              <text:list>
                <text:list-item>
                  <text:p text:style-name="P301"><text:span text:style-name="T182">Au lieu de taper </text:span><text:span text:style-name="T185">« echo "" »</text:span><text:span text:style-name="T182"> </text:span><text:span text:style-name="T183">à chaque saut de ligne supplémentaire, on appelle cette variable en tant qu’argument de la commande </text:span><text:span text:style-name="T186">« echo »</text:span><text:span text:style-name="T183"> pour que ce saut de ligne soit plus clair à l’utilisateur, comme ceci → </text:span><text:span text:style-name="T186">« </text:span><text:span text:style-name="T187">echo "</text:span><text:span text:style-name="T796">$</text:span><text:span text:style-name="T797">SCRIPT_</text:span><text:span text:style-name="T796">VOID</text:span><text:span text:style-name="T187">" »</text:span><text:span text:style-name="T184">.</text:span></text:p>
                </text:list-item>
              </text:list>
            </text:list-item>
          </text:list>
        </text:list-item>
      </text:list>
      <text:p text:style-name="P21"/>
      <text:list xml:id="list154536302210727" text:continue-numbering="true" text:style-name="L8">
        <text:list-item>
          <text:p text:style-name="P294">3.1.<text:span text:style-name="T705">7</text:span>) <text:span text:style-name="T485">Variables de version:</text:span></text:p>
        </text:list-item>
        <text:list-item>
          <text:p text:style-name="P329"><text:span text:style-name="T641">SCRIPT_VERSION</text:span> :</text:p>
          <text:list>
            <text:list-item>
              <text:list>
                <text:list-item>
                  <text:p text:style-name="P284">Variable contenant le numéro de la version actuelle du script.</text:p>
                </text:list-item>
              </text:list>
            </text:list-item>
          </text:list>
        </text:list-item>
      </text:list>
      <text:p text:style-name="P1"/>
      <text:p text:style-name="P125">3.<text:span text:style-name="T125">2</text:span>) <text:span text:style-name="T55">Description des fonctions du script :</text:span></text:p>
      <text:p text:style-name="P61">Pour mieux <text:span text:style-name="T14">organiser le fichier, j’ai créé des fonctions (des blocs d’instructions envoyées au processeur) pour chaque étape du script.</text:span></text:p>
      <text:p text:style-name="P61"/>
      <text:p text:style-name="P63"><text:soft-page-break/>Certaines <text:span text:style-name="T44">fonctions</text:span> ne sont <text:span text:style-name="T45">utilisées</text:span> qu’une fois (pour garder le code indenté, <text:span text:style-name="T42">plus agréable à lire</text:span> et <text:span text:style-name="T661">beaucoup mieux</text:span> organisé), <text:span text:style-name="T46">tandis que </text:span>d’autres sont appelées à plusieurs reprises <text:span text:style-name="T57">*</text:span>.</text:p>
      <text:p text:style-name="P130"/>
      <text:p text:style-name="P88"/>
      <text:p text:style-name="P64"><text:span text:style-name="T57">*</text:span> <text:span text:style-name="T664">C’est </text:span><text:span text:style-name="T666">LE</text:span><text:span text:style-name="T662"> </text:span>principe même d’une fonction, <text:span text:style-name="T663">servant à</text:span> éviter de retaper plusieurs fois <text:span text:style-name="T665">EXACTEMENT</text:span> le même code <text:span text:style-name="T647">(surtout s’il est long) et à réinventer la roue, par exemple, en C, en redéfinissant la fonction d’affichage de chaînes de caractères </text:span><text:span text:style-name="T5">printf()</text:span><text:span text:style-name="T647"> (ainsi que ses appels de fonctions).</text:span></text:p>
      <text:p text:style-name="P64"/>
      <text:p text:style-name="P90">Lisez le code source de cette fonction <text:span text:style-name="T674">(et celui des appels de fonctions) </text:span>pour vous donner une idée </text:p>
      <text:p text:style-name="P64"><text:span text:style-name="T647">→ </text:span><text:a xlink:type="simple" xlink:href="https://github.com/lattera/glibc/blob/master/stdio-common/printf.c" text:style-name="Internet_20_link" text:visited-style-name="Visited_20_Internet_20_Link"><text:span text:style-name="T647">https://github.com/lattera/glibc/blob/master/stdio-common/printf.c</text:span></text:a></text:p>
      <text:p text:style-name="P131"/>
      <text:p text:style-name="P89"/>
      <text:p text:style-name="P62">Elles sont appelées <text:span text:style-name="T47">et exécutées</text:span> tout à la fin du fichier, <text:span text:style-name="T48">rappelées dans les fonctions si besoin,</text:span> et s’exécutent dans l’ordre, de haut en bas.</text:p>
      <text:p text:style-name="P62"/>
      <text:p text:style-name="P81">La liste des <text:span text:style-name="T54">fonctions sur toute la longueur du script :</text:span></text:p>
      <text:p text:style-name="P81"/>
      <text:list xml:id="list4253014181" text:style-name="L9">
        <text:list-item>
          <text:p text:style-name="P297"><text:span text:style-name="T507">3.2.</text:span><text:span text:style-name="T508">1</text:span><text:span text:style-name="T507">) </text:span><text:span text:style-name="T509">D</text:span><text:span text:style-name="T510">éfinition des fonctions de décoration du script :</text:span></text:p>
        </text:list-item>
        <text:list-item>
          <text:p text:style-name="P363"><text:span text:style-name="T380">cats</text:span><text:span text:style-name="T355">_</text:span><text:span text:style-name="T353">echo()</text:span></text:p>
          <text:list>
            <text:list-item>
              <text:list>
                <text:list-item>
                  <text:p text:style-name="P285"><text:span text:style-name="T355">Cette </text:span><text:span text:style-name="T354">fonction remplace la </text:span><text:span text:style-name="T365">commande</text:span><text:span text:style-name="T354"> </text:span><text:span text:style-name="T381">« echo »</text:span><text:span text:style-name="T354"> en permettant d’éviter </text:span><text:span text:style-name="T366">d’</text:span><text:span text:style-name="T367">avoir à </text:span><text:span text:style-name="T378">écrire</text:span><text:span text:style-name="T366"> </text:span><text:span text:style-name="T371">manuellement,</text:span><text:span text:style-name="T366"> </text:span><text:span text:style-name="T370">à</text:span><text:span text:style-name="T368"> chaque </text:span><text:span text:style-name="T379">nouveau </text:span><text:span text:style-name="T368">message </text:span><text:span text:style-name="T372">de passage </text:span><text:span text:style-name="T373">à </text:span><text:span text:style-name="T375">la prochaine</text:span><text:span text:style-name="T373"> catégorie de paquets</text:span><text:span text:style-name="T368">,</text:span><text:span text:style-name="T354"> les variable</text:span><text:span text:style-name="T356">s :</text:span></text:p>
                  <text:list>
                    <text:list-item>
                      <text:p text:style-name="P286"><text:span text:style-name="T776">« $</text:span><text:span text:style-name="T777">SCRIPT_</text:span><text:span text:style-name="T778">C_</text:span><text:span text:style-name="T779">PACK_</text:span><text:span text:style-name="T780">CATS</text:span><text:span text:style-name="T778"> </text:span><text:span text:style-name="T776">»</text:span><text:span text:style-name="T354"> </text:span><text:span text:style-name="T360">et </text:span><text:span text:style-name="T776">« </text:span><text:span text:style-name="T781">$</text:span><text:span text:style-name="T777">SCRIPT_</text:span><text:span text:style-name="T781">HASH</text:span><text:span text:style-name="T776"> »</text:span><text:span text:style-name="T354"> avant chaque </text:span><text:span text:style-name="T359">message</text:span><text:span text:style-name="T354"> pour le colorer</text:span><text:span text:style-name="T357"> et </text:span><text:span text:style-name="T361">y ajouter</text:span><text:span text:style-name="T358"> de</text:span><text:span text:style-name="T361">s</text:span><text:span text:style-name="T358"> dièses.</text:span></text:p>
                    </text:list-item>
                    <text:list-item>
                      <text:p text:style-name="P287"><text:span text:style-name="T776">« </text:span><text:span text:style-name="T782">$</text:span><text:span text:style-name="T783">SCRIPT_</text:span><text:span text:style-name="T784">HASH</text:span><text:span text:style-name="T785"> »</text:span><text:span text:style-name="T354"> </text:span><text:span text:style-name="T362">pour que </text:span><text:span text:style-name="T369">le message</text:span><text:span text:style-name="T362"> soit finalement entouré de dièses.</text:span></text:p>
                    </text:list-item>
                    <text:list-item>
                      <text:p text:style-name="P288"><text:span text:style-name="T786">« $</text:span><text:span text:style-name="T783">SCRIPT_</text:span><text:span text:style-name="T786">C_RESET »</text:span><text:span text:style-name="T364"> </text:span><text:span text:style-name="T376">pour</text:span><text:span text:style-name="T363"> </text:span><text:span text:style-name="T354">colorer à nouveau le texte suivant selon la couleur par défaut du terminal.</text:span></text:p>
                    </text:list-item>
                  </text:list>
                </text:list-item>
                <text:list-item>
                  <text:p text:style-name="P302"><text:span text:style-name="T169">U</text:span><text:span text:style-name="T170">ne fois le message affiché, </text:span><text:span text:style-name="T171">la variable de chronomètre </text:span><text:span text:style-name="T791">« </text:span><text:span text:style-name="T792">$</text:span><text:span text:style-name="T793">SCRI</text:span><text:span text:style-name="T794">P</text:span><text:span text:style-name="T793">T_</text:span><text:span text:style-name="T795">SLEEP_INST_CAT »</text:span><text:span text:style-name="T172"> </text:span><text:span text:style-name="T173">est appelée pour </text:span><text:span text:style-name="T174">mettre en pause </text:span><text:span text:style-name="T175">le script pendant une seconde, </text:span><text:span text:style-name="T179">le temps</text:span><text:span text:style-name="T176"> que </text:span><text:span text:style-name="T181">vous</text:span><text:span text:style-name="T176"> </text:span><text:span text:style-name="T177">puiss</text:span><text:span text:style-name="T181">iez</text:span><text:span text:style-name="T177"> lire le nom de la catégorie </text:span><text:span text:style-name="T178">de paquets </text:span><text:span text:style-name="T180">en cours de téléchargement</text:span><text:span text:style-name="T175">.</text:span></text:p>
                </text:list-item>
                <text:list-item>
                  <text:p text:style-name="P289"><text:span text:style-name="T374">Cette fonction prend en paramètre la chaîne de caractères du message à afficher, </text:span><text:span text:style-name="T377">située </text:span><text:span text:style-name="T374">entre les deux variables </text:span><text:span text:style-name="T787">« </text:span><text:span text:style-name="T788">$</text:span><text:span text:style-name="T789">SCRIPT_</text:span><text:span text:style-name="T788">HASH »</text:span><text:span text:style-name="T374">.</text:span></text:p>
                </text:list-item>
              </text:list>
            </text:list-item>
          </text:list>
        </text:list-item>
      </text:list>
      <text:p text:style-name="P22"/>
      <text:list xml:id="list3114993917" text:style-name="L10">
        <text:list-item>
          <text:p text:style-name="P364"><text:span text:style-name="T355">j_</text:span><text:span text:style-name="T353">echo()</text:span></text:p>
          <text:list>
            <text:list-item>
              <text:list>
                <text:list-item>
                  <text:p text:style-name="P208">Cette <text:span text:style-name="T477">fonction remplace la commande </text:span><text:span text:style-name="T71">« echo »</text:span><text:span text:style-name="T477"> en permettant d’éviter d’avoir à appeler manuellement, à chaque message de passage à la prochaine sous-étape, les variables :</text:span></text:p>
                  <text:list>
                    <text:list-item>
                      <text:p text:style-name="P209"><text:span text:style-name="T761">« $</text:span><text:span text:style-name="T762">SCRIPT_</text:span><text:span text:style-name="T761">J_TAB »</text:span><text:span text:style-name="T477"> avant chaque message pour le colorer en jaune.</text:span></text:p>
                    </text:list-item>
                    <text:list-item>
                      <text:p text:style-name="P209"><text:span text:style-name="T761">« </text:span><text:span text:style-name="T762">$SCRIPT_</text:span><text:span text:style-name="T761">C_RESET »</text:span><text:span text:style-name="T406"> </text:span><text:span text:style-name="T407">pour</text:span><text:span text:style-name="T477"> colorer à nouveau tout texte suivant le message selon la couleur par défaut du terminal.</text:span></text:p>
                    </text:list-item>
                  </text:list>
                </text:list-item>
                <text:list-item>
                  <text:p text:style-name="P210">Cette fonction prend en paramètre la chaîne de caractères du message à afficher, située entre les deux variables listées ci-dessus.</text:p>
                </text:list-item>
              </text:list>
            </text:list-item>
          </text:list>
        </text:list-item>
      </text:list>
      <text:p text:style-name="P84"/>
      <text:list xml:id="list154536376854144" text:continue-numbering="true" text:style-name="L10">
        <text:list-item>
          <text:p text:style-name="P347"><text:span text:style-name="T352">r</text:span><text:span text:style-name="T351">_</text:span><text:span text:style-name="T349">echo()</text:span></text:p>
          <text:list>
            <text:list-item>
              <text:list>
                <text:list-item>
                  <text:p text:style-name="P151">Même principe que la fonction <text:span text:style-name="T749">« </text:span><text:span text:style-name="T751">j</text:span><text:span text:style-name="T749">_</text:span><text:span text:style-name="T750">echo() »</text:span><text:span text:style-name="T478">, avec chaque message d’erreur de sous-étape à afficher en rouge (</text:span><text:span text:style-name="T763">$</text:span><text:span text:style-name="T764">SCRIPT_</text:span><text:span text:style-name="T763">R_TAB</text:span><text:span text:style-name="T478">).</text:span></text:p>
                </text:list-item>
              </text:list>
            </text:list-item>
          </text:list>
        </text:list-item>
      </text:list>
      <text:p text:style-name="P84"/>
      <text:list xml:id="list154536725475824" text:continue-numbering="true" text:style-name="L10">
        <text:list-item>
          <text:p text:style-name="P347"><text:span text:style-name="T350">v</text:span><text:span text:style-name="T351">_</text:span><text:span text:style-name="T349">echo()</text:span></text:p>
          <text:list>
            <text:list-item>
              <text:list>
                <text:list-item>
                  <text:p text:style-name="P152"><text:soft-page-break/>Même principe que la fonction <text:span text:style-name="T749">« </text:span><text:span text:style-name="T751">j</text:span><text:span text:style-name="T749">_</text:span><text:span text:style-name="T750">echo() »</text:span><text:span text:style-name="T478">, avec chaque message de succès de sous-étape à afficher en vert (</text:span><text:span text:style-name="T763">$</text:span><text:span text:style-name="T765">SCRIPT_</text:span><text:span text:style-name="T763">V_TAB</text:span><text:span text:style-name="T478">).</text:span></text:p>
                </text:list-item>
              </text:list>
            </text:list-item>
          </text:list>
        </text:list-item>
      </text:list>
      <text:p text:style-name="P81"/>
      <text:list xml:id="list154537720431594" text:continue-numbering="true" text:style-name="L10">
        <text:list-item>
          <text:p text:style-name="P298"><text:span text:style-name="T511">3.2.2) C</text:span><text:span text:style-name="T512">réation des headers :</text:span></text:p>
        </text:list-item>
        <text:list-item>
          <text:p text:style-name="P341">draw_<text:span text:style-name="T53">header_</text:span>line() :</text:p>
          <text:list>
            <text:list-item>
              <text:list>
                <text:list-item>
                  <text:p text:style-name="P153">Cette fonction <text:span text:style-name="T715">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00"/>
      <text:list xml:id="list154537070951800" text:continue-numbering="true" text:style-name="L10">
        <text:list-item>
          <text:list>
            <text:list-item>
              <text:list>
                <text:list-item>
                  <text:p text:style-name="P303"><text:span text:style-name="T614">Si </text:span><text:span text:style-name="T615">une colonne n’est pas vide, alors le caractère écrit dans la colonne est coloré selon l’encodage </text:span><text:span text:style-name="T617">souhaité</text:span><text:span text:style-name="T615">.</text:span></text:p>
                </text:list-item>
              </text:list>
            </text:list-item>
          </text:list>
        </text:list-item>
      </text:list>
      <text:p text:style-name="P101"/>
      <text:list xml:id="list154537216381111" text:continue-numbering="true" text:style-name="L10">
        <text:list-item>
          <text:list>
            <text:list-item>
              <text:list>
                <text:list-item>
                  <text:p text:style-name="P304"><text:span text:style-name="T616">Pour un nombre entier </text:span><text:span text:style-name="T547">« i »</text:span><text:span text:style-name="T557"> représentant </text:span><text:span text:style-name="T558">chaque colonne </text:span><text:span text:style-name="T559">appartenant à</text:span><text:span text:style-name="T560"> l’intervalle de la première colonne de la zone de texte </text:span><text:span text:style-name="T561">du terminal </text:span><text:span text:style-name="T562">jusqu’à </text:span><text:span text:style-name="T563">la dernière </text:span><text:span text:style-name="T564">colonne de cette même zone de texte, </text:span><text:span text:style-name="T565">un caractère sera écrit sur chaque colonne, </text:span><text:span text:style-name="T566">le tout en étant coloré grâce à la condition précédente</text:span><text:span text:style-name="T565">.</text:span></text:p>
                </text:list-item>
              </text:list>
            </text:list-item>
          </text:list>
        </text:list-item>
      </text:list>
      <text:p text:style-name="P112"/>
      <text:list xml:id="list154536132331207" text:continue-numbering="true" text:style-name="L10">
        <text:list-item>
          <text:list>
            <text:list-item>
              <text:list>
                <text:list-item>
                  <text:p text:style-name="P316"><text:span text:style-name="T567">S</text:span><text:span text:style-name="T550">i, une fois le caractère écrit dans la colonne, </text:span></text:p>
                </text:list-item>
                <text:list-item>
                  <text:p text:style-name="P305"><text:span text:style-name="T567">Une fois le caractère écrit dans la colonne, </text:span><text:span text:style-name="T568">la dernière condition se charge </text:span><text:span text:style-name="T569">de réinitialiser </text:span><text:span text:style-name="T570">la couleur du </text:span><text:span text:style-name="T571">caractère de la prochaine colonne, </text:span><text:span text:style-name="T572">pour </text:span><text:span text:style-name="T573">éviter </text:span><text:span text:style-name="T574">le fait que </text:span><text:span text:style-name="T575">la couleur </text:span><text:span text:style-name="T576">du texte du terminal </text:span><text:span text:style-name="T575">ne soit pas réinitialisée </text:span><text:span text:style-name="T577">en cas d’annulation </text:span><text:span text:style-name="T578">de l’exécution du script.</text:span></text:p>
                </text:list-item>
              </text:list>
            </text:list-item>
          </text:list>
        </text:list-item>
      </text:list>
      <text:p text:style-name="P116"/>
      <text:list xml:id="list154536812852518" text:continue-numbering="true" text:style-name="L10">
        <text:list-item>
          <text:list>
            <text:list-item>
              <text:list>
                <text:list-item>
                  <text:list>
                    <text:list-item>
                      <text:p text:style-name="P306"><text:span text:style-name="T619">Paramètre 1 :</text:span><text:span text:style-name="T544"> </text:span><text:span text:style-name="T804">$line_</text:span><text:span text:style-name="T805">c</text:span><text:span text:style-name="T804">har</text:span><text:span text:style-name="T611"> → Récupère le caractère </text:span><text:span text:style-name="T618">passé</text:span><text:span text:style-name="T611"> en argument lors de l'appel de la fonction (de préférence la variable </text:span><text:span text:style-name="T799">« </text:span><text:span text:style-name="T800">$</text:span><text:span text:style-name="T798">SCRIPT_</text:span><text:span text:style-name="T799">HEADER_LINE_CHAR »</text:span><text:span text:style-name="T611">).</text:span></text:p>
                    </text:list-item>
                  </text:list>
                </text:list-item>
              </text:list>
            </text:list-item>
          </text:list>
        </text:list-item>
      </text:list>
      <text:p text:style-name="P82"/>
      <text:list xml:id="list154536633012188" text:continue-numbering="true" text:style-name="L10">
        <text:list-item>
          <text:list>
            <text:list-item>
              <text:list>
                <text:list-item>
                  <text:list>
                    <text:list-item>
                      <text:p text:style-name="P307"><text:span text:style-name="T620">Paramètre 2 :</text:span><text:span text:style-name="T545"> </text:span><text:span text:style-name="T806">$line_color</text:span><text:span text:style-name="T612"> → Récupère la couleur du caractère définie en argument lors de l'appel de la fonction.</text:span></text:p>
                    </text:list-item>
                  </text:list>
                </text:list-item>
              </text:list>
            </text:list-item>
          </text:list>
        </text:list-item>
      </text:list>
      <text:p text:style-name="P65"/>
      <text:list xml:id="list154536260438546" text:continue-numbering="true" text:style-name="L10">
        <text:list-item>
          <text:p text:style-name="P342">script_header() :</text:p>
          <text:list>
            <text:list-item>
              <text:list>
                <text:list-item>
                  <text:p text:style-name="P154">Cette fonction appelle la fonction <text:span text:style-name="T738">« </text:span><text:span text:style-name="T739">d</text:span><text:span text:style-name="T738">raw_</text:span><text:span text:style-name="T736">header_</text:span><text:span text:style-name="T738">line() »</text:span> <text:span text:style-name="T31">pour créer une première ligne, ajouter le texte de changement d’étapes, puis créer une deuxième ligne.</text:span></text:p>
                </text:list-item>
              </text:list>
            </text:list-item>
          </text:list>
        </text:list-item>
      </text:list>
      <text:p text:style-name="P83"/>
      <text:list xml:id="list154537776041086" text:continue-numbering="true" text:style-name="L10">
        <text:list-item>
          <text:list>
            <text:list-item>
              <text:list>
                <text:list-item>
                  <text:p text:style-name="P155"><text:span text:style-name="T716">Si une colonne n’est pas vide, alors le caractère écrit dans la colonne est coloré selon l’encodage défini dans la variable </text:span><text:span text:style-name="T754">« </text:span><text:span text:style-name="T755">$SCRIPT_C_HEADER »</text:span><text:span text:style-name="T716"> (</text:span>Même condition que la première condition de la fonction <text:span text:style-name="T738">« </text:span><text:span text:style-name="T735">draw_</text:span><text:span text:style-name="T736">header_</text:span><text:span text:style-name="T735">line()</text:span><text:span text:style-name="T737"> »</text:span><text:span text:style-name="T452">).</text:span></text:p>
                </text:list-item>
              </text:list>
            </text:list-item>
          </text:list>
        </text:list-item>
      </text:list>
      <text:p text:style-name="P156"><text:span text:style-name="T452"/></text:p>
      <text:list xml:id="list154536640730154" text:continue-numbering="true" text:style-name="L10">
        <text:list-item>
          <text:list>
            <text:list-item>
              <text:list>
                <text:list-item>
                  <text:p text:style-name="P195"><text:span text:style-name="T452">U</text:span><text:span text:style-name="T404">ne fois l’encodage de la couleur </text:span><text:span text:style-name="T453">des caractères de la ligne d’un header effectué, </text:span><text:span text:style-name="T454">la fonction </text:span><text:span text:style-name="T723">« draw_header_line() »</text:span><text:span text:style-name="T454"> est appelée </text:span><text:span text:style-name="T455">pour dessiner la ligne du haut d’un header.</text:span></text:p>
                </text:list-item>
              </text:list>
            </text:list-item>
          </text:list>
        </text:list-item>
      </text:list>
      <text:p text:style-name="P196"><text:span text:style-name="T455"/></text:p>
      <text:list xml:id="list154536152439347" text:continue-numbering="true" text:style-name="L10">
        <text:list-item>
          <text:list>
            <text:list-item>
              <text:list>
                <text:list-item>
                  <text:p text:style-name="P195"><text:span text:style-name="T455"/></text:p>
                </text:list-item>
              </text:list>
            </text:list-item>
          </text:list>
        </text:list-item>
      </text:list>
      <text:p text:style-name="P83"/>
      <text:list xml:id="list154536183829524" text:continue-numbering="true" text:style-name="L10">
        <text:list-item>
          <text:list>
            <text:list-item>
              <text:list>
                <text:list-item>
                  <text:list>
                    <text:list-item>
                      <text:p text:style-name="P308"><text:span text:style-name="T621">Paramètre :</text:span><text:span text:style-name="T546"> </text:span><text:span text:style-name="T807">$header_string</text:span><text:span text:style-name="T613"> → Récupère la chaîne de caractères passée en argument lors de l’appel de cette fonction.</text:span></text:p>
                    </text:list-item>
                  </text:list>
                </text:list-item>
              </text:list>
            </text:list-item>
          </text:list>
        </text:list-item>
      </text:list>
      <text:p text:style-name="P83"/>
      <text:list xml:id="list154537087431977" text:continue-numbering="true" text:style-name="L10">
        <text:list-item>
          <text:p text:style-name="P343">handle_error<text:span text:style-name="T482">s</text:span>() :</text:p>
          <text:list>
            <text:list-item>
              <text:list>
                <text:list-item>
                  <text:p text:style-name="P157"><text:span text:style-name="T390">Si une erreur fatale survient lors de l’exécution du script, c</text:span>ette fonction <text:span text:style-name="T391">appelle </text:span><text:span text:style-name="T137">une première chaîne de caractères </text:span><text:span text:style-name="T138">indiquant qu’une erreur </text:span><text:span text:style-name="T145">fatale </text:span><text:span text:style-name="T138">s’est produite lors de l’exécution d’une étape du programme.</text:span></text:p>
                </text:list-item>
              </text:list>
            </text:list-item>
          </text:list>
        </text:list-item>
      </text:list>
      <text:p text:style-name="P4"/>
      <text:list xml:id="list154536840145039" text:continue-numbering="true" text:style-name="L10">
        <text:list-item>
          <text:list>
            <text:list-item>
              <text:list>
                <text:list-item>
                  <text:p text:style-name="P157"><text:soft-page-break/><text:span text:style-name="T138">Elle est suivie d’une chaîne de caractères </text:span><text:span text:style-name="T139">passée en argument </text:span><text:span text:style-name="T144">lors de l’appel de cette fonction,</text:span><text:span text:style-name="T138"> </text:span><text:span text:style-name="T160">vous </text:span><text:span text:style-name="T138">indiquant </text:span><text:span text:style-name="T158">à </text:span><text:span text:style-name="T138">de manière plus précise l’erreur s’étant produite.</text:span></text:p>
                </text:list-item>
              </text:list>
            </text:list-item>
          </text:list>
        </text:list-item>
      </text:list>
      <text:p text:style-name="P5"/>
      <text:list xml:id="list154536518127034" text:continue-numbering="true" text:style-name="L10">
        <text:list-item>
          <text:list>
            <text:list-item>
              <text:list>
                <text:list-item>
                  <text:p text:style-name="P158"><text:span text:style-name="T138">E</text:span><text:span text:style-name="T136">lle </text:span><text:span text:style-name="T140">appelle une </text:span><text:span text:style-name="T141">dernière chaîne de caractères </text:span><text:span text:style-name="T143">indiquant</text:span><text:span text:style-name="T142"> que le programme s’arrête, </text:span><text:span text:style-name="T146">avant </text:span><text:span text:style-name="T148">d’arrêter </text:span><text:span text:style-name="T149">l’exécution du</text:span><text:span text:style-name="T147"> script.</text:span></text:p>
                </text:list-item>
              </text:list>
            </text:list-item>
          </text:list>
        </text:list-item>
      </text:list>
      <text:p text:style-name="P20"/>
      <text:list xml:id="list154537681947759" text:continue-numbering="true" text:style-name="L10">
        <text:list-item>
          <text:list>
            <text:list-item>
              <text:list>
                <text:list-item>
                  <text:list>
                    <text:list-item>
                      <text:p text:style-name="P159"><text:span text:style-name="T163">P</text:span><text:span text:style-name="T162">aramètre :</text:span><text:span text:style-name="T161"> </text:span><text:span text:style-name="T790">$error_result</text:span><text:span text:style-name="T150"> →</text:span><text:span text:style-name="T157"> </text:span><text:span text:style-name="T152">Récupère la c</text:span><text:span text:style-name="T151">haîne de caractères </text:span><text:span text:style-name="T153">passée en argument lors de l’appel de la fonction </text:span><text:span text:style-name="T154">pour gérer </text:span><text:span text:style-name="T155">les erreurs </text:span><text:span text:style-name="T159">fatales</text:span><text:span text:style-name="T155"> </text:span><text:span text:style-name="T156">pouvant survenir</text:span><text:span text:style-name="T153">.</text:span></text:p>
                    </text:list-item>
                  </text:list>
                </text:list-item>
              </text:list>
            </text:list-item>
          </text:list>
        </text:list-item>
      </text:list>
      <text:p text:style-name="P25"/>
      <text:list xml:id="list154537231320232" text:continue-numbering="true" text:style-name="L10">
        <text:list-item>
          <text:p text:style-name="P295"><text:span text:style-name="T479">3.2.3) D</text:span>éfinition des fonctions d'exécution :</text:p>
        </text:list-item>
        <text:list-item>
          <text:p text:style-name="P344"><text:span text:style-name="T706">script</text:span>_<text:span text:style-name="T706">init</text:span>() :</text:p>
          <text:list>
            <text:list-item>
              <text:list>
                <text:list-item>
                  <text:p text:style-name="P161">Cette fonction <text:span text:style-name="T38">vérifie tout d’abord que vous exécutez bien le script en mode super-utilisateur (avec la commande sudo ou connecté en tant qu’utilisateur root (l’équivalent UNIX du mode administrateur de Windows, à la différence près que vous êtes </text:span><text:span text:style-name="T60">LE VÉRITABLE MAÎTRE</text:span><text:span text:style-name="T38"> de votre ordinateur)), puis que vous y passez bien deux arguments lors de l’exécution du script : </text:span></text:p>
                  <text:list>
                    <text:list-item>
                      <text:p text:style-name="P162"><text:span text:style-name="T818">Le nom d’utilisateur de l’utilisateur</text:span></text:p>
                    </text:list-item>
                  </text:list>
                </text:list-item>
              </text:list>
            </text:list-item>
          </text:list>
        </text:list-item>
      </text:list>
      <text:p text:style-name="P163"/>
      <text:list xml:id="list154536162303621" text:continue-numbering="true" text:style-name="L10">
        <text:list-item>
          <text:list>
            <text:list-item>
              <text:list>
                <text:list-item>
                  <text:list>
                    <text:list-item>
                      <text:p text:style-name="P162"><text:span text:style-name="T810">Le dossier dans lequel est exécuté le script depuis le dossier racine</text:span></text:p>
                    </text:list-item>
                  </text:list>
                </text:list-item>
              </text:list>
            </text:list-item>
          </text:list>
        </text:list-item>
      </text:list>
      <text:p text:style-name="P66"/>
      <text:list xml:id="list154536558438694" text:continue-numbering="true" text:style-name="L10">
        <text:list-item>
          <text:list>
            <text:list-item>
              <text:list>
                <text:list-item>
                  <text:p text:style-name="P160"><text:span text:style-name="T646">« De grands pouvoirs impliquent de grandes responsabilités »</text:span><text:span text:style-name="T17"> </text:span><text:span text:style-name="T341">(</text:span><text:span text:style-name="T342">message affiché </text:span><text:span text:style-name="T343">la première fois que vous lancez une commande en </text:span><text:span text:style-name="T345">mode </text:span><text:span text:style-name="T346">utilisateur normal avec la commande</text:span><text:span text:style-name="T343"> sudo, </text:span><text:span text:style-name="T347">suivie </text:span><text:span text:style-name="T348">du nom de la commande souhaitée</text:span><text:span text:style-name="T341">)</text:span><text:span text:style-name="T344">.</text:span></text:p>
                </text:list-item>
              </text:list>
            </text:list-item>
          </text:list>
        </text:list-item>
      </text:list>
      <text:p text:style-name="P67"/>
      <text:list xml:id="list154536196739697" text:continue-numbering="true" text:style-name="L10">
        <text:list-item>
          <text:list>
            <text:list-item>
              <text:list>
                <text:list-item>
                  <text:p text:style-name="P164">Si le script n’est pas lancé <text:span text:style-name="T49">avec la commande </text:span><text:span text:style-name="T93">« </text:span><text:span text:style-name="T94">sudo </text:span><text:span text:style-name="T93">»</text:span><text:span text:style-name="T49"> ou </text:span>en mode <text:span text:style-name="T33">utilisateur</text:span> <text:span text:style-name="T32">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68"/>
      <text:list xml:id="list154536805777743" text:continue-numbering="true" text:style-name="L10">
        <text:list-item>
          <text:list>
            <text:list-item>
              <text:list>
                <text:list-item>
                  <text:p text:style-name="P165">Sinon, si le script est exécuté en mode super-<text:span text:style-name="T707">utilisateur</text:span>, <text:span text:style-name="T708">plusieurs tests restent à effectuer :</text:span></text:p>
                  <text:list>
                    <text:list-item>
                      <text:p text:style-name="P166">Si le <text:span text:style-name="T709">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98"/>
      <text:list xml:id="list154537162363113" text:continue-numbering="true" text:style-name="L10">
        <text:list-item>
          <text:list>
            <text:list-item>
              <text:list>
                <text:list-item>
                  <text:list>
                    <text:list-item>
                      <text:p text:style-name="P167">Sinon, si un des deux arguments manquent à l’appel, <text:span text:style-name="T711">alors le script demande à l’utilisateur de rentrer le nom de l’argument manquant avant de renvoyer un message d’erreur et d’arrêter son exécution.</text:span></text:p>
                    </text:list-item>
                  </text:list>
                </text:list-item>
              </text:list>
            </text:list-item>
          </text:list>
        </text:list-item>
      </text:list>
      <text:p text:style-name="P99"/>
      <text:list xml:id="list154537845534374" text:continue-numbering="true" text:style-name="L10">
        <text:list-item>
          <text:list>
            <text:list-item>
              <text:list>
                <text:list-item>
                  <text:list>
                    <text:list-item>
                      <text:p text:style-name="P168">Sinon, si le script est lancé avec les deux arguments attendus, d’autres tests restent encore à effectuer.</text:p>
                      <text:list>
                        <text:list-item>
                          <text:p text:style-name="P169">Si <text:span text:style-name="T710">le nom de l’utilisateur ne correspond pas au nom du dossier personnel en testant la valeur de retour de la commande </text:span><text:span text:style-name="T98">« </text:span><text:span text:style-name="T99">pwd »</text:span><text:span text:style-name="T417">, </text:span><text:span text:style-name="T422">alors </text:span><text:span text:style-name="T417">le script ne se lance pas, </text:span><text:span text:style-name="T418">demande à l’utilisateur de </text:span><text:span text:style-name="T419">rentrer correctement son nom avant de</text:span><text:span text:style-name="T417"> renvo</text:span><text:span text:style-name="T419">yer</text:span><text:span text:style-name="T417"> une erreur </text:span><text:span text:style-name="T433">et </text:span><text:span text:style-name="T434">d’arrêter son exécution</text:span><text:span text:style-name="T417">.</text:span></text:p>
                        </text:list-item>
                      </text:list>
                    </text:list-item>
                  </text:list>
                </text:list-item>
              </text:list>
            </text:list-item>
          </text:list>
        </text:list-item>
      </text:list>
      <text:p text:style-name="P113"/>
      <text:list xml:id="list154536702931540" text:continue-numbering="true" text:style-name="L10">
        <text:list-item>
          <text:list>
            <text:list-item>
              <text:list>
                <text:list-item>
                  <text:list>
                    <text:list-item>
                      <text:list>
                        <text:list-item>
                          <text:p text:style-name="P170"><text:span text:style-name="T417">S</text:span><text:span text:style-name="T404">inon, si le </text:span><text:span text:style-name="T437">c</text:span><text:span text:style-name="T438">hemin</text:span><text:span text:style-name="T404"> du dossier </text:span><text:span text:style-name="T420">dans lequel est exécuté </text:span><text:span text:style-name="T440">le </text:span><text:span text:style-name="T441">script </text:span><text:span text:style-name="T420">ne correspond pas à la valeur de retour de </text:span><text:span text:style-name="T421">la commande </text:span><text:span text:style-name="T100">« pwd »</text:span><text:span text:style-name="T421">, alors </text:span><text:span text:style-name="T422">le script </text:span><text:span text:style-name="T423">demande à l’utilisateur de </text:span><text:span text:style-name="T424">rentrer correctement </text:span><text:span text:style-name="T425">le nom du </text:span><text:span text:style-name="T426">chemin du </text:span><text:span text:style-name="T425">dossier </text:span><text:span text:style-name="T427">depuis l</text:span><text:span text:style-name="T428">e dossier </text:span><text:span text:style-name="T427">racine </text:span><text:span text:style-name="T430">(en </text:span><text:soft-page-break/><text:span text:style-name="T430">lui conseillant de passer en deuxième argument </text:span><text:span text:style-name="T431">la variable d’environnement </text:span><text:span text:style-name="T756">« $PWD »</text:span><text:span text:style-name="T430">)</text:span><text:span text:style-name="T427">, </text:span><text:span text:style-name="T429">avant de renvoyer un message d’erreur </text:span><text:span text:style-name="T432">et d’arrêter </text:span><text:span text:style-name="T435">son exécution</text:span><text:span text:style-name="T429">.</text:span></text:p>
                        </text:list-item>
                      </text:list>
                    </text:list-item>
                  </text:list>
                </text:list-item>
              </text:list>
            </text:list-item>
          </text:list>
        </text:list-item>
      </text:list>
      <text:p text:style-name="P114"/>
      <text:list xml:id="list154536643600921" text:continue-numbering="true" text:style-name="L10">
        <text:list-item>
          <text:list>
            <text:list-item>
              <text:list>
                <text:list-item>
                  <text:list>
                    <text:list-item>
                      <text:list>
                        <text:list-item>
                          <text:p text:style-name="P171"><text:span text:style-name="T429">S</text:span><text:span text:style-name="T404">inon, si le nom de l’utilisateur </text:span><text:span text:style-name="T57">ET</text:span><text:span text:style-name="T404"> le </text:span><text:span text:style-name="T439">chemin</text:span><text:span text:style-name="T404"> du </text:span><text:span text:style-name="T436">dossier dans </text:span><text:span text:style-name="T440">lequel </text:span><text:span text:style-name="T442">est exécuté le script ne correspondent pas, alors </text:span><text:span text:style-name="T443">le </text:span><text:span text:style-name="T444">script demande à l’utilisateur de rentrer correctement les </text:span><text:span text:style-name="T445">valeurs des arguments attendus avant de </text:span><text:span text:style-name="T446">renvoyer un message d’erreur et d’arrêter son exécution.</text:span></text:p>
                        </text:list-item>
                      </text:list>
                    </text:list-item>
                  </text:list>
                </text:list-item>
              </text:list>
            </text:list-item>
          </text:list>
        </text:list-item>
      </text:list>
      <text:p text:style-name="P115"/>
      <text:list xml:id="list154536399068200" text:continue-numbering="true" text:style-name="L10">
        <text:list-item>
          <text:list>
            <text:list-item>
              <text:list>
                <text:list-item>
                  <text:list>
                    <text:list-item>
                      <text:list>
                        <text:list-item>
                          <text:p text:style-name="P172"><text:span text:style-name="T446">S</text:span><text:span text:style-name="T404">inon, si </text:span><text:span text:style-name="T447">le </text:span><text:span text:style-name="T448">nom de l’utilisateur </text:span><text:span text:style-name="T101">ET</text:span><text:span text:style-name="T448"> le </text:span><text:span text:style-name="T439">chemin</text:span><text:span text:style-name="T448"> du </text:span><text:span text:style-name="T436">dossier dans </text:span><text:span text:style-name="T440">lequel </text:span><text:span text:style-name="T442">est exécuté le script </text:span><text:span text:style-name="T449">correspondent aux valeurs attendues, </text:span><text:span text:style-name="T450">alors </text:span><text:span text:style-name="T451">le script se lance.</text:span></text:p>
                        </text:list-item>
                      </text:list>
                    </text:list-item>
                  </text:list>
                </text:list-item>
              </text:list>
            </text:list-item>
          </text:list>
        </text:list-item>
      </text:list>
      <text:p text:style-name="P74"/>
      <text:list xml:id="list154537375636683" text:continue-numbering="true" text:style-name="L10">
        <text:list-item>
          <text:p text:style-name="P345">get_dist_package_manager<text:span text:style-name="T15">() :</text:span></text:p>
          <text:list>
            <text:list-item>
              <text:list>
                <text:list-item>
                  <text:p text:style-name="P173">Cette fonction <text:span text:style-name="T683">recherche le gestionnaire de paquets de votre distribution pour appeler ses commandes de gestion de paquets pour : </text:span></text:p>
                </text:list-item>
              </text:list>
            </text:list-item>
          </text:list>
        </text:list-item>
      </text:list>
      <text:list xml:id="list1553271125" text:style-name="L11">
        <text:list-item>
          <text:list>
            <text:list-item>
              <text:list>
                <text:list-item>
                  <text:list>
                    <text:list-item>
                      <text:p text:style-name="P174">Mettre à jour les paquets déjà présents sur <text:span text:style-name="T689">votre</text:span> distribution</text:p>
                    </text:list-item>
                    <text:list-item>
                      <text:p text:style-name="P175">Installer les paquets de base depuis ses dépôts officiels.</text:p>
                    </text:list-item>
                    <text:list-item>
                      <text:p text:style-name="P176">Supprimer les paquets obsolètes</text:p>
                    </text:list-item>
                  </text:list>
                </text:list-item>
              </text:list>
            </text:list-item>
          </text:list>
        </text:list-item>
      </text:list>
      <text:list xml:id="list1944219805" text:style-name="L12">
        <text:list-item>
          <text:p text:style-name="P300"/>
          <text:list>
            <text:list-item>
              <text:list>
                <text:list-item>
                  <text:p text:style-name="P177">Pour trouver votre gestionnaire de paquets, <text:span text:style-name="T688">un appel de commandes est lancé, tout en redirigeant chaque sortie d’exécution des commandes cibles vers le périphérique nul </text:span><text:span text:style-name="T95">« /</text:span><text:span text:style-name="T96">dev/null »</text:span><text:span text:style-name="T414">, </text:span><text:span text:style-name="T415">avant d’assigner la famille de distribution du paquet dans une variable nommée </text:span><text:span text:style-name="T759">« </text:span><text:span text:style-name="T760">$OS_FAMILY »</text:span><text:span text:style-name="T416"> :</text:span></text:p>
                </text:list-item>
              </text:list>
            </text:list-item>
          </text:list>
        </text:list-item>
      </text:list>
      <text:list xml:id="list154537040149875" text:continue-list="list154537375636683" text:style-name="L10">
        <text:list-item>
          <text:list>
            <text:list-item>
              <text:list>
                <text:list-item>
                  <text:list>
                    <text:list-item>
                      <text:list>
                        <text:list-item>
                          <text:p text:style-name="P178">Si, <text:span text:style-name="T686">parmi les appels de commande, aucun ne correspond à votre gestionnaire de paquets, alors une erreur fatale survient et l’exécution du script s’arrête.</text:span></text:p>
                          <text:list>
                            <text:list-item>
                              <text:p text:style-name="P211"/>
                            </text:list-item>
                          </text:list>
                        </text:list-item>
                      </text:list>
                    </text:list-item>
                  </text:list>
                </text:list-item>
              </text:list>
            </text:list-item>
          </text:list>
        </text:list-item>
      </text:list>
      <text:p text:style-name="P80"/>
      <text:list xml:id="list154537655884661" text:continue-numbering="true" text:style-name="L10">
        <text:list-item>
          <text:list>
            <text:list-item>
              <text:list>
                <text:list-item>
                  <text:list>
                    <text:list-item>
                      <text:list>
                        <text:list-item>
                          <text:p text:style-name="P179">Sinon, <text:span text:style-name="T687">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74"/>
      <text:list xml:id="list154537286365337" text:continue-numbering="true" text:style-name="L10">
        <text:list-item>
          <text:p text:style-name="P352">launch_script() :</text:p>
          <text:list>
            <text:list-item>
              <text:list>
                <text:list-item>
                  <text:p text:style-name="P309"><text:span text:style-name="T609">Avec cette fonction, le script vous demande si vous </text:span><text:span text:style-name="T610">ê</text:span><text:span text:style-name="T609">t</text:span><text:span text:style-name="T610">es</text:span><text:span text:style-name="T609"> sûr de lancer le script via une sous-fonction nommée </text:span><text:span text:style-name="T745">read_launch_script() :</text:span></text:p>
                  <text:list>
                    <text:list-item>
                      <text:list>
                        <text:list-item>
                          <text:p text:style-name="P213">Si <text:span text:style-name="T690">vous répondez par </text:span><text:span text:style-name="T70">« oui »</text:span><text:span text:style-name="T34">, le script lance les étapes suivantes à partir de la fonction suivante.</text:span></text:p>
                        </text:list-item>
                      </text:list>
                    </text:list-item>
                  </text:list>
                </text:list-item>
              </text:list>
            </text:list-item>
          </text:list>
        </text:list-item>
      </text:list>
      <text:p text:style-name="P109"/>
      <text:list xml:id="list154536432455014" text:continue-numbering="true" text:style-name="L10">
        <text:list-item>
          <text:list>
            <text:list-item>
              <text:list>
                <text:list-item>
                  <text:list>
                    <text:list-item>
                      <text:list>
                        <text:list-item>
                          <text:p text:style-name="P309"><text:span text:style-name="T582">Sinon, si </text:span><text:span text:style-name="T584">vous</text:span><text:span text:style-name="T582"> répond</text:span><text:span text:style-name="T584">ez</text:span><text:span text:style-name="T582"> par </text:span><text:span text:style-name="T600">« non »</text:span><text:span text:style-name="T582">, </text:span><text:span text:style-name="T583">le programme s’arrête, tout simplement.</text:span></text:p>
                        </text:list-item>
                      </text:list>
                    </text:list-item>
                  </text:list>
                </text:list-item>
              </text:list>
            </text:list-item>
          </text:list>
        </text:list-item>
      </text:list>
      <text:p text:style-name="P102"/>
      <text:list xml:id="list154538096811448" text:continue-numbering="true" text:style-name="L10">
        <text:list-item>
          <text:list>
            <text:list-item>
              <text:list>
                <text:list-item>
                  <text:list>
                    <text:list-item>
                      <text:list>
                        <text:list-item>
                          <text:p text:style-name="P214">Sinon, le script <text:span text:style-name="T691">vous</text:span> demandera, par sécurité (histoire que <text:span text:style-name="T692">vous</text:span> so<text:span text:style-name="T692">yez</text:span> sûr de <text:span text:style-name="T712">savoir</text:span> ce qu<text:span text:style-name="T693">e vous</text:span> fait<text:span text:style-name="T693">es</text:span>), de bien rentrer <text:span text:style-name="T57">« oui »</text:span> ou <text:span text:style-name="T57">« non »</text:span> <text:span text:style-name="T721">(il est également possible d’écrire les réponses avec des majuscules, ou totalement en majuscules)</text:span>.</text:p>
                        </text:list-item>
                      </text:list>
                    </text:list-item>
                  </text:list>
                </text:list-item>
              </text:list>
            </text:list-item>
          </text:list>
        </text:list-item>
      </text:list>
      <text:p text:style-name="P102"/>
      <text:list xml:id="list154536509891200" text:continue-numbering="true" text:style-name="L10">
        <text:list-item>
          <text:p text:style-name="P351"><text:span text:style-name="T713">makedir</text:span>()</text:p>
          <text:list>
            <text:list-item>
              <text:list>
                <text:list-item>
                  <text:p text:style-name="P216">Cette fonction <text:span text:style-name="T714">sert à </text:span>crée<text:span text:style-name="T714">r</text:span> un dossier<text:span text:style-name="T684"> dans le dossier souhaité.</text:span></text:p>
                </text:list-item>
              </text:list>
            </text:list-item>
          </text:list>
        </text:list-item>
      </text:list>
      <text:p text:style-name="P103"/>
      <text:list xml:id="list154536949189821" text:continue-numbering="true" text:style-name="L10">
        <text:list-item>
          <text:list>
            <text:list-item>
              <text:list>
                <text:list-item>
                  <text:p text:style-name="P217">Si le dossier à créer n’existe pas dans le dossier parent cible, alors le script crée le dossier.</text:p>
                </text:list-item>
              </text:list>
            </text:list-item>
          </text:list>
        </text:list-item>
      </text:list>
      <text:p text:style-name="P104"/>
      <text:list xml:id="list154536662639781" text:continue-numbering="true" text:style-name="L10">
        <text:list-item>
          <text:list>
            <text:list-item>
              <text:list>
                <text:list-item>
                  <text:p text:style-name="P218"><text:soft-page-break/>Sinon, si le dossier <text:span text:style-name="T717">à créer existe dans le dossier parent cible, mais qu’il n’est pas vide, alors le script vous demande via la sous-fonction </text:span><text:span text:style-name="T740">read_makedir()</text:span><text:span text:style-name="T717"> si vous êtes sûr de supprimer le contenu du dossier.</text:span></text:p>
                  <text:list>
                    <text:list-item>
                      <text:p text:style-name="P220">Si <text:span text:style-name="T719">vous répondez par </text:span><text:span text:style-name="T105">« oui »</text:span>, le script <text:span text:style-name="T718">exécute la commande </text:span><text:span text:style-name="T104">« rm -rf »</text:span><text:span text:style-name="T718"> avec comme argument le chemin du dossier cible.</text:span></text:p>
                    </text:list-item>
                  </text:list>
                </text:list-item>
              </text:list>
            </text:list-item>
          </text:list>
        </text:list-item>
      </text:list>
      <text:p text:style-name="P105"/>
      <text:list xml:id="list154536075608049" text:continue-numbering="true" text:style-name="L10">
        <text:list-item>
          <text:list>
            <text:list-item>
              <text:list>
                <text:list-item>
                  <text:list>
                    <text:list-item>
                      <text:p text:style-name="P221">Sinon, si vous répondez par <text:span text:style-name="T57">« non »</text:span>, le script n’exécute aucune commande mais vous prévient que les fichiers portant les mêmes noms que les fichiers téléchargés seront écrasés au moment opportun.</text:p>
                    </text:list-item>
                  </text:list>
                </text:list-item>
              </text:list>
            </text:list-item>
          </text:list>
        </text:list-item>
      </text:list>
      <text:p text:style-name="P106"/>
      <text:list xml:id="list154536694602892" text:continue-numbering="true" text:style-name="L10">
        <text:list-item>
          <text:list>
            <text:list-item>
              <text:list>
                <text:list-item>
                  <text:list>
                    <text:list-item>
                      <text:p text:style-name="P222">Sinon, si vous répondez par autre chose que par <text:span text:style-name="T57">« oui »</text:span> ou par <text:span text:style-name="T57">« non »</text:span>, <text:span text:style-name="T720">le script vous demande de répondre par </text:span><text:span text:style-name="T106">« </text:span><text:span text:style-name="T107">oui »</text:span><text:span text:style-name="T722"> ou par </text:span><text:span text:style-name="T107">« non »</text:span><text:span text:style-name="T722"> pour éviter toute action non-voulue.</text:span></text:p>
                    </text:list-item>
                  </text:list>
                </text:list-item>
              </text:list>
            </text:list-item>
          </text:list>
        </text:list-item>
      </text:list>
      <text:p text:style-name="P105"/>
      <text:list xml:id="list154536473141221" text:continue-numbering="true" text:style-name="L10">
        <text:list-item>
          <text:list>
            <text:list-item>
              <text:list>
                <text:list-item>
                  <text:p text:style-name="P219">Sinon, si le dossier <text:span text:style-name="T717">à créer existe dans le dossier parent cible ET que ce même dossier est entièrement vide, alors le script renvoie simplement un message indiquant que le dossier à créer existe déjà dans le dossier parent souhaité.</text:span></text:p>
                </text:list-item>
              </text:list>
            </text:list-item>
          </text:list>
        </text:list-item>
      </text:list>
      <text:p text:style-name="P105"/>
      <text:list xml:id="list154536392335121" text:continue-numbering="true" text:style-name="L10">
        <text:list-item>
          <text:list>
            <text:list-item>
              <text:list>
                <text:list-item>
                  <text:list>
                    <text:list-item>
                      <text:p text:style-name="P223"><text:span text:style-name="T487">Paramètre 1 :</text:span><text:span text:style-name="T57"> </text:span><text:span text:style-name="T757">$</text:span><text:span text:style-name="T758">dirpath</text:span><text:span text:style-name="T486"> → Dossier parent du dossier à créer.</text:span></text:p>
                    </text:list-item>
                    <text:list-item>
                      <text:p text:style-name="P224"><text:span text:style-name="T487">Paramètre 2 :</text:span><text:span text:style-name="T57"> </text:span><text:span text:style-name="T753">$dirname</text:span> → Nom du dossier à créer.</text:p>
                    </text:list-item>
                  </text:list>
                </text:list-item>
              </text:list>
            </text:list-item>
          </text:list>
        </text:list-item>
      </text:list>
      <text:p text:style-name="P102"/>
      <text:list xml:id="list154536336236171" text:continue-numbering="true" text:style-name="L10">
        <text:list-item>
          <text:p text:style-name="P350"><text:span text:style-name="T685">m</text:span>ktmpdir()</text:p>
          <text:list>
            <text:list-item>
              <text:list>
                <text:list-item>
                  <text:p text:style-name="P317"><text:span text:style-name="T581">Cette fonction crée un dossier temporaire nommé </text:span><text:span text:style-name="T599">« </text:span><text:span text:style-name="T601">Linux-reinstall.tmp.d »</text:span><text:span text:style-name="T586"> dans votre dossier personnel.</text:span></text:p>
                </text:list-item>
              </text:list>
            </text:list-item>
          </text:list>
        </text:list-item>
      </text:list>
      <text:p text:style-name="P225"/>
      <text:list xml:id="list154536668114328" text:continue-numbering="true" text:style-name="L10">
        <text:list-item>
          <text:list>
            <text:list-item>
              <text:list>
                <text:list-item>
                  <text:p text:style-name="P318"><text:span text:style-name="T585">E</text:span><text:span text:style-name="T581">lle appelle la fonction </text:span><text:span text:style-name="T746">« </text:span><text:span text:style-name="T748">m</text:span><text:span text:style-name="T746">akedir() »</text:span><text:span text:style-name="T587"> pour créer </text:span><text:span text:style-name="T589">ou modifier </text:span><text:span text:style-name="T587">le dossier temporaire</text:span><text:span text:style-name="T598"> </text:span><text:span text:style-name="T603">« Linux-reinstall.tmp.d »</text:span><text:span text:style-name="T587"> </text:span><text:span text:style-name="T588">selon </text:span><text:span text:style-name="T589">sa présence dans le dossier parent cible </text:span><text:span text:style-name="T597">(le chemin rentré en deuxième argument)</text:span><text:span text:style-name="T589">.</text:span></text:p>
                </text:list-item>
              </text:list>
            </text:list-item>
          </text:list>
        </text:list-item>
      </text:list>
      <text:p text:style-name="P226"/>
      <text:list xml:id="list154536564910225" text:continue-numbering="true" text:style-name="L10">
        <text:list-item>
          <text:list>
            <text:list-item>
              <text:list>
                <text:list-item>
                  <text:p text:style-name="P320"><text:span text:style-name="T589">S</text:span><text:span text:style-name="T581">i tout s’est bien passé lors de l’appel de la fonction </text:span><text:span text:style-name="T746">« </text:span><text:span text:style-name="T748">m</text:span><text:span text:style-name="T746">akedir() »</text:span><text:span text:style-name="T581">, alors </text:span><text:span text:style-name="T590">la commande de changement de dossier </text:span><text:span text:style-name="T602">« cd »</text:span><text:span text:style-name="T590"> est appelée est reçoit en argument le chemin du dossier </text:span><text:span text:style-name="T591">temporaire :</text:span></text:p>
                  <text:list>
                    <text:list-item>
                      <text:p text:style-name="P319"><text:span text:style-name="T592">Si, pour une raison </text:span><text:span text:style-name="T593">mystérieuse, il est impossible de se déplacer vers le dossier temporaire, alors la </text:span><text:span text:style-name="T594">fonction de gestion d’erreurs </text:span><text:span text:style-name="T595">fatales </text:span><text:span text:style-name="T747">handle_errors()</text:span><text:span text:style-name="T595"> est appelée.</text:span></text:p>
                    </text:list-item>
                  </text:list>
                </text:list-item>
              </text:list>
            </text:list-item>
          </text:list>
        </text:list-item>
      </text:list>
      <text:p text:style-name="P227"/>
      <text:list xml:id="list154536938974119" text:continue-numbering="true" text:style-name="L10">
        <text:list-item>
          <text:list>
            <text:list-item>
              <text:list>
                <text:list-item>
                  <text:list>
                    <text:list-item>
                      <text:p text:style-name="P321"><text:span text:style-name="T595">S</text:span><text:span text:style-name="T581">inon, un message annonçant le succès </text:span><text:span text:style-name="T596">de l’opération s’affiche.</text:span></text:p>
                    </text:list-item>
                  </text:list>
                </text:list-item>
              </text:list>
            </text:list-item>
          </text:list>
        </text:list-item>
      </text:list>
      <text:p text:style-name="P97"/>
      <text:p text:style-name="P28">3.<text:span text:style-name="T480">2.4) C</text:span>onne<text:span text:style-name="T722">xions</text:span> et mises à jour :</text:p>
      <text:list xml:id="list154536313258348" text:continue-numbering="true" text:style-name="L10">
        <text:list-item>
          <text:p text:style-name="P344">check_internet_connection()</text:p>
          <text:list>
            <text:list-item>
              <text:list>
                <text:list-item>
                  <text:p text:style-name="P180">Comme son nom l’indique, <text:span text:style-name="T35">cette fonction va vérifier que vous êtes bien connecté à Internet pour effectuer les étapes suivantes.</text:span></text:p>
                  <text:list>
                    <text:list-item>
                      <text:list>
                        <text:list-item>
                          <text:p text:style-name="P181">Si c’est le cas, le programme continue <text:span text:style-name="T52">à s’exécuter normalement</text:span>.</text:p>
                        </text:list-item>
                      </text:list>
                    </text:list-item>
                  </text:list>
                </text:list-item>
              </text:list>
            </text:list-item>
          </text:list>
        </text:list-item>
      </text:list>
      <text:p text:style-name="P69"/>
      <text:list xml:id="list154537759758427" text:continue-numbering="true" text:style-name="L10">
        <text:list-item>
          <text:list>
            <text:list-item>
              <text:list>
                <text:list-item>
                  <text:list>
                    <text:list-item>
                      <text:list>
                        <text:list-item>
                          <text:p text:style-name="P181">Sinon, <text:span text:style-name="T385">si ce n’est pas le cas</text:span>, l’<text:span text:style-name="T50">exécution du</text:span> programme s’arrête, <text:span text:style-name="T36">car continuer l’installation ne servira strictement à rien.</text:span></text:p>
                        </text:list-item>
                      </text:list>
                    </text:list-item>
                  </text:list>
                </text:list-item>
              </text:list>
            </text:list-item>
          </text:list>
        </text:list-item>
      </text:list>
      <text:p text:style-name="P69"/>
      <text:list xml:id="list154537352618225" text:continue-numbering="true" text:style-name="L10">
        <text:list-item>
          <text:p text:style-name="P344">dist_upgrade()</text:p>
          <text:list>
            <text:list-item>
              <text:list>
                <text:list-item>
                  <text:p text:style-name="P182">Cette fonction <text:span text:style-name="T37">va mettre à jour tous les paquets déjà installés sur votre disque dur si vous ne l’avez pas encore fait au moment de l’installation ou juste après.</text:span></text:p>
                </text:list-item>
              </text:list>
            </text:list-item>
          </text:list>
        </text:list-item>
      </text:list>
      <text:p text:style-name="P70"/>
      <text:list xml:id="list154537991196564" text:continue-numbering="true" text:style-name="L10">
        <text:list-item>
          <text:list>
            <text:list-item>
              <text:list>
                <text:list-item>
                  <text:p text:style-name="P183"><text:soft-page-break/><text:span text:style-name="T51">Si vous ne l’avez pas encore fait</text:span>, certaines fonctionnalités de votre distribution risquent de ne pas fonctionner normalement <text:span text:style-name="T655">si vous supprimez cette fonction avant de lancer le script</text:span>.</text:p>
                </text:list-item>
              </text:list>
            </text:list-item>
          </text:list>
        </text:list-item>
      </text:list>
      <text:p text:style-name="P75"/>
      <text:p text:style-name="P27"><text:span text:style-name="T481">3.2.5) D</text:span>éfinition des fonctions d'installation :</text:p>
      <text:list xml:id="list154537470672354" text:continue-numbering="true" text:style-name="L10">
        <text:list-item>
          <text:p text:style-name="P344"><text:span text:style-name="T56">pack_install</text:span>()</text:p>
          <text:list>
            <text:list-item>
              <text:list>
                <text:list-item>
                  <text:p text:style-name="P184">Cette fonction <text:span text:style-name="T39">va obtenir la commande d’installation des paquets de votre gestionnaire de paquets.</text:span></text:p>
                </text:list-item>
              </text:list>
            </text:list-item>
          </text:list>
        </text:list-item>
      </text:list>
      <text:p text:style-name="P85"/>
      <text:list xml:id="list154536101607952" text:continue-numbering="true" text:style-name="L10">
        <text:list-item>
          <text:list>
            <text:list-item>
              <text:list>
                <text:list-item>
                  <text:p text:style-name="P185">Pour optimiser la fonction et éviter de retaper <text:span text:style-name="T627">exactement</text:span> <text:span text:style-name="T626">les mêmes lignes pour chaque gestionnaire de paquets (affichage du message d’installation, chronomètre et saut de ligne), j’ai créé une sous-fonction nommée </text:span><text:span text:style-name="T741">pack_install_complete()</text:span><text:span text:style-name="T626">.</text:span></text:p>
                </text:list-item>
              </text:list>
            </text:list-item>
          </text:list>
        </text:list-item>
      </text:list>
      <text:p text:style-name="P86"/>
      <text:list xml:id="list154537252492018" text:continue-numbering="true" text:style-name="L10">
        <text:list-item>
          <text:list>
            <text:list-item>
              <text:list>
                <text:list-item>
                  <text:list>
                    <text:list-item>
                      <text:p text:style-name="P186">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5"/>
      <text:list xml:id="list154537317236359" text:continue-numbering="true" text:style-name="L10">
        <text:list-item>
          <text:list>
            <text:list-item>
              <text:list>
                <text:list-item>
                  <text:p text:style-name="P229">Une fois la commande récupérée, il ne reste plus qu’à l’appeler avec le nom du paquet à installer <text:span text:style-name="T656">passé </text:span>en <text:span text:style-name="T476">paramètre</text:span>. <text:span text:style-name="T253">Vous pouvez toujours mettre autant de noms de paquets à la suite si vous le souhaitez en remplaçant le </text:span><text:span text:style-name="T770">« $1 »</text:span><text:span text:style-name="T253"> (premier argument) suivant la déclaration de la variable </text:span><text:span text:style-name="T770">« package_name »</text:span><text:span text:style-name="T253"> par </text:span><text:span text:style-name="T770">« $@ »</text:span><text:span text:style-name="T253"> (tableau d’arguments).</text:span></text:p>
                </text:list-item>
              </text:list>
            </text:list-item>
          </text:list>
        </text:list-item>
      </text:list>
      <text:p text:style-name="P44"/>
      <text:list xml:id="list154536430111196" text:continue-numbering="true" text:style-name="L10">
        <text:list-item>
          <text:list>
            <text:list-item>
              <text:list>
                <text:list-item>
                  <text:list>
                    <text:list-item>
                      <text:p text:style-name="P230"><text:span text:style-name="T487">Paramètre :</text:span><text:span text:style-name="T57"> </text:span><text:span text:style-name="T772">$package_name</text:span><text:span text:style-name="T625"> → Nom du paquet à installer passé en argument lors de l’appel de la fonction </text:span><text:span text:style-name="T724">pack_install</text:span><text:span text:style-name="T725">()</text:span><text:span text:style-name="T625">.</text:span></text:p>
                    </text:list-item>
                  </text:list>
                </text:list-item>
              </text:list>
            </text:list-item>
          </text:list>
        </text:list-item>
      </text:list>
      <text:p text:style-name="P35"/>
      <text:list xml:id="list154536368407822" text:continue-numbering="true" text:style-name="L10">
        <text:list-item>
          <text:p text:style-name="P344"><text:span text:style-name="T252">snap_install</text:span>()</text:p>
          <text:list>
            <text:list-item>
              <text:list>
                <text:list-item>
                  <text:p text:style-name="P231">Cette fonction <text:span text:style-name="T39">va obtenir la commande d’installation de paquets Snap, </text:span><text:span text:style-name="T75">(sudo) snap install </text:span><text:span text:style-name="T771">$nom_du_paquet</text:span><text:span text:style-name="T39">.</text:span></text:p>
                </text:list-item>
              </text:list>
            </text:list-item>
          </text:list>
        </text:list-item>
      </text:list>
      <text:p text:style-name="P35"/>
      <text:list xml:id="list154537923874694" text:continue-numbering="true" text:style-name="L10">
        <text:list-item>
          <text:list>
            <text:list-item>
              <text:list>
                <text:list-item>
                  <text:p text:style-name="P252"><text:span text:style-name="T256">Une fois la commande récupérée, il ne reste plus qu’à l’appeler avec le nom du paquet Snap à installer</text:span><text:span text:style-name="T265">,</text:span><text:span text:style-name="T257"> avec </text:span><text:span text:style-name="T266">la possibilité d’</text:span><text:span text:style-name="T267">ajouter des options </text:span><text:span text:style-name="T268">en tant qu’</text:span><text:span text:style-name="T269">arguments suivants</text:span><text:span text:style-name="T258"> </text:span><text:span text:style-name="T270">grâce à un tableau d’arguments (</text:span><text:span text:style-name="T808">$</text:span><text:span text:style-name="T809">@</text:span><text:span text:style-name="T297">)</text:span><text:span text:style-name="T256">.</text:span></text:p>
                </text:list-item>
              </text:list>
            </text:list-item>
          </text:list>
        </text:list-item>
      </text:list>
      <text:p text:style-name="P36"/>
      <text:list xml:id="list154536397787956" text:continue-numbering="true" text:style-name="L10">
        <text:list-item>
          <text:list>
            <text:list-item>
              <text:list>
                <text:list-item>
                  <text:p text:style-name="P253"><text:span text:style-name="T259">J’ai </text:span><text:span text:style-name="T260">procédé comme ceci pour y ajouter </text:span><text:span text:style-name="T269">au moins</text:span><text:span text:style-name="T260"> l’option </text:span><text:span text:style-name="T296">« --classic »</text:span><text:span text:style-name="T260">, </text:span><text:span text:style-name="T261">p</text:span><text:span text:style-name="T255">rincipalement parce que</text:span><text:span text:style-name="T254"> les IDE téléchargés via Snap </text:span><text:span text:style-name="T262">ont été publiés avec </text:span><text:span text:style-name="T263">un confinement classique.</text:span></text:p>
                </text:list-item>
              </text:list>
            </text:list-item>
          </text:list>
        </text:list-item>
      </text:list>
      <text:p text:style-name="P45"/>
      <text:list xml:id="list154537320447783" text:continue-numbering="true" text:style-name="L10">
        <text:list-item>
          <text:list>
            <text:list-item>
              <text:list>
                <text:list-item>
                  <text:p text:style-name="P253"><text:span text:style-name="T271">Selon </text:span><text:span text:style-name="T272">le message s’affichant si on essaye de </text:span><text:span text:style-name="T273">télécharger sans cette option, </text:span><text:span text:style-name="T274">i</text:span><text:span text:style-name="T264">ls </text:span><text:span text:style-name="T298">« p</text:span><text:span text:style-name="T299">ourraient </text:span><text:span text:style-name="T300">apporte</text:span><text:span text:style-name="T299">r</text:span><text:span text:style-name="T300"> des modifications arbitraires au système</text:span><text:span text:style-name="T135"> au-delà de l'espace </text:span><text:span text:style-name="T323">mémoire protégé (</text:span><text:span text:style-name="T331">« sandbox »</text:span><text:span text:style-name="T323">) dans lequel les paquets Snap sont généralement confinés, ce qui peut créer un risque pour </text:span><text:span text:style-name="T328">le</text:span><text:span text:style-name="T323"> système »</text:span><text:span text:style-name="T301">.</text:span></text:p>
                </text:list-item>
              </text:list>
            </text:list-item>
          </text:list>
        </text:list-item>
      </text:list>
      <text:p text:style-name="P117"/>
      <text:list xml:id="list154537425867907" text:continue-numbering="true" text:style-name="L10">
        <text:list-item>
          <text:list>
            <text:list-item>
              <text:list>
                <text:list-item>
                  <text:p text:style-name="P254"><text:span text:style-name="T329">N</text:span><text:span text:style-name="T330">ormalement</text:span><text:span text:style-name="T302">, il n’y a aucun risque s’il s’agit d’un IDE ou </text:span><text:span text:style-name="T307">de </text:span><text:span text:style-name="T302">tout </text:span><text:span text:style-name="T303">autre éditeur de texte, </text:span><text:span text:style-name="T304">sauf si vous téléchargez </text:span><text:span text:style-name="T305">et utilisez </text:span><text:span text:style-name="T320">n’importe comment</text:span><text:span text:style-name="T305"> </text:span><text:span text:style-name="T306">des </text:span><text:span text:style-name="T317">paquets</text:span><text:span text:style-name="T306"> dont vous ne connaissez pas le fonctionnement, </text:span><text:span text:style-name="T318">surtout</text:span><text:span text:style-name="T306"> </text:span><text:span text:style-name="T321">s’ils sont </text:span><text:span text:style-name="T308">en version bêta </text:span><text:span text:style-name="T309">(</text:span><text:span text:style-name="T322">il est possible</text:span><text:span text:style-name="T309"> de télécharger un paquet en version bêta </text:span><text:span text:style-name="T310">avec l’option </text:span><text:span text:style-name="T324">« --</text:span><text:span text:style-name="T325">beta »</text:span><text:span text:style-name="T309">)</text:span><text:span text:style-name="T301">.</text:span></text:p>
                </text:list-item>
              </text:list>
            </text:list-item>
          </text:list>
        </text:list-item>
      </text:list>
      <text:p text:style-name="P118"/>
      <text:list xml:id="list154536750769857" text:continue-numbering="true" text:style-name="L10">
        <text:list-item>
          <text:list>
            <text:list-item>
              <text:list>
                <text:list-item>
                  <text:p text:style-name="P255"><text:span text:style-name="T314">Pour tout paquet snap que vous souhaitez installer : </text:span><text:span text:style-name="T301">Si </text:span><text:span text:style-name="T315">vous avez l’habitude </text:span><text:span text:style-name="T316">d’installer un</text:span><text:span text:style-name="T311"> paquet Snap </text:span><text:span text:style-name="T316">sans </text:span><text:span text:style-name="T312">option, </text:span><text:span text:style-name="T319">je vous recommande toutefois de </text:span><text:span text:style-name="T313">rajoute</text:span><text:span text:style-name="T319">r</text:span><text:span text:style-name="T313"> l’option </text:span><text:span text:style-name="T326">« --</text:span><text:span text:style-name="T327">stable »</text:span><text:span text:style-name="T332"> </text:span><text:span text:style-name="T333">après le nom de votre paquet </text:span><text:span text:style-name="T334">pour </text:span><text:span text:style-name="T336">bien</text:span><text:span text:style-name="T334"> télécharger la version stable</text:span><text:span text:style-name="T335"> (</text:span><text:span text:style-name="T337">méthode la </text:span><text:span text:style-name="T335">plus sûr</text:span><text:span text:style-name="T337">e</text:span><text:span text:style-name="T335">)</text:span><text:span text:style-name="T333">.</text:span></text:p>
                </text:list-item>
              </text:list>
            </text:list-item>
          </text:list>
        </text:list-item>
      </text:list>
      <text:p text:style-name="P256"><text:soft-page-break/><text:span text:style-name="T333"/></text:p>
      <text:p text:style-name="P244"/>
      <text:list xml:id="list154537072135770" text:continue-numbering="true" text:style-name="L10">
        <text:list-item>
          <text:p text:style-name="P346"><text:span text:style-name="T817">set_sudo</text:span>()</text:p>
          <text:list>
            <text:list-item>
              <text:list>
                <text:list-item>
                  <text:p text:style-name="P188"><text:span text:style-name="T465">Cette </text:span><text:span text:style-name="T461">fonction </text:span><text:span text:style-name="T462">sert surtout </text:span><text:span text:style-name="T463">aux utilisateurs de distributions dont la commande </text:span><text:span text:style-name="T119">« sudo »</text:span><text:span text:style-name="T463"> n’est pas incluse </text:span><text:span text:style-name="T464">de base (Debian).</text:span></text:p>
                </text:list-item>
              </text:list>
            </text:list-item>
          </text:list>
        </text:list-item>
      </text:list>
      <text:p text:style-name="P189"><text:span text:style-name="T464"/></text:p>
      <text:list xml:id="list154536115617018" text:continue-numbering="true" text:style-name="L10">
        <text:list-item>
          <text:list>
            <text:list-item>
              <text:list>
                <text:list-item>
                  <text:p text:style-name="P197"><text:span text:style-name="T464">S</text:span><text:span text:style-name="T404">i </text:span><text:span text:style-name="T466">la commande </text:span><text:span text:style-name="T120">« sudo »</text:span><text:span text:style-name="T466"> n’est pas détectée, alors </text:span><text:span text:style-name="T467">le script appelle la fonction </text:span><text:span text:style-name="T732">« pack_install() »</text:span><text:span text:style-name="T226"> pour télécharger la commande </text:span><text:span text:style-name="T215">« sudo »</text:span><text:span text:style-name="T226"> depuis les dépôts officiels de </text:span><text:span text:style-name="T227">votre distribution.</text:span></text:p>
                </text:list-item>
              </text:list>
            </text:list-item>
          </text:list>
        </text:list-item>
      </text:list>
      <text:p text:style-name="P198"><text:span text:style-name="T227"/></text:p>
      <text:list xml:id="list154538166065501" text:continue-numbering="true" text:style-name="L10">
        <text:list-item>
          <text:list>
            <text:list-item>
              <text:list>
                <text:list-item>
                  <text:p text:style-name="P199"><text:span text:style-name="T227">S</text:span><text:span text:style-name="T225">inon, si cette commande est détectée, </text:span><text:span text:style-name="T228">alors le script</text:span><text:span text:style-name="T234"> indique </text:span><text:span text:style-name="T235">à l’utilisateur</text:span><text:span text:style-name="T234"> que </text:span><text:span text:style-name="T235">la commande </text:span><text:span text:style-name="T216">« sudo »</text:span><text:span text:style-name="T235"> est déjà installée sur son système.</text:span></text:p>
                </text:list-item>
              </text:list>
            </text:list-item>
          </text:list>
        </text:list-item>
      </text:list>
      <text:p text:style-name="P200"><text:span text:style-name="T228"/></text:p>
      <text:list xml:id="list154537144453368" text:continue-numbering="true" text:style-name="L10">
        <text:list-item>
          <text:list>
            <text:list-item>
              <text:list>
                <text:list-item>
                  <text:p text:style-name="P199"><text:span text:style-name="T236">Le script</text:span><text:span text:style-name="T233"> </text:span><text:span text:style-name="T229">demande à l’utilisateur s’il souhaite que le script télécharge </text:span><text:span text:style-name="T230">le fichier sudoers déjà configuré, en </text:span><text:span text:style-name="T237">l’</text:span><text:span text:style-name="T230">avertissant que</text:span><text:span text:style-name="T231"> ce n’est pas la peine </text:span><text:span text:style-name="T232">de le faire</text:span><text:span text:style-name="T230"> si </text:span><text:span text:style-name="T237">son</text:span><text:span text:style-name="T231"> fichier des sudoers est déjà configuré, </text:span><text:span text:style-name="T238">le tout via une sous-fonction nommée </text:span><text:span text:style-name="T733">« </text:span><text:span text:style-name="T734">read_set_sudo »</text:span><text:span text:style-name="T231">.</text:span></text:p>
                  <text:list>
                    <text:list-item>
                      <text:p text:style-name="P201"><text:span text:style-name="T231">S</text:span><text:span text:style-name="T225">i </text:span><text:span text:style-name="T239">l’utilisateur répond par </text:span><text:span text:style-name="T217">« oui »</text:span><text:span text:style-name="T239">, alors </text:span><text:span text:style-name="T240">le script : </text:span></text:p>
                    </text:list-item>
                  </text:list>
                </text:list-item>
              </text:list>
            </text:list-item>
          </text:list>
        </text:list-item>
      </text:list>
      <text:list xml:id="list1012237818" text:style-name="L14">
        <text:list-item>
          <text:list>
            <text:list-item>
              <text:list>
                <text:list-item>
                  <text:list>
                    <text:list-item>
                      <text:list>
                        <text:list-item>
                          <text:p text:style-name="P313"><text:span text:style-name="T193">T</text:span><text:span text:style-name="T194">élécharge le fichier </text:span><text:span text:style-name="T188">« </text:span><text:span text:style-name="T189">sudoers »</text:span><text:span text:style-name="T195"> </text:span><text:span text:style-name="T196">depuis le dépôt Github </text:span><text:span text:style-name="T197">de l’auteur, Dimitri Obeid</text:span><text:span text:style-name="T194">, </text:span><text:span text:style-name="T198">en </text:span><text:span text:style-name="T199">affichant un message de réussite en cas de succès ou un message d’erreur en cas d’échec, avant de </text:span><text:span text:style-name="T200">quitter la fonction.</text:span></text:p>
                        </text:list-item>
                      </text:list>
                    </text:list-item>
                  </text:list>
                </text:list-item>
              </text:list>
            </text:list-item>
          </text:list>
        </text:list-item>
      </text:list>
      <text:p text:style-name="P202"><text:span text:style-name="T243"/></text:p>
      <text:list xml:id="list154536842309729" text:continue-numbering="true" text:style-name="L14">
        <text:list-item>
          <text:list>
            <text:list-item>
              <text:list>
                <text:list-item>
                  <text:list>
                    <text:list-item>
                      <text:list>
                        <text:list-item>
                          <text:p text:style-name="P203"><text:span text:style-name="T243">D</text:span><text:span text:style-name="T225">éplace le fichier fraîchement téléchargé </text:span><text:span text:style-name="T244">vers le dossier </text:span><text:span text:style-name="T218">« /etc/ »</text:span><text:span text:style-name="T244">, </text:span><text:span text:style-name="T241">en </text:span><text:span text:style-name="T242">affichant un message de réussite en cas de succès ou un message d’erreur en cas d’échec, avant de </text:span><text:span text:style-name="T243">quitter la fonction.</text:span></text:p>
                        </text:list-item>
                      </text:list>
                    </text:list-item>
                  </text:list>
                </text:list-item>
              </text:list>
            </text:list-item>
          </text:list>
        </text:list-item>
      </text:list>
      <text:p text:style-name="P204"><text:span text:style-name="T243"/></text:p>
      <text:list xml:id="list154536874990709" text:continue-numbering="true" text:style-name="L14">
        <text:list-item>
          <text:list>
            <text:list-item>
              <text:list>
                <text:list-item>
                  <text:list>
                    <text:list-item>
                      <text:list>
                        <text:list-item>
                          <text:p text:style-name="P205"><text:span text:style-name="T243">A</text:span><text:span text:style-name="T225">joute l’utilisateur au groupe </text:span><text:span text:style-name="T212">« </text:span><text:span text:style-name="T219">sudo »</text:span><text:span text:style-name="T245"> en </text:span><text:span text:style-name="T246">appelant la commande </text:span><text:span text:style-name="T220">« </text:span><text:span text:style-name="T221">usermod -aG </text:span><text:span text:style-name="T222">root</text:span><text:span text:style-name="T221"> $nom_de_l’utilisateur »</text:span><text:span text:style-name="T247">, </text:span><text:span text:style-name="T248">où </text:span><text:span text:style-name="T223">« </text:span><text:span text:style-name="T224">$nom_de_l’utilisateur »</text:span><text:span text:style-name="T249"> </text:span><text:span text:style-name="T250">correspond au nom de l’utilisateur passé en </text:span><text:span text:style-name="T251">premier </text:span><text:span text:style-name="T250">argument.</text:span></text:p>
                        </text:list-item>
                      </text:list>
                    </text:list-item>
                  </text:list>
                </text:list-item>
              </text:list>
            </text:list-item>
          </text:list>
        </text:list-item>
      </text:list>
      <text:list xml:id="list3229794166" text:style-name="L15">
        <text:list-item>
          <text:list>
            <text:list-item>
              <text:list>
                <text:list-item>
                  <text:list>
                    <text:list-item>
                      <text:list>
                        <text:list-item>
                          <text:list>
                            <text:list-item>
                              <text:p text:style-name="P314"><text:span text:style-name="T201">En cas de réussite, un message de réussite est affiché.</text:span></text:p>
                            </text:list-item>
                          </text:list>
                        </text:list-item>
                      </text:list>
                    </text:list-item>
                  </text:list>
                </text:list-item>
              </text:list>
            </text:list-item>
          </text:list>
        </text:list-item>
      </text:list>
      <text:p text:style-name="P315"><text:span text:style-name="T201"/></text:p>
      <text:list xml:id="list154537798124672" text:continue-numbering="true" text:style-name="L15">
        <text:list-item>
          <text:list>
            <text:list-item>
              <text:list>
                <text:list-item>
                  <text:list>
                    <text:list-item>
                      <text:list>
                        <text:list-item>
                          <text:list>
                            <text:list-item>
                              <text:p text:style-name="P314"><text:span text:style-name="T201">Dans le cas contraire, </text:span><text:span text:style-name="T202">le script </text:span><text:span text:style-name="T203">affiche </text:span><text:span text:style-name="T199">un message d’erreur, avant de </text:span><text:span text:style-name="T200">quitter la fonction.</text:span></text:p>
                            </text:list-item>
                          </text:list>
                        </text:list-item>
                      </text:list>
                    </text:list-item>
                  </text:list>
                </text:list-item>
              </text:list>
            </text:list-item>
          </text:list>
        </text:list-item>
      </text:list>
      <text:p text:style-name="P315"><text:span text:style-name="T200"/></text:p>
      <text:list xml:id="list154536629675980" text:continue-numbering="true" text:style-name="L15">
        <text:list-item>
          <text:list>
            <text:list-item>
              <text:list>
                <text:list-item>
                  <text:list>
                    <text:list-item>
                      <text:p text:style-name="P365"><text:span text:style-name="T200">S</text:span><text:span text:style-name="T192">inon, si </text:span><text:span text:style-name="T204">l’utilisateur répond par </text:span><text:span text:style-name="T190">« non »</text:span><text:span text:style-name="T204">, alors </text:span><text:span text:style-name="T205">le script </text:span><text:span text:style-name="T206">affiche que le script ne sera pas modifié </text:span><text:span text:style-name="T207">et que l’utilisateur peut toujours le modifier plus tard.</text:span></text:p>
                    </text:list-item>
                  </text:list>
                </text:list-item>
              </text:list>
            </text:list-item>
          </text:list>
        </text:list-item>
      </text:list>
      <text:p text:style-name="P366"><text:span text:style-name="T207"/></text:p>
      <text:list xml:id="list154536593451095" text:continue-numbering="true" text:style-name="L15">
        <text:list-item>
          <text:list>
            <text:list-item>
              <text:list>
                <text:list-item>
                  <text:list>
                    <text:list-item>
                      <text:p text:style-name="P367"><text:span text:style-name="T192">Sinon, si l’utilisateur </text:span><text:span text:style-name="T208">ne répond ni par </text:span><text:span text:style-name="T191">« oui »</text:span><text:span text:style-name="T208">, ni par </text:span><text:span text:style-name="T191">« non »</text:span><text:span text:style-name="T208">, alors </text:span><text:span text:style-name="T209">le script boucle sur la fonction jusqu’à ce que l’utilisateur ne rentre </text:span><text:span text:style-name="T211">correctement </text:span><text:span text:style-name="T210">une des deux réponses attendues.</text:span></text:p>
                    </text:list-item>
                  </text:list>
                </text:list-item>
              </text:list>
            </text:list-item>
          </text:list>
        </text:list-item>
      </text:list>
      <text:p text:style-name="P118"/>
      <text:list xml:id="list154537992532863" text:continue-list="list154537144453368" text:style-name="L10">
        <text:list-item>
          <text:p text:style-name="P344">autoremove()</text:p>
          <text:list>
            <text:list-item>
              <text:list>
                <text:list-item>
                  <text:p text:style-name="P187">Cette fonction <text:span text:style-name="T657">vous</text:span> demande s<text:span text:style-name="T40">i vous souhaitez supprimer vos paquets obsolètes via la commande de suppression des paquets obsolètes de votre gestionnaire de paquets, le tout via une fonction nommée </text:span><text:span text:style-name="T742">read_</text:span><text:span text:style-name="T743">autoremove</text:span><text:span text:style-name="T744">()</text:span><text:span text:style-name="T40"> :</text:span></text:p>
                  <text:list>
                    <text:list-item>
                      <text:list>
                        <text:list-item>
                          <text:p text:style-name="P190">Si <text:span text:style-name="T658">vous répondez par </text:span><text:span text:style-name="T382">« oui »</text:span><text:span text:style-name="T658">, la commande de suppression des paquets obsolètes de votre gestionnaire de paquets est appelée avant l’appel de la fonction de fin d’installation.</text:span></text:p>
                          <text:p text:style-name="P191"/>
                        </text:list-item>
                        <text:list-item>
                          <text:p text:style-name="P192"><text:soft-page-break/>Sinon, si <text:span text:style-name="T659">vous répondez par </text:span><text:span text:style-name="T382">« </text:span><text:span text:style-name="T383">no</text:span><text:span text:style-name="T384">n</text:span><text:span text:style-name="T382"> »</text:span><text:span text:style-name="T659">, la fonction de fin d’installation est appelée et l’installation se termine.</text:span></text:p>
                        </text:list-item>
                      </text:list>
                    </text:list-item>
                  </text:list>
                </text:list-item>
              </text:list>
            </text:list-item>
          </text:list>
        </text:list-item>
      </text:list>
      <text:p text:style-name="P87"/>
      <text:list xml:id="list154537352673460" text:continue-numbering="true" text:style-name="L10">
        <text:list-item>
          <text:list>
            <text:list-item>
              <text:list>
                <text:list-item>
                  <text:list>
                    <text:list-item>
                      <text:list>
                        <text:list-item>
                          <text:p text:style-name="P215">Sinon, le script vous demandera, par sécurité (histoire que vous soyez sûr de ce que vous faite<text:span text:style-name="T654">s</text:span>), de bien rentrer <text:span text:style-name="T57">« oui »</text:span> ou <text:span text:style-name="T57">« non »</text:span> <text:span text:style-name="T624">(vous pouvez également les écrire avec des majuscules, ou totalement en majuscules)</text:span>.</text:p>
                        </text:list-item>
                      </text:list>
                    </text:list-item>
                  </text:list>
                  <text:p text:style-name="P193"/>
                </text:list-item>
                <text:list-item>
                  <text:p text:style-name="P193"><text:span text:style-name="T660">Le gestionnaire de paquets </text:span>Zypper (OpenSUSE) <text:span text:style-name="T340">n’a pas de commande pour supprimer tous les paquets obsolètes d’un coup.</text:span></text:p>
                  <text:list>
                    <text:list-item>
                      <text:p text:style-name="P194">En revanche, ce gestionnaire de paquets propose de lister les paquets obsolètes avec la commande :</text:p>
                      <text:list>
                        <text:list-item>
                          <text:p text:style-name="P242">zypper packages --orphaned</text:p>
                        </text:list-item>
                      </text:list>
                    </text:list-item>
                  </text:list>
                </text:list-item>
              </text:list>
            </text:list-item>
          </text:list>
        </text:list-item>
      </text:list>
      <text:p text:style-name="P71"/>
      <text:list xml:id="list154536625844346" text:continue-numbering="true" text:style-name="L10">
        <text:list-item>
          <text:list>
            <text:list-item>
              <text:list>
                <text:list-item>
                  <text:list>
                    <text:list-item>
                      <text:p text:style-name="P194">Pour supprimer les paquets obsolètes, il faut les supprimer un par un en tapant la commande : </text:p>
                      <text:list>
                        <text:list-item>
                          <text:p text:style-name="P243">zypper rm <text:span text:style-name="T752">$nom_du_paquet</text:span> --clean-deps</text:p>
                        </text:list-item>
                      </text:list>
                    </text:list-item>
                  </text:list>
                </text:list-item>
              </text:list>
            </text:list-item>
          </text:list>
        </text:list-item>
      </text:list>
      <text:p text:style-name="P72"/>
      <text:list xml:id="list154536463441339" text:continue-numbering="true" text:style-name="L10">
        <text:list-item>
          <text:p text:style-name="P344">is_installation_done()</text:p>
          <text:list>
            <text:list-item>
              <text:list>
                <text:list-item>
                  <text:p text:style-name="P232">Cette fonction finale <text:span text:style-name="T41">est appelée pour indiquer que l’installation est terminée et que votre distribution est prête à être utilisée, tout simplement.</text:span></text:p>
                </text:list-item>
              </text:list>
            </text:list-item>
          </text:list>
        </text:list-item>
      </text:list>
      <text:p text:style-name="P37"/>
      <text:p text:style-name="P37"/>
      <text:p text:style-name="P126"><text:span text:style-name="T21">3.</text:span><text:span text:style-name="T29">3</text:span><text:span text:style-name="T27">) Ordre d’appel des </text:span><text:span text:style-name="T28">fonctions :</text:span></text:p>
      <text:p text:style-name="P46"><text:span text:style-name="T387">La partie installation du script commence véritablement à</text:span> partir de la ligne <text:span text:style-name="T110">801</text:span><text:span text:style-name="T387"> du fichier. Voici l’ordre d’appel de chaque fonction :</text:span></text:p>
      <text:p text:style-name="P46"/>
      <text:list xml:id="list4110868976" text:style-name="L13">
        <text:list-item>
          <text:p text:style-name="P353"><text:span text:style-name="T110">script_init</text:span><text:span text:style-name="T61">()</text:span></text:p>
          <text:list>
            <text:list-item>
              <text:p text:style-name="P312"><text:span text:style-name="T527">Cette fonction </text:span><text:span text:style-name="T513"><text:s/>vérifie que vous </text:span><text:span text:style-name="T514">exécutez</text:span><text:span text:style-name="T513"> </text:span><text:span text:style-name="T528">bien</text:span><text:span text:style-name="T513"> le </text:span><text:span text:style-name="T515">script </text:span><text:span text:style-name="T528">avec la commande </text:span><text:span text:style-name="T535">« </text:span><text:span text:style-name="T536">sudo</text:span><text:span text:style-name="T535"> »</text:span><text:span text:style-name="T528"> </text:span><text:span text:style-name="T529">ou </text:span><text:span text:style-name="T515">en tant qu</text:span><text:span text:style-name="T529">e super-</text:span><text:span text:style-name="T515">utilisateur </text:span><text:span text:style-name="T537">ET</text:span><text:span text:style-name="T515"> </text:span><text:span text:style-name="T526">avec les arguments obligatoires</text:span><text:span text:style-name="T515">.</text:span></text:p>
            </text:list-item>
          </text:list>
        </text:list-item>
      </text:list>
      <text:p text:style-name="P40"/>
      <text:list xml:id="list154536915051513" text:continue-numbering="true" text:style-name="L13">
        <text:list-item>
          <text:p text:style-name="P348">script_header<text:span text:style-name="T123">()</text:span></text:p>
          <text:list>
            <text:list-item>
              <text:p text:style-name="P233"><text:span text:style-name="T812">Cette fonction </text:span>affiche <text:span text:style-name="T813">le</text:span> header de bienvenue.</text:p>
            </text:list-item>
          </text:list>
        </text:list-item>
      </text:list>
      <text:p text:style-name="P38"/>
      <text:list xml:id="list154536482916990" text:continue-numbering="true" text:style-name="L13">
        <text:list-item>
          <text:p text:style-name="P349">get_dist_package_manager<text:span text:style-name="T123">()</text:span></text:p>
          <text:list>
            <text:list-item>
              <text:p text:style-name="P234"><text:span text:style-name="T811">Cette fonction</text:span> <text:span text:style-name="T811">sert à </text:span>obtenir le gestionnaire de paquet de votre distribution.</text:p>
            </text:list-item>
          </text:list>
        </text:list-item>
      </text:list>
      <text:p text:style-name="P39"/>
      <text:list xml:id="list154538217979616" text:continue-numbering="true" text:style-name="L13">
        <text:list-item>
          <text:p text:style-name="P354"><text:span text:style-name="T72">launch_script</text:span><text:span text:style-name="T61">()</text:span></text:p>
          <text:list>
            <text:list-item>
              <text:p text:style-name="P311"><text:span text:style-name="T525">Cette fonction v</text:span><text:span text:style-name="T513">érifie que vous </text:span><text:span text:style-name="T516">lancez bien</text:span><text:span text:style-name="T513"> le </text:span><text:span text:style-name="T515">script volontairement.</text:span></text:p>
            </text:list-item>
          </text:list>
        </text:list-item>
      </text:list>
      <text:p text:style-name="P40"/>
      <text:list xml:id="list154537940203044" text:continue-numbering="true" text:style-name="L13">
        <text:list-item>
          <text:p text:style-name="P355"><text:span text:style-name="T111">mktmpdir</text:span><text:span text:style-name="T61">()</text:span></text:p>
          <text:list>
            <text:list-item>
              <text:p text:style-name="P236">C<text:span text:style-name="T814">ette fonction c</text:span>rée le dossier temporaire <text:span text:style-name="T815">dans le dossier dont son chemin est passé en deuxième argument lors de l’exécution du script.</text:span></text:p>
            </text:list-item>
          </text:list>
        </text:list-item>
      </text:list>
      <text:p text:style-name="P40"/>
      <text:list xml:id="list154536223923963" text:continue-numbering="true" text:style-name="L13">
        <text:list-item>
          <text:p text:style-name="P356"><text:span text:style-name="T57">check_internet_connection</text:span><text:span text:style-name="T63">()</text:span></text:p>
          <text:list>
            <text:list-item>
              <text:p text:style-name="P311"><text:span text:style-name="T530">Cette fonction</text:span><text:span text:style-name="T517"> vérifie que vous êtes bien </text:span><text:span text:style-name="T518">connecté à Internet.</text:span></text:p>
            </text:list-item>
          </text:list>
        </text:list-item>
      </text:list>
      <text:p text:style-name="P41"/>
      <text:list xml:id="list154537714148759" text:continue-numbering="true" text:style-name="L13">
        <text:list-item>
          <text:p text:style-name="P357"><text:span text:style-name="T57">dist_upgrade</text:span><text:span text:style-name="T62">()</text:span></text:p>
          <text:list>
            <text:list-item>
              <text:p text:style-name="P311"><text:span text:style-name="T531">Cette fonction</text:span><text:span text:style-name="T519"> met à jour l</text:span><text:span text:style-name="T520">es paquets existants.</text:span></text:p>
            </text:list-item>
          </text:list>
        </text:list-item>
      </text:list>
      <text:p text:style-name="P237"/>
      <text:list xml:id="list154537161641291" text:continue-numbering="true" text:style-name="L13">
        <text:list-item>
          <text:p text:style-name="P359"><text:soft-page-break/><text:span text:style-name="T57">script_</text:span><text:span text:style-name="T58">header</text:span><text:span text:style-name="T62">()</text:span></text:p>
          <text:list>
            <text:list-item>
              <text:p text:style-name="P238"><text:span text:style-name="T816">Cette fonction affiche le header de la partie de téléchargement des commandes d’installation</text:span></text:p>
            </text:list-item>
          </text:list>
        </text:list-item>
      </text:list>
      <text:p text:style-name="P237"/>
      <text:list xml:id="list154537727099779" text:continue-numbering="true" text:style-name="L13">
        <text:list-item>
          <text:p text:style-name="P360"><text:span text:style-name="T112">pack_install</text:span><text:span text:style-name="T62">()</text:span></text:p>
          <text:list>
            <text:list-item>
              <text:p text:style-name="P239"><text:span text:style-name="T816">Cette fonction, appelée 4 fois, sert ici à télécharger les commandes d’installation </text:span><text:span text:style-name="T113">« </text:span><text:span text:style-name="T114">curl »</text:span><text:span text:style-name="T456">, </text:span><text:span text:style-name="T113">« </text:span><text:span text:style-name="T115">python-pip</text:span><text:span text:style-name="T114"> »</text:span><text:span text:style-name="T456">, </text:span><text:span text:style-name="T113">« </text:span><text:span text:style-name="T116">snapd</text:span><text:span text:style-name="T114"> »</text:span><text:span text:style-name="T456"> </text:span><text:span text:style-name="T457">et</text:span><text:span text:style-name="T456"> </text:span><text:span text:style-name="T113">« </text:span><text:span text:style-name="T116">wget</text:span><text:span text:style-name="T114"> »</text:span><text:span text:style-name="T456">.</text:span></text:p>
            </text:list-item>
          </text:list>
        </text:list-item>
      </text:list>
      <text:p text:style-name="P241"/>
      <text:list xml:id="list154536262184108" text:continue-numbering="true" text:style-name="L13">
        <text:list-item>
          <text:p text:style-name="P361"><text:span text:style-name="T117">set_sudo</text:span><text:span text:style-name="T62">()</text:span></text:p>
          <text:list>
            <text:list-item>
              <text:p text:style-name="P240"><text:span text:style-name="T816">Cette fonction télécharge la commande </text:span><text:span text:style-name="T113">« </text:span><text:span text:style-name="T118">sudo »</text:span><text:span text:style-name="T458"> </text:span><text:span text:style-name="T459">si elle n’est pas installée </text:span><text:span text:style-name="T458">et </text:span><text:span text:style-name="T459">configure le fichier des sudoers si l’utilisateur </text:span><text:span text:style-name="T460">le souhaite.</text:span></text:p>
            </text:list-item>
          </text:list>
        </text:list-item>
      </text:list>
      <text:p text:style-name="P241"/>
      <text:list xml:id="list154537519454413" text:continue-numbering="true" text:style-name="L13">
        <text:list-item>
          <text:p text:style-name="P358"><text:span text:style-name="T57">script_</text:span><text:span text:style-name="T58">header</text:span><text:span text:style-name="T62">()</text:span></text:p>
          <text:list>
            <text:list-item>
              <text:p text:style-name="P311"><text:span text:style-name="T532">Cette fonction</text:span><text:span text:style-name="T521"> </text:span><text:span text:style-name="T522">affiche un header de début d’installation des paquets souhaités</text:span></text:p>
            </text:list-item>
          </text:list>
        </text:list-item>
      </text:list>
      <text:p text:style-name="P132"/>
      <text:p text:style-name="P47"/>
      <text:p text:style-name="P122">C’EST ENTRE CES DEUX LIGNES QUE <text:span text:style-name="T675">SE TROUVE LA PARTIE D’INSTALLATION DES PAQUETS</text:span></text:p>
      <text:p text:style-name="P42"/>
      <text:list xml:id="list154536911597595" text:continue-numbering="true" text:style-name="L13">
        <text:list-item>
          <text:p text:style-name="P339"><text:span text:style-name="T726">pack_ins</text:span><text:span text:style-name="T727">t</text:span><text:span text:style-name="T728">all</text:span><text:span text:style-name="T729">()</text:span><text:span text:style-name="T730"> </text:span><text:span text:style-name="T66">$nom_du_paquet</text:span><text:span text:style-name="T213"> </text:span><text:span text:style-name="T214">ou </text:span><text:span text:style-name="T731">snap_install() </text:span><text:span text:style-name="T108">$nom_du_snap --</text:span><text:span text:style-name="T109">option</text:span></text:p>
          <text:list>
            <text:list-item>
              <text:p text:style-name="P311"><text:span text:style-name="T533">Ces fonctions</text:span><text:span text:style-name="T523"> </text:span><text:span text:style-name="T524">installe</text:span><text:span text:style-name="T533">nt</text:span><text:span text:style-name="T524"> un paquet depuis les dépôts officiels de votre distribution ou le paquet Snap choisi, le tout en argument </text:span><text:span text:style-name="T534">(</text:span><text:span text:style-name="T801">$nom_du_paquet</text:span><text:span text:style-name="T548"> </text:span><text:span text:style-name="T549">ou </text:span><text:span text:style-name="T802">$</text:span><text:span text:style-name="T803">nom_du_snap</text:span><text:span text:style-name="T534">)</text:span><text:span text:style-name="T524">. Ce qui suit les deux tirets est une option.</text:span></text:p>
            </text:list-item>
          </text:list>
        </text:list-item>
      </text:list>
      <text:p text:style-name="P43"><text:tab/></text:p>
      <text:p text:style-name="P43"><text:tab/>…</text:p>
      <text:p text:style-name="P43"><text:tab/>…<text:tab/><text:span text:style-name="T121">(jusqu’au dernier paquet que vous souhaitez installer)</text:span></text:p>
      <text:p text:style-name="P43"><text:tab/>…</text:p>
      <text:p text:style-name="P133"/>
      <text:p text:style-name="P108"/>
      <text:list xml:id="list154538089519216" text:continue-numbering="true" text:style-name="L13">
        <text:list-item>
          <text:p text:style-name="P362"><text:span text:style-name="T59">a</text:span><text:span text:style-name="T57">utoremove</text:span><text:span text:style-name="T65">()</text:span></text:p>
          <text:list>
            <text:list-item>
              <text:p text:style-name="P311"><text:span text:style-name="T579">Pour supprimer les paquets obsolètes une fois la mise à jour du système ET l’installation </text:span><text:span text:style-name="T580">terminées.</text:span></text:p>
            </text:list-item>
          </text:list>
        </text:list-item>
      </text:list>
      <text:p text:style-name="P107"/>
      <text:list xml:id="list154537563473022" text:continue-numbering="true" text:style-name="L13">
        <text:list-item>
          <text:p text:style-name="P362"><text:span text:style-name="T57">i</text:span><text:span text:style-name="T64">s_installation_done</text:span><text:span text:style-name="T65">()</text:span></text:p>
          <text:list>
            <text:list-item>
              <text:p text:style-name="P228">Fonction de fin de script.</text:p>
            </text:list-item>
          </text:list>
        </text:list-item>
      </text:list>
      <text:p text:style-name="P37"/>
      <text:p text:style-name="P48">La partie que où vous pouvez <text:span text:style-name="T124">ajouter vos paquets se situe entre la partie du </text:span><text:span text:style-name="T90">« </text:span><text:span text:style-name="T18">script_header »</text:span><text:span text:style-name="T124"> d’installation des nouveaux paquets et celui de la suppression des paquets obsolètes.</text:span></text:p>
      <text:p text:style-name="P49"/>
      <text:p text:style-name="P49"/>
      <text:p text:style-name="P49"/>
      <text:p text:style-name="P49"/>
      <text:p text:style-name="P49"/>
      <text:p text:style-name="P50">4) Tutoriaux :</text:p>
      <text:p text:style-name="P50"/>
      <text:list xml:id="list154537735995491" text:continue-list="list154536463441339" text:style-name="L10">
        <text:list-item>
          <text:list>
            <text:list-item>
              <text:list>
                <text:list-item>
                  <text:list>
                    <text:list-item>
                      <text:list>
                        <text:list-item>
                          <text:list>
                            <text:list-item>
                              <text:p text:style-name="P310"><text:span text:style-name="T607">Pour ajouter votre gestionnaire de paquets, </text:span><text:span text:style-name="T608">copiez-collez n’importe quelle ligne commençant par la commande </text:span><text:span text:style-name="T539">« </text:span><text:span text:style-name="T540">command -v »</text:span><text:span text:style-name="T552">, </text:span><text:span text:style-name="T555">puis :</text:span></text:p>
                              <text:list>
                                <text:list-item>
                                  <text:p text:style-name="P310"><text:span text:style-name="T555">Écrivez</text:span><text:span text:style-name="T553"> le nom du fichier exé</text:span><text:span text:style-name="T554">cutable de votre gestionnaire de paquets entre l’option </text:span><text:span text:style-name="T541">« -v »</text:span><text:span text:style-name="T554"> et la redirection </text:span><text:span text:style-name="T541">« &amp;&gt; »</text:span><text:span text:style-name="T554">.</text:span></text:p>
                                </text:list-item>
                                <text:list-item>
                                  <text:p text:style-name="P322"><text:soft-page-break/><text:span text:style-name="T554">É</text:span><text:span text:style-name="T550">crivez ce vous souhaitez entre les double crochets, en tant que valeur de la variable </text:span><text:span text:style-name="T542">« </text:span><text:span text:style-name="T543">$OS_FAMILY »</text:span><text:span text:style-name="T556">.</text:span></text:p>
                                </text:list-item>
                              </text:list>
                            </text:list-item>
                          </text:list>
                        </text:list-item>
                      </text:list>
                    </text:list-item>
                  </text:list>
                </text:list-item>
              </text:list>
            </text:list-item>
          </text:list>
        </text:list-item>
      </text:list>
      <text:p text:style-name="P111"/>
      <text:list xml:id="list154537583316936" text:continue-numbering="true" text:style-name="L10">
        <text:list-item>
          <text:list>
            <text:list-item>
              <text:list>
                <text:list-item>
                  <text:list>
                    <text:list-item>
                      <text:list>
                        <text:list-item>
                          <text:list>
                            <text:list-item>
                              <text:p text:style-name="P212"/>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7T15:45:35.033048005</dc:date>
    <meta:editing-duration>P2DT2H3M48S</meta:editing-duration>
    <meta:editing-cycles>3535</meta:editing-cycles>
    <meta:document-statistic meta:table-count="0" meta:image-count="0" meta:object-count="0" meta:page-count="15" meta:paragraph-count="307" meta:word-count="5245" meta:character-count="31460" meta:non-whitespace-character-count="26755"/>
  </office:meta>
</office:document-meta>
</file>